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svg:stroke-width="0.01cm" svg:stroke-color="#000000" draw:stroke-linejoin="round" svg:stroke-linecap="round" draw:fill="solid" draw:fill-color="#000000" fo:padding-top="0.005cm" fo:padding-bottom="0.005cm" fo:padding-left="0.005cm" fo:padding-right="0.005cm"/>
    </style:style>
    <style:style style:name="gr2" style:family="graphic" style:parent-style-name="standard">
      <style:graphic-properties draw:stroke="solid" svg:stroke-width="0.025cm" svg:stroke-color="#ffffff" draw:stroke-linejoin="round" svg:stroke-linecap="round" draw:fill="none" fo:padding-top="0.012cm" fo:padding-bottom="0.012cm" fo:padding-left="0.012cm" fo:padding-right="0.012cm"/>
    </style:style>
    <style:style style:name="gr3" style:family="graphic" style:parent-style-name="standard">
      <style:graphic-properties draw:stroke="solid" svg:stroke-width="0cm" svg:stroke-color="#ffffff" draw:stroke-linejoin="round" svg:stroke-linecap="round" draw:fill="solid" draw:fill-color="#ffffff"/>
    </style:style>
    <style:style style:name="gr4" style:family="graphic" style:parent-style-name="standard">
      <style:graphic-properties draw:stroke="solid" svg:stroke-width="0.172cm" svg:stroke-color="#ffffff" draw:stroke-linejoin="round" svg:stroke-linecap="round" draw:fill="none" fo:padding-top="0.086cm" fo:padding-bottom="0.086cm" fo:padding-left="0.086cm" fo:padding-right="0.086cm"/>
    </style:style>
    <style:style style:name="gr5" style:family="graphic" style:parent-style-name="standard">
      <style:graphic-properties draw:stroke="solid" svg:stroke-width="0.203cm" svg:stroke-color="#ffffff" draw:stroke-linejoin="round" svg:stroke-linecap="round" draw:fill="none" fo:padding-top="0.101cm" fo:padding-bottom="0.101cm" fo:padding-left="0.101cm" fo:padding-right="0.101cm"/>
    </style:style>
    <style:style style:name="gr6" style:family="graphic" style:parent-style-name="standard">
      <style:graphic-properties draw:stroke="solid" svg:stroke-width="0.11cm" svg:stroke-color="#ffffff" draw:stroke-linejoin="round" svg:stroke-linecap="round" draw:fill="none" fo:padding-top="0.055cm" fo:padding-bottom="0.055cm" fo:padding-left="0.055cm" fo:padding-right="0.055cm"/>
    </style:style>
    <style:style style:name="gr7" style:family="graphic" style:parent-style-name="standard">
      <style:graphic-properties draw:stroke="solid" svg:stroke-width="0.029cm" svg:stroke-color="#ffffff" draw:stroke-linejoin="round" svg:stroke-linecap="round" draw:fill="none" fo:padding-top="0.014cm" fo:padding-bottom="0.014cm" fo:padding-left="0.014cm" fo:padding-right="0.014cm"/>
    </style:style>
    <style:style style:name="gr8" style:family="graphic" style:parent-style-name="standard">
      <style:graphic-properties draw:stroke="solid" svg:stroke-width="0.025cm" svg:stroke-color="#ffffff" draw:stroke-linejoin="round" svg:stroke-linecap="round" draw:fill="solid" draw:fill-color="#ffffff" fo:padding-top="0.012cm" fo:padding-bottom="0.012cm" fo:padding-left="0.012cm" fo:padding-right="0.012cm"/>
    </style:style>
    <style:style style:name="gr9" style:family="graphic" style:parent-style-name="standard">
      <style:graphic-properties svg:stroke-color="#ffffff" draw:fill-color="#ffffff" draw:textarea-horizontal-align="justify" draw:textarea-vertical-align="middle" draw:auto-grow-height="false" fo:min-height="7.4cm" fo:min-width="2.1cm"/>
    </style:style>
    <style:style style:name="gr10" style:family="graphic" style:parent-style-name="standard">
      <style:graphic-properties svg:stroke-color="#ffffff" draw:fill-color="#ffffff" draw:textarea-horizontal-align="justify" draw:textarea-vertical-align="middle" draw:auto-grow-height="false" fo:min-height="1.1cm" fo:min-width="7.845cm"/>
    </style:style>
    <style:style style:name="gr11" style:family="graphic" style:parent-style-name="standard">
      <style:graphic-properties svg:stroke-color="#ffffff" draw:fill-color="#ffffff" draw:textarea-horizontal-align="justify" draw:textarea-vertical-align="middle" draw:auto-grow-height="false" fo:min-height="1.4cm" fo:min-width="8.4cm"/>
    </style:style>
    <style:style style:name="gr12" style:family="graphic" style:parent-style-name="standard">
      <style:graphic-properties svg:stroke-color="#ffffff" draw:fill-color="#ffffff" draw:textarea-horizontal-align="justify" draw:textarea-vertical-align="middle" draw:auto-grow-height="false" fo:min-height="0.142cm" fo:min-width="0.142cm"/>
    </style:style>
    <style:style style:name="gr13" style:family="graphic" style:parent-style-name="standard">
      <style:graphic-properties draw:stroke="solid" svg:stroke-width="0cm" svg:stroke-color="#000000" draw:stroke-linejoin="round" svg:stroke-linecap="round" draw:fill="solid" draw:fill-color="#000000"/>
    </style:style>
    <style:style style:name="gr14" style:family="graphic" style:parent-style-name="standard">
      <style:graphic-properties draw:stroke="solid" svg:stroke-width="0.212cm" svg:stroke-color="#000000" draw:stroke-linejoin="round" svg:stroke-linecap="round" draw:fill="none" fo:padding-top="0.106cm" fo:padding-bottom="0.106cm" fo:padding-left="0.106cm" fo:padding-right="0.106cm"/>
    </style:style>
    <style:style style:name="gr15" style:family="graphic" style:parent-style-name="standard">
      <style:graphic-properties draw:stroke="solid" svg:stroke-width="0.243cm" svg:stroke-color="#000000" draw:stroke-linejoin="round" svg:stroke-linecap="round" draw:fill="none" fo:padding-top="0.121cm" fo:padding-bottom="0.121cm" fo:padding-left="0.121cm" fo:padding-right="0.121cm"/>
    </style:style>
    <style:style style:name="gr16" style:family="graphic" style:parent-style-name="standard">
      <style:graphic-properties draw:stroke="solid" svg:stroke-width="0.149cm" svg:stroke-color="#000000" draw:stroke-linejoin="round" svg:stroke-linecap="round" draw:fill="none" fo:padding-top="0.074cm" fo:padding-bottom="0.074cm" fo:padding-left="0.074cm" fo:padding-right="0.074cm"/>
    </style:style>
    <style:style style:name="gr17" style:family="graphic" style:parent-style-name="standard">
      <style:graphic-properties draw:stroke="none" draw:fill="solid" draw:fill-color="#000000"/>
    </style:style>
    <style:style style:name="gr18" style:family="graphic" style:parent-style-name="standard">
      <style:graphic-properties draw:stroke="solid" svg:stroke-width="0cm" svg:stroke-color="#000000" draw:stroke-linejoin="round" svg:stroke-linecap="round" draw:fill="none"/>
    </style:style>
    <style:style style:name="P1" style:family="paragraph">
      <loext:graphic-properties draw:fill="solid" draw:fill-color="#000000"/>
    </style:style>
    <style:style style:name="P2" style:family="paragraph">
      <loext:graphic-properties draw:fill="none"/>
    </style:style>
    <style:style style:name="P3" style:family="paragraph">
      <loext:graphic-properties draw:fill="solid" draw:fill-color="#ffffff"/>
    </style:style>
    <style:style style:name="P4" style:family="paragraph">
      <loext:graphic-properties draw:fill-color="#ffffff"/>
      <style:paragraph-properties fo:text-align="center"/>
    </style:style>
  </office:automatic-styles>
  <office:body>
    <office:drawing>
      <draw:page draw:name="page1" draw:style-name="dp1" draw:master-page-name="master-page3">
        <draw:polygon draw:style-name="gr1" draw:text-style-name="P1" draw:layer="layout" svg:width="10.773cm" svg:height="7.121cm" svg:x="9.091cm" svg:y="2.033cm" svg:viewBox="0 0 10774 7122" draw:points="10774,0 0,0 0,7122 10774,7122">
          <text:p/>
        </draw:polygon>
        <draw:polyline draw:style-name="gr2" draw:text-style-name="P2" draw:layer="layout" svg:width="0.038cm" svg:height="0.1cm" svg:x="12.316cm" svg:y="3.212cm" svg:viewBox="0 0 39 101" draw:points="0,0 0,73 4,87 14,96 29,101 39,101">
          <text:p/>
        </draw:polyline>
        <draw:polyline draw:style-name="gr2" draw:text-style-name="P2" draw:layer="layout" svg:width="0.062cm" svg:height="0.1cm" svg:x="12.211cm" svg:y="3.212cm" svg:viewBox="0 0 63 101" draw:points="5,5 14,0 30,0 44,5 53,16 58,25 63,44 63,58 58,77 53,87 44,96 30,101 19,101 5,96 0,92 0,58 19,58">
          <text:p/>
        </draw:polyline>
        <draw:line draw:style-name="gr2" draw:text-style-name="P2" draw:layer="layout" svg:x1="12.035cm" svg:y1="3.313cm" svg:x2="12.069cm" svg:y2="3.265cm">
          <text:p/>
        </draw:line>
        <draw:polyline draw:style-name="gr2" draw:text-style-name="P2" draw:layer="layout" svg:width="0.057cm" svg:height="0.1cm" svg:x="12.035cm" svg:y="3.212cm" svg:viewBox="0 0 58 101" draw:points="58,101 58,0 19,0 9,5 5,11 0,20 0,35 5,44 9,49 19,54 58,54">
          <text:p/>
        </draw:polyline>
        <draw:polyline draw:style-name="gr2" draw:text-style-name="P2" draw:layer="layout" svg:width="0.048cm" svg:height="0.066cm" svg:x="11.949cm" svg:y="3.246cm" svg:viewBox="0 0 49 67" draw:points="5,62 15,67 34,67 44,62 49,53 49,14 44,4 34,0 15,0 5,4 0,14 0,24 49,34">
          <text:p/>
        </draw:polyline>
        <draw:polyline draw:style-name="gr2" draw:text-style-name="P2" draw:layer="layout" svg:width="0.048cm" svg:height="0.066cm" svg:x="11.868cm" svg:y="3.246cm" svg:viewBox="0 0 49 67" draw:points="49,0 24,67 0,0">
          <text:p/>
        </draw:polyline>
        <draw:polyline draw:style-name="gr2" draw:text-style-name="P2" draw:layer="layout" svg:width="0.01cm" svg:height="0.009cm" svg:x="11.825cm" svg:y="3.303cm" svg:viewBox="0 0 11 10" draw:points="5,0 0,4 5,10 11,4 5,0 5,10">
          <text:p/>
        </draw:polyline>
        <draw:line draw:style-name="gr2" draw:text-style-name="P2" draw:layer="layout" svg:x1="11.73cm" svg:y1="3.312cm" svg:x2="11.787cm" svg:y2="3.312cm">
          <text:p/>
        </draw:line>
        <draw:polyline draw:style-name="gr2" draw:text-style-name="P2" draw:layer="layout" svg:width="0.028cm" svg:height="0.1cm" svg:x="11.759cm" svg:y="3.212cm" svg:viewBox="0 0 29 101" draw:points="0,101 0,0 9,16 20,25 29,30">
          <text:p/>
        </draw:polyline>
        <draw:polyline draw:style-name="gr2" draw:text-style-name="P2" draw:layer="layout" svg:width="0.062cm" svg:height="0.1cm" svg:x="12.392cm" svg:y="3.377cm" svg:viewBox="0 0 63 101" draw:points="58,10 53,5 44,0 19,0 9,5 5,10 0,19 0,29 5,44 63,101 0,101">
          <text:p/>
        </draw:polyline>
        <draw:polygon draw:style-name="gr2" draw:text-style-name="P2" draw:layer="layout" svg:width="0.057cm" svg:height="0.1cm" svg:x="12.297cm" svg:y="3.377cm" svg:viewBox="0 0 58 101" draw:points="33,0 23,0 14,5 9,10 4,19 0,38 0,63 4,82 9,92 14,96 23,101 33,101 43,96 48,92 53,82 58,63 58,38 53,19 48,10 43,5">
          <text:p/>
        </draw:polygon>
        <draw:line draw:style-name="gr2" draw:text-style-name="P2" draw:layer="layout" svg:x1="12.201cm" svg:y1="3.477cm" svg:x2="12.259cm" svg:y2="3.477cm">
          <text:p/>
        </draw:line>
        <draw:polyline draw:style-name="gr2" draw:text-style-name="P2" draw:layer="layout" svg:width="0.029cm" svg:height="0.1cm" svg:x="12.23cm" svg:y="3.377cm" svg:viewBox="0 0 30 101" draw:points="0,101 0,0 10,15 19,24 30,29">
          <text:p/>
        </draw:polyline>
        <draw:polyline draw:style-name="gr2" draw:text-style-name="P2" draw:layer="layout" svg:width="0.057cm" svg:height="0.1cm" svg:x="12.106cm" svg:y="3.377cm" svg:viewBox="0 0 58 101" draw:points="11,0 30,0 39,5 44,10 54,24 58,44 58,82 54,92 49,96 39,101 20,101 11,96 5,92 0,82 0,58 5,49 11,44 20,38 39,38 49,44 54,49 58,58">
          <text:p/>
        </draw:polyline>
        <draw:polyline draw:style-name="gr2" draw:text-style-name="P2" draw:layer="layout" svg:width="0.009cm" svg:height="0.009cm" svg:x="12.059cm" svg:y="3.468cm" svg:viewBox="0 0 10 10" draw:points="4,0 0,5 4,10 10,5 4,0 4,10">
          <text:p/>
        </draw:polyline>
        <draw:polygon draw:style-name="gr2" draw:text-style-name="P2" draw:layer="layout" svg:width="0.057cm" svg:height="0.1cm" svg:x="11.963cm" svg:y="3.377cm" svg:viewBox="0 0 58 101" draw:points="34,0 24,0 15,5 10,10 5,19 0,38 0,63 5,82 10,92 15,96 24,101 34,101 44,96 49,92 54,82 58,63 58,38 54,19 49,10 44,5">
          <text:p/>
        </draw:polygon>
        <draw:polyline draw:style-name="gr2" draw:text-style-name="P2" draw:layer="layout" svg:width="0.067cm" svg:height="0.1cm" svg:x="11.863cm" svg:y="3.377cm" svg:viewBox="0 0 68 101" draw:points="68,0 0,0 43,101">
          <text:p/>
        </draw:polyline>
        <draw:polyline draw:style-name="gr2" draw:text-style-name="P2" draw:layer="layout" svg:width="0.01cm" svg:height="0.009cm" svg:x="11.82cm" svg:y="3.468cm" svg:viewBox="0 0 11 10" draw:points="6,0 0,5 6,10 11,5 6,0 6,10">
          <text:p/>
        </draw:polyline>
        <draw:polygon draw:style-name="gr2" draw:text-style-name="P2" draw:layer="layout" svg:width="0.057cm" svg:height="0.1cm" svg:x="11.725cm" svg:y="3.377cm" svg:viewBox="0 0 58 101" draw:points="34,0 24,0 15,5 10,10 5,19 0,38 0,63 5,82 10,92 15,96 24,101 34,101 43,96 49,92 54,82 58,63 58,38 54,19 49,10 43,5">
          <text:p/>
        </draw:polygon>
        <draw:line draw:style-name="gr2" draw:text-style-name="P2" draw:layer="layout" svg:x1="11.64cm" svg:y1="3.411cm" svg:x2="11.64cm" svg:y2="3.477cm">
          <text:p/>
        </draw:line>
        <draw:polyline draw:style-name="gr2" draw:text-style-name="P2" draw:layer="layout" svg:width="0.062cm" svg:height="0.073cm" svg:x="11.625cm" svg:y="3.372cm" svg:viewBox="0 0 63 74" draw:points="38,0 63,74 0,74">
          <text:p/>
        </draw:polyline>
        <draw:polygon draw:style-name="gr3" draw:text-style-name="P3" draw:layer="layout" svg:width="0.173cm" svg:height="0.203cm" svg:x="14.393cm" svg:y="7.463cm" svg:viewBox="0 0 174 204" draw:points="0,204 174,204 174,0 0,0">
          <text:p/>
        </draw:polygon>
        <draw:line draw:style-name="gr4" draw:text-style-name="P2" draw:layer="layout" svg:x1="14.226cm" svg:y1="7.58cm" svg:x2="14.226cm" svg:y2="7.549cm">
          <text:p/>
        </draw:line>
        <draw:line draw:style-name="gr4" draw:text-style-name="P2" draw:layer="layout" svg:x1="13.972cm" svg:y1="7.58cm" svg:x2="13.972cm" svg:y2="7.549cm">
          <text:p/>
        </draw:line>
        <draw:line draw:style-name="gr4" draw:text-style-name="P2" draw:layer="layout" svg:x1="13.718cm" svg:y1="7.58cm" svg:x2="13.718cm" svg:y2="7.549cm">
          <text:p/>
        </draw:line>
        <draw:line draw:style-name="gr4" draw:text-style-name="P2" draw:layer="layout" svg:x1="13.464cm" svg:y1="7.58cm" svg:x2="13.464cm" svg:y2="7.549cm">
          <text:p/>
        </draw:line>
        <draw:line draw:style-name="gr4" draw:text-style-name="P2" draw:layer="layout" svg:x1="13.21cm" svg:y1="7.58cm" svg:x2="13.21cm" svg:y2="7.549cm">
          <text:p/>
        </draw:line>
        <draw:line draw:style-name="gr4" draw:text-style-name="P2" draw:layer="layout" svg:x1="12.956cm" svg:y1="7.58cm" svg:x2="12.956cm" svg:y2="7.549cm">
          <text:p/>
        </draw:line>
        <draw:polygon draw:style-name="gr3" draw:text-style-name="P3" draw:layer="layout" svg:width="0.173cm" svg:height="0.203cm" svg:x="11.305cm" svg:y="7.467cm" svg:viewBox="0 0 174 204" draw:points="174,0 0,0 0,204 174,204">
          <text:p/>
        </draw:polygon>
        <draw:line draw:style-name="gr4" draw:text-style-name="P2" draw:layer="layout" svg:x1="11.645cm" svg:y1="7.553cm" svg:x2="11.645cm" svg:y2="7.584cm">
          <text:p/>
        </draw:line>
        <draw:line draw:style-name="gr4" draw:text-style-name="P2" draw:layer="layout" svg:x1="11.899cm" svg:y1="7.553cm" svg:x2="11.899cm" svg:y2="7.584cm">
          <text:p/>
        </draw:line>
        <draw:polygon draw:style-name="gr3" draw:text-style-name="P3" draw:layer="layout" svg:width="0.203cm" svg:height="0.172cm" svg:x="18.173cm" svg:y="3.279cm" svg:viewBox="0 0 204 173" draw:points="204,173 204,0 0,0 0,173">
          <text:p/>
        </draw:polygon>
        <draw:line draw:style-name="gr4" draw:text-style-name="P2" draw:layer="layout" svg:x1="18.29cm" svg:y1="3.619cm" svg:x2="18.26cm" svg:y2="3.619cm">
          <text:p/>
        </draw:line>
        <draw:line draw:style-name="gr4" draw:text-style-name="P2" draw:layer="layout" svg:x1="18.29cm" svg:y1="3.873cm" svg:x2="18.26cm" svg:y2="3.873cm">
          <text:p/>
        </draw:line>
        <draw:line draw:style-name="gr4" draw:text-style-name="P2" draw:layer="layout" svg:x1="18.29cm" svg:y1="4.127cm" svg:x2="18.26cm" svg:y2="4.127cm">
          <text:p/>
        </draw:line>
        <draw:line draw:style-name="gr4" draw:text-style-name="P2" draw:layer="layout" svg:x1="18.29cm" svg:y1="4.381cm" svg:x2="18.26cm" svg:y2="4.381cm">
          <text:p/>
        </draw:line>
        <draw:line draw:style-name="gr4" draw:text-style-name="P2" draw:layer="layout" svg:x1="18.29cm" svg:y1="4.635cm" svg:x2="18.26cm" svg:y2="4.635cm">
          <text:p/>
        </draw:line>
        <draw:line draw:style-name="gr4" draw:text-style-name="P2" draw:layer="layout" svg:x1="18.29cm" svg:y1="4.889cm" svg:x2="18.26cm" svg:y2="4.889cm">
          <text:p/>
        </draw:line>
        <draw:line draw:style-name="gr4" draw:text-style-name="P2" draw:layer="layout" svg:x1="18.29cm" svg:y1="5.143cm" svg:x2="18.26cm" svg:y2="5.143cm">
          <text:p/>
        </draw:line>
        <draw:line draw:style-name="gr4" draw:text-style-name="P2" draw:layer="layout" svg:x1="18.29cm" svg:y1="5.397cm" svg:x2="18.26cm" svg:y2="5.397cm">
          <text:p/>
        </draw:line>
        <draw:line draw:style-name="gr4" draw:text-style-name="P2" draw:layer="layout" svg:x1="18.29cm" svg:y1="5.651cm" svg:x2="18.26cm" svg:y2="5.651cm">
          <text:p/>
        </draw:line>
        <draw:line draw:style-name="gr4" draw:text-style-name="P2" draw:layer="layout" svg:x1="18.29cm" svg:y1="5.905cm" svg:x2="18.26cm" svg:y2="5.905cm">
          <text:p/>
        </draw:line>
        <draw:line draw:style-name="gr4" draw:text-style-name="P2" draw:layer="layout" svg:x1="18.29cm" svg:y1="6.159cm" svg:x2="18.26cm" svg:y2="6.159cm">
          <text:p/>
        </draw:line>
        <draw:line draw:style-name="gr4" draw:text-style-name="P2" draw:layer="layout" svg:x1="18.29cm" svg:y1="6.413cm" svg:x2="18.26cm" svg:y2="6.413cm">
          <text:p/>
        </draw:line>
        <draw:line draw:style-name="gr4" draw:text-style-name="P2" draw:layer="layout" svg:x1="18.29cm" svg:y1="6.667cm" svg:x2="18.26cm" svg:y2="6.667cm">
          <text:p/>
        </draw:line>
        <draw:polygon draw:style-name="gr3" draw:text-style-name="P3" draw:layer="layout" svg:width="0.203cm" svg:height="0.203cm" svg:x="16.929cm" svg:y="7.467cm" svg:viewBox="0 0 204 204" draw:points="204,0 0,0 0,204 204,204">
          <text:p/>
        </draw:polygon>
        <draw:polyline draw:style-name="gr5" draw:text-style-name="P2" draw:layer="layout" svg:width="0cm" svg:height="0cm" svg:x="17.284cm" svg:y="7.569cm" svg:viewBox="0 0 0 0" draw:points="0,0">
          <text:p/>
        </draw:polyline>
        <draw:polygon draw:style-name="gr3" draw:text-style-name="P3" draw:layer="layout" svg:width="0.051cm" svg:height="0.231cm" svg:x="16.364cm" svg:y="7.179cm" svg:viewBox="0 0 52 232" draw:points="0,232 52,232 52,0 0,0">
          <text:p/>
        </draw:polygon>
        <draw:polygon draw:style-name="gr3" draw:text-style-name="P3" draw:layer="layout" svg:width="0.051cm" svg:height="0.231cm" svg:x="16.284cm" svg:y="7.179cm" svg:viewBox="0 0 52 232" draw:points="0,232 52,232 52,0 0,0">
          <text:p/>
        </draw:polygon>
        <draw:polygon draw:style-name="gr3" draw:text-style-name="P3" draw:layer="layout" svg:width="0.051cm" svg:height="0.231cm" svg:x="16.204cm" svg:y="7.179cm" svg:viewBox="0 0 52 232" draw:points="0,232 52,232 52,0 0,0">
          <text:p/>
        </draw:polygon>
        <draw:polygon draw:style-name="gr3" draw:text-style-name="P3" draw:layer="layout" svg:width="0.05cm" svg:height="0.231cm" svg:x="16.124cm" svg:y="7.179cm" svg:viewBox="0 0 51 232" draw:points="0,232 51,232 51,0 0,0">
          <text:p/>
        </draw:polygon>
        <draw:polygon draw:style-name="gr3" draw:text-style-name="P3" draw:layer="layout" svg:width="0.05cm" svg:height="0.231cm" svg:x="16.044cm" svg:y="7.179cm" svg:viewBox="0 0 51 232" draw:points="0,232 51,232 51,0 0,0">
          <text:p/>
        </draw:polygon>
        <draw:polygon draw:style-name="gr3" draw:text-style-name="P3" draw:layer="layout" svg:width="0.199cm" svg:height="0.25cm" svg:x="16.575cm" svg:y="7.179cm" svg:viewBox="0 0 200 251" draw:points="0,251 200,251 200,0 0,0">
          <text:p/>
        </draw:polygon>
        <draw:polygon draw:style-name="gr3" draw:text-style-name="P3" draw:layer="layout" svg:width="0.199cm" svg:height="0.25cm" svg:x="16.575cm" svg:y="7.729cm" svg:viewBox="0 0 200 251" draw:points="0,251 200,251 200,0 0,0">
          <text:p/>
        </draw:polygon>
        <draw:polygon draw:style-name="gr3" draw:text-style-name="P3" draw:layer="layout" svg:width="0.199cm" svg:height="0.25cm" svg:x="15.685cm" svg:y="7.179cm" svg:viewBox="0 0 200 251" draw:points="0,251 200,251 200,0 0,0">
          <text:p/>
        </draw:polygon>
        <draw:polygon draw:style-name="gr3" draw:text-style-name="P3" draw:layer="layout" svg:width="0.199cm" svg:height="0.25cm" svg:x="15.685cm" svg:y="7.729cm" svg:viewBox="0 0 200 251" draw:points="0,251 200,251 200,0 0,0">
          <text:p/>
        </draw:polygon>
        <draw:polygon draw:style-name="gr3" draw:text-style-name="P3" draw:layer="layout" svg:width="0.172cm" svg:height="0.203cm" svg:x="12.08cm" svg:y="7.467cm" svg:viewBox="0 0 173 204" draw:points="173,0 0,0 0,204 173,204">
          <text:p/>
        </draw:polygon>
        <draw:line draw:style-name="gr4" draw:text-style-name="P2" draw:layer="layout" svg:x1="12.42cm" svg:y1="7.553cm" svg:x2="12.42cm" svg:y2="7.584cm">
          <text:p/>
        </draw:line>
        <draw:line draw:style-name="gr4" draw:text-style-name="P2" draw:layer="layout" svg:x1="12.674cm" svg:y1="7.553cm" svg:x2="12.674cm" svg:y2="7.584cm">
          <text:p/>
        </draw:line>
        <draw:polygon draw:style-name="gr3" draw:text-style-name="P3" draw:layer="layout" svg:width="0.13cm" svg:height="0.15cm" svg:x="15.949cm" svg:y="6.359cm" svg:viewBox="0 0 131 151" draw:points="0,151 131,151 131,0 0,0">
          <text:p/>
        </draw:polygon>
        <draw:polygon draw:style-name="gr3" draw:text-style-name="P3" draw:layer="layout" svg:width="0.13cm" svg:height="0.15cm" svg:x="15.949cm" svg:y="6.089cm" svg:viewBox="0 0 131 151" draw:points="0,151 131,151 131,0 0,0">
          <text:p/>
        </draw:polygon>
        <draw:polygon draw:style-name="gr3" draw:text-style-name="P3" draw:layer="layout" svg:width="0.35cm" svg:height="0.35cm" svg:x="16.995cm" svg:y="6.253cm" svg:viewBox="0 0 351 351" draw:points="351,0 0,0 0,351 351,351">
          <text:p/>
        </draw:polygon>
        <draw:polygon draw:style-name="gr3" draw:text-style-name="P3" draw:layer="layout" svg:width="0.35cm" svg:height="0.35cm" svg:x="16.995cm" svg:y="6.934cm" svg:viewBox="0 0 351 351" draw:points="351,0 0,0 0,351 351,351">
          <text:p/>
        </draw:polygon>
        <draw:polygon draw:style-name="gr3" draw:text-style-name="P3" draw:layer="layout" svg:width="0.13cm" svg:height="0.15cm" svg:x="11.326cm" svg:y="6.343cm" svg:viewBox="0 0 131 151" draw:points="131,0 0,0 0,151 131,151">
          <text:p/>
        </draw:polygon>
        <draw:polygon draw:style-name="gr3" draw:text-style-name="P3" draw:layer="layout" svg:width="0.13cm" svg:height="0.15cm" svg:x="11.326cm" svg:y="6.613cm" svg:viewBox="0 0 131 151" draw:points="131,0 0,0 0,151 131,151">
          <text:p/>
        </draw:polygon>
        <draw:polygon draw:style-name="gr3" draw:text-style-name="P3" draw:layer="layout" svg:width="0.15cm" svg:height="0.13cm" svg:x="15.017cm" svg:y="6.653cm" svg:viewBox="0 0 151 131" draw:points="0,0 0,131 151,131 151,0">
          <text:p/>
        </draw:polygon>
        <draw:polygon draw:style-name="gr3" draw:text-style-name="P3" draw:layer="layout" svg:width="0.15cm" svg:height="0.13cm" svg:x="15.287cm" svg:y="6.653cm" svg:viewBox="0 0 151 131" draw:points="0,0 0,131 151,131 151,0">
          <text:p/>
        </draw:polygon>
        <draw:polygon draw:style-name="gr3" draw:text-style-name="P3" draw:layer="layout" svg:width="0.275cm" svg:height="0.1cm" svg:x="18.145cm" svg:y="7.655cm" svg:viewBox="0 0 276 101" draw:points="0,0 0,101 276,101 276,0">
          <text:p/>
        </draw:polygon>
        <draw:polygon draw:style-name="gr3" draw:text-style-name="P3" draw:layer="layout" svg:width="0.275cm" svg:height="0.1cm" svg:x="17.57cm" svg:y="7.655cm" svg:viewBox="0 0 276 101" draw:points="0,0 0,101 276,101 276,0">
          <text:p/>
        </draw:polygon>
        <draw:polygon draw:style-name="gr3" draw:text-style-name="P3" draw:layer="layout" svg:width="0.275cm" svg:height="0.1cm" svg:x="17.57cm" svg:y="7.255cm" svg:viewBox="0 0 276 101" draw:points="0,0 0,101 276,101 276,0">
          <text:p/>
        </draw:polygon>
        <draw:polygon draw:style-name="gr3" draw:text-style-name="P3" draw:layer="layout" svg:width="0.275cm" svg:height="0.1cm" svg:x="18.145cm" svg:y="7.255cm" svg:viewBox="0 0 276 101" draw:points="0,0 0,101 276,101 276,0">
          <text:p/>
        </draw:polygon>
        <draw:polygon draw:style-name="gr3" draw:text-style-name="P3" draw:layer="layout" svg:width="0.275cm" svg:height="0.1cm" svg:x="15.28cm" svg:y="7.665cm" svg:viewBox="0 0 276 101" draw:points="0,0 0,101 276,101 276,0">
          <text:p/>
        </draw:polygon>
        <draw:polygon draw:style-name="gr3" draw:text-style-name="P3" draw:layer="layout" svg:width="0.276cm" svg:height="0.1cm" svg:x="14.704cm" svg:y="7.665cm" svg:viewBox="0 0 277 101" draw:points="0,0 0,101 277,101 277,0">
          <text:p/>
        </draw:polygon>
        <draw:polygon draw:style-name="gr3" draw:text-style-name="P3" draw:layer="layout" svg:width="0.276cm" svg:height="0.1cm" svg:x="14.704cm" svg:y="7.265cm" svg:viewBox="0 0 277 101" draw:points="0,0 0,101 277,101 277,0">
          <text:p/>
        </draw:polygon>
        <draw:polygon draw:style-name="gr3" draw:text-style-name="P3" draw:layer="layout" svg:width="0.275cm" svg:height="0.1cm" svg:x="15.28cm" svg:y="7.265cm" svg:viewBox="0 0 276 101" draw:points="0,0 0,101 276,101 276,0">
          <text:p/>
        </draw:polygon>
        <draw:line draw:style-name="gr6" draw:text-style-name="P2" draw:layer="layout" svg:x1="15.464cm" svg:y1="5.743cm" svg:x2="15.464cm" svg:y2="5.613cm">
          <text:p/>
        </draw:line>
        <draw:line draw:style-name="gr6" draw:text-style-name="P2" draw:layer="layout" svg:x1="15.264cm" svg:y1="5.743cm" svg:x2="15.264cm" svg:y2="5.613cm">
          <text:p/>
        </draw:line>
        <draw:line draw:style-name="gr6" draw:text-style-name="P2" draw:layer="layout" svg:x1="15.064cm" svg:y1="5.743cm" svg:x2="15.064cm" svg:y2="5.613cm">
          <text:p/>
        </draw:line>
        <draw:line draw:style-name="gr6" draw:text-style-name="P2" draw:layer="layout" svg:x1="14.864cm" svg:y1="5.743cm" svg:x2="14.864cm" svg:y2="5.613cm">
          <text:p/>
        </draw:line>
        <draw:line draw:style-name="gr6" draw:text-style-name="P2" draw:layer="layout" svg:x1="14.664cm" svg:y1="5.743cm" svg:x2="14.664cm" svg:y2="5.613cm">
          <text:p/>
        </draw:line>
        <draw:line draw:style-name="gr6" draw:text-style-name="P2" draw:layer="layout" svg:x1="14.464cm" svg:y1="5.743cm" svg:x2="14.464cm" svg:y2="5.613cm">
          <text:p/>
        </draw:line>
        <draw:polygon draw:style-name="gr3" draw:text-style-name="P3" draw:layer="layout" svg:width="0.24cm" svg:height="0.11cm" svg:x="15.643cm" svg:y="4.048cm" svg:viewBox="0 0 241 111" draw:points="241,111 241,0 0,0 0,111">
          <text:p/>
        </draw:polygon>
        <draw:line draw:style-name="gr6" draw:text-style-name="P2" draw:layer="layout" svg:x1="15.828cm" svg:y1="4.303cm" svg:x2="15.698cm" svg:y2="4.303cm">
          <text:p/>
        </draw:line>
        <draw:line draw:style-name="gr6" draw:text-style-name="P2" draw:layer="layout" svg:x1="15.828cm" svg:y1="4.503cm" svg:x2="15.698cm" svg:y2="4.503cm">
          <text:p/>
        </draw:line>
        <draw:line draw:style-name="gr6" draw:text-style-name="P2" draw:layer="layout" svg:x1="15.828cm" svg:y1="4.703cm" svg:x2="15.698cm" svg:y2="4.703cm">
          <text:p/>
        </draw:line>
        <draw:line draw:style-name="gr6" draw:text-style-name="P2" draw:layer="layout" svg:x1="15.828cm" svg:y1="4.903cm" svg:x2="15.698cm" svg:y2="4.903cm">
          <text:p/>
        </draw:line>
        <draw:line draw:style-name="gr6" draw:text-style-name="P2" draw:layer="layout" svg:x1="15.828cm" svg:y1="5.103cm" svg:x2="15.698cm" svg:y2="5.103cm">
          <text:p/>
        </draw:line>
        <draw:line draw:style-name="gr6" draw:text-style-name="P2" draw:layer="layout" svg:x1="15.828cm" svg:y1="5.303cm" svg:x2="15.698cm" svg:y2="5.303cm">
          <text:p/>
        </draw:line>
        <draw:line draw:style-name="gr6" draw:text-style-name="P2" draw:layer="layout" svg:x1="15.828cm" svg:y1="5.503cm" svg:x2="15.698cm" svg:y2="5.503cm">
          <text:p/>
        </draw:line>
        <draw:line draw:style-name="gr6" draw:text-style-name="P2" draw:layer="layout" svg:x1="14.228cm" svg:y1="5.503cm" svg:x2="14.098cm" svg:y2="5.503cm">
          <text:p/>
        </draw:line>
        <draw:line draw:style-name="gr6" draw:text-style-name="P2" draw:layer="layout" svg:x1="14.228cm" svg:y1="5.303cm" svg:x2="14.098cm" svg:y2="5.303cm">
          <text:p/>
        </draw:line>
        <draw:line draw:style-name="gr6" draw:text-style-name="P2" draw:layer="layout" svg:x1="14.228cm" svg:y1="5.103cm" svg:x2="14.098cm" svg:y2="5.103cm">
          <text:p/>
        </draw:line>
        <draw:line draw:style-name="gr6" draw:text-style-name="P2" draw:layer="layout" svg:x1="14.228cm" svg:y1="4.903cm" svg:x2="14.098cm" svg:y2="4.903cm">
          <text:p/>
        </draw:line>
        <draw:line draw:style-name="gr6" draw:text-style-name="P2" draw:layer="layout" svg:x1="14.228cm" svg:y1="4.703cm" svg:x2="14.098cm" svg:y2="4.703cm">
          <text:p/>
        </draw:line>
        <draw:line draw:style-name="gr6" draw:text-style-name="P2" draw:layer="layout" svg:x1="14.228cm" svg:y1="4.503cm" svg:x2="14.098cm" svg:y2="4.503cm">
          <text:p/>
        </draw:line>
        <draw:line draw:style-name="gr6" draw:text-style-name="P2" draw:layer="layout" svg:x1="14.228cm" svg:y1="4.303cm" svg:x2="14.098cm" svg:y2="4.303cm">
          <text:p/>
        </draw:line>
        <draw:line draw:style-name="gr6" draw:text-style-name="P2" draw:layer="layout" svg:x1="14.228cm" svg:y1="4.103cm" svg:x2="14.098cm" svg:y2="4.103cm">
          <text:p/>
        </draw:line>
        <draw:polygon draw:style-name="gr3" draw:text-style-name="P3" draw:layer="layout" svg:width="0.15cm" svg:height="0.13cm" svg:x="16.535cm" svg:y="5.755cm" svg:viewBox="0 0 151 131" draw:points="151,131 151,0 0,0 0,131">
          <text:p/>
        </draw:polygon>
        <draw:polygon draw:style-name="gr3" draw:text-style-name="P3" draw:layer="layout" svg:width="0.15cm" svg:height="0.13cm" svg:x="16.265cm" svg:y="5.755cm" svg:viewBox="0 0 151 131" draw:points="151,131 151,0 0,0 0,131">
          <text:p/>
        </draw:polygon>
        <draw:polygon draw:style-name="gr3" draw:text-style-name="P3" draw:layer="layout" svg:width="0.13cm" svg:height="0.15cm" svg:x="16.089cm" svg:y="5.724cm" svg:viewBox="0 0 131 151" draw:points="0,151 131,151 131,0 0,0">
          <text:p/>
        </draw:polygon>
        <draw:polygon draw:style-name="gr3" draw:text-style-name="P3" draw:layer="layout" svg:width="0.13cm" svg:height="0.15cm" svg:x="16.089cm" svg:y="5.454cm" svg:viewBox="0 0 131 151" draw:points="0,151 131,151 131,0 0,0">
          <text:p/>
        </draw:polygon>
        <draw:polygon draw:style-name="gr3" draw:text-style-name="P3" draw:layer="layout" svg:width="0.203cm" svg:height="0.172cm" svg:x="11.323cm" svg:y="5.311cm" svg:viewBox="0 0 204 173" draw:points="0,0 0,173 204,173 204,0">
          <text:p/>
        </draw:polygon>
        <draw:line draw:style-name="gr4" draw:text-style-name="P2" draw:layer="layout" svg:x1="11.41cm" svg:y1="5.143cm" svg:x2="11.44cm" svg:y2="5.143cm">
          <text:p/>
        </draw:line>
        <draw:line draw:style-name="gr4" draw:text-style-name="P2" draw:layer="layout" svg:x1="11.41cm" svg:y1="4.889cm" svg:x2="11.44cm" svg:y2="4.889cm">
          <text:p/>
        </draw:line>
        <draw:line draw:style-name="gr4" draw:text-style-name="P2" draw:layer="layout" svg:x1="11.41cm" svg:y1="4.635cm" svg:x2="11.44cm" svg:y2="4.635cm">
          <text:p/>
        </draw:line>
        <draw:polygon draw:style-name="gr3" draw:text-style-name="P3" draw:layer="layout" svg:width="0.13cm" svg:height="0.15cm" svg:x="11.326cm" svg:y="7.121cm" svg:viewBox="0 0 131 151" draw:points="0,151 131,151 131,0 0,0">
          <text:p/>
        </draw:polygon>
        <draw:polygon draw:style-name="gr3" draw:text-style-name="P3" draw:layer="layout" svg:width="0.13cm" svg:height="0.15cm" svg:x="11.326cm" svg:y="6.851cm" svg:viewBox="0 0 131 151" draw:points="0,151 131,151 131,0 0,0">
          <text:p/>
        </draw:polygon>
        <draw:polygon draw:style-name="gr3" draw:text-style-name="P3" draw:layer="layout" svg:width="0.1cm" svg:height="0.251cm" svg:x="16.275cm" svg:y="5.984cm" svg:viewBox="0 0 101 252" draw:points="0,0 0,252 101,252 101,0">
          <text:p/>
        </draw:polygon>
        <draw:polygon draw:style-name="gr3" draw:text-style-name="P3" draw:layer="layout" svg:width="0.1cm" svg:height="0.251cm" svg:x="16.425cm" svg:y="5.984cm" svg:viewBox="0 0 101 252" draw:points="0,0 0,252 101,252 101,0">
          <text:p/>
        </draw:polygon>
        <draw:polygon draw:style-name="gr3" draw:text-style-name="P3" draw:layer="layout" svg:width="0.1cm" svg:height="0.251cm" svg:x="16.575cm" svg:y="5.984cm" svg:viewBox="0 0 101 252" draw:points="0,0 0,252 101,252 101,0">
          <text:p/>
        </draw:polygon>
        <draw:polygon draw:style-name="gr3" draw:text-style-name="P3" draw:layer="layout" svg:width="0.2cm" svg:height="0.4cm" svg:x="16.375cm" svg:y="6.305cm" svg:viewBox="0 0 201 401" draw:points="0,0 0,401 201,401 201,0">
          <text:p/>
        </draw:polygon>
        <draw:polygon draw:style-name="gr3" draw:text-style-name="P3" draw:layer="layout" svg:width="0.2cm" svg:height="0.075cm" svg:x="16.375cm" svg:y="6.232cm" svg:viewBox="0 0 201 76" draw:points="201,76 151,0 50,0 0,76">
          <text:p/>
        </draw:polygon>
        <draw:polygon draw:style-name="gr3" draw:text-style-name="P3" draw:layer="layout" svg:width="0.2cm" svg:height="0.17cm" svg:x="17.689cm" svg:y="3.788cm" svg:viewBox="0 0 201 171" draw:points="201,171 201,0 0,0 0,171">
          <text:p/>
        </draw:polygon>
        <draw:polygon draw:style-name="gr3" draw:text-style-name="P3" draw:layer="layout" svg:width="0.2cm" svg:height="0.17cm" svg:x="17.289cm" svg:y="3.788cm" svg:viewBox="0 0 201 171" draw:points="201,171 201,0 0,0 0,171">
          <text:p/>
        </draw:polygon>
        <draw:polygon draw:style-name="gr3" draw:text-style-name="P3" draw:layer="layout" svg:width="0.2cm" svg:height="0.17cm" svg:x="17.689cm" svg:y="4.296cm" svg:viewBox="0 0 201 171" draw:points="201,171 201,0 0,0 0,171">
          <text:p/>
        </draw:polygon>
        <draw:polygon draw:style-name="gr3" draw:text-style-name="P3" draw:layer="layout" svg:width="0.2cm" svg:height="0.17cm" svg:x="17.289cm" svg:y="4.296cm" svg:viewBox="0 0 201 171" draw:points="201,171 201,0 0,0 0,171">
          <text:p/>
        </draw:polygon>
        <draw:polygon draw:style-name="gr3" draw:text-style-name="P3" draw:layer="layout" svg:width="0.2cm" svg:height="0.17cm" svg:x="17.689cm" svg:y="4.804cm" svg:viewBox="0 0 201 171" draw:points="201,171 201,0 0,0 0,171">
          <text:p/>
        </draw:polygon>
        <draw:polygon draw:style-name="gr3" draw:text-style-name="P3" draw:layer="layout" svg:width="0.2cm" svg:height="0.17cm" svg:x="17.289cm" svg:y="4.804cm" svg:viewBox="0 0 201 171" draw:points="201,171 201,0 0,0 0,171">
          <text:p/>
        </draw:polygon>
        <draw:polygon draw:style-name="gr3" draw:text-style-name="P3" draw:layer="layout" svg:width="0.2cm" svg:height="0.17cm" svg:x="15.466cm" svg:y="6.29cm" svg:viewBox="0 0 201 171" draw:points="201,171 201,0 0,0 0,171">
          <text:p/>
        </draw:polygon>
        <draw:polygon draw:style-name="gr3" draw:text-style-name="P3" draw:layer="layout" svg:width="0.2cm" svg:height="0.17cm" svg:x="15.067cm" svg:y="6.29cm" svg:viewBox="0 0 201 171" draw:points="201,171 201,0 0,0 0,171">
          <text:p/>
        </draw:polygon>
        <draw:line draw:style-name="gr7" draw:text-style-name="P2" draw:layer="layout" svg:x1="14.163cm" svg:y1="5.303cm" svg:x2="14.163cm" svg:y2="5.503cm">
          <text:p/>
        </draw:line>
        <draw:line draw:style-name="gr7" draw:text-style-name="P2" draw:layer="layout" svg:x1="16.149cm" svg:y1="7.295cm" svg:x2="16.149cm" svg:y2="7.136cm">
          <text:p/>
        </draw:line>
        <draw:line draw:style-name="gr7" draw:text-style-name="P2" draw:layer="layout" svg:x1="15.566cm" svg:y1="6.553cm" svg:x2="15.566cm" svg:y2="6.375cm">
          <text:p/>
        </draw:line>
        <draw:line draw:style-name="gr7" draw:text-style-name="P2" draw:layer="layout" svg:x1="16.15cm" svg:y1="7.137cm" svg:x2="15.566cm" svg:y2="6.553cm">
          <text:p/>
        </draw:line>
        <draw:line draw:style-name="gr7" draw:text-style-name="P2" draw:layer="layout" svg:x1="14.48cm" svg:y1="7.565cm" svg:x2="14.48cm" svg:y2="6.174cm">
          <text:p/>
        </draw:line>
        <draw:line draw:style-name="gr7" draw:text-style-name="P2" draw:layer="layout" svg:x1="14.48cm" svg:y1="6.174cm" svg:x2="14.495cm" svg:y2="6.19cm">
          <text:p/>
        </draw:line>
        <draw:line draw:style-name="gr7" draw:text-style-name="P2" draw:layer="layout" svg:x1="14.494cm" svg:y1="6.189cm" svg:x2="14.494cm" svg:y2="6.206cm">
          <text:p/>
        </draw:line>
        <draw:line draw:style-name="gr7" draw:text-style-name="P2" draw:layer="layout" svg:x1="14.494cm" svg:y1="6.206cm" svg:x2="14.494cm" svg:y2="6.189cm">
          <text:p/>
        </draw:line>
        <draw:line draw:style-name="gr7" draw:text-style-name="P2" draw:layer="layout" svg:x1="12.294cm" svg:y1="7.906cm" svg:x2="12.194cm" svg:y2="7.906cm">
          <text:p/>
        </draw:line>
        <draw:line draw:style-name="gr7" draw:text-style-name="P2" draw:layer="layout" svg:x1="11.27cm" svg:y1="7.831cm" svg:x2="11.346cm" svg:y2="7.907cm">
          <text:p/>
        </draw:line>
        <draw:line draw:style-name="gr7" draw:text-style-name="P2" draw:layer="layout" svg:x1="11.345cm" svg:y1="7.906cm" svg:x2="12.194cm" svg:y2="7.906cm">
          <text:p/>
        </draw:line>
        <draw:line draw:style-name="gr7" draw:text-style-name="P2" draw:layer="layout" svg:x1="11.27cm" svg:y1="7.831cm" svg:x2="11.264cm" svg:y2="7.831cm">
          <text:p/>
        </draw:line>
        <draw:line draw:style-name="gr7" draw:text-style-name="P2" draw:layer="layout" svg:x1="12.166cm" svg:y1="7.569cm" svg:x2="12.166cm" svg:y2="7.777cm">
          <text:p/>
        </draw:line>
        <draw:line draw:style-name="gr7" draw:text-style-name="P2" draw:layer="layout" svg:x1="15.418cm" svg:y1="7.783cm" svg:x2="15.294cm" svg:y2="7.907cm">
          <text:p/>
        </draw:line>
        <draw:line draw:style-name="gr7" draw:text-style-name="P2" draw:layer="layout" svg:x1="15.294cm" svg:y1="7.906cm" svg:x2="12.419cm" svg:y2="7.906cm">
          <text:p/>
        </draw:line>
        <draw:line draw:style-name="gr7" draw:text-style-name="P2" draw:layer="layout" svg:x1="15.417cm" svg:y1="7.783cm" svg:x2="15.417cm" svg:y2="7.714cm">
          <text:p/>
        </draw:line>
        <draw:line draw:style-name="gr7" draw:text-style-name="P2" draw:layer="layout" svg:x1="12.294cm" svg:y1="7.906cm" svg:x2="12.419cm" svg:y2="7.906cm">
          <text:p/>
        </draw:line>
        <draw:line draw:style-name="gr7" draw:text-style-name="P2" draw:layer="layout" svg:x1="12.166cm" svg:y1="7.777cm" svg:x2="12.295cm" svg:y2="7.907cm">
          <text:p/>
        </draw:line>
        <draw:line draw:style-name="gr7" draw:text-style-name="P2" draw:layer="layout" svg:x1="15.417cm" svg:y1="7.714cm" svg:x2="15.417cm" svg:y2="7.752cm">
          <text:p/>
        </draw:line>
        <draw:line draw:style-name="gr7" draw:text-style-name="P2" draw:layer="layout" svg:x1="16.229cm" svg:y1="7.665cm" svg:x2="15.467cm" svg:y2="7.665cm">
          <text:p/>
        </draw:line>
        <draw:line draw:style-name="gr7" draw:text-style-name="P2" draw:layer="layout" svg:x1="15.468cm" svg:y1="7.665cm" svg:x2="15.417cm" svg:y2="7.715cm">
          <text:p/>
        </draw:line>
        <draw:line draw:style-name="gr7" draw:text-style-name="P2" draw:layer="layout" svg:x1="17.03cm" svg:y1="7.569cm" svg:x2="16.925cm" svg:y2="7.569cm">
          <text:p/>
        </draw:line>
        <draw:line draw:style-name="gr7" draw:text-style-name="P2" draw:layer="layout" svg:x1="16.149cm" svg:y1="7.584cm" svg:x2="16.149cm" svg:y2="7.295cm">
          <text:p/>
        </draw:line>
        <draw:line draw:style-name="gr7" draw:text-style-name="P2" draw:layer="layout" svg:x1="16.23cm" svg:y1="7.666cm" svg:x2="16.149cm" svg:y2="7.584cm">
          <text:p/>
        </draw:line>
        <draw:line draw:style-name="gr7" draw:text-style-name="P2" draw:layer="layout" svg:x1="16.829cm" svg:y1="7.665cm" svg:x2="16.229cm" svg:y2="7.665cm">
          <text:p/>
        </draw:line>
        <draw:line draw:style-name="gr7" draw:text-style-name="P2" draw:layer="layout" svg:x1="16.926cm" svg:y1="7.569cm" svg:x2="16.829cm" svg:y2="7.666cm">
          <text:p/>
        </draw:line>
        <draw:line draw:style-name="gr7" draw:text-style-name="P2" draw:layer="layout" svg:x1="15.566cm" svg:y1="6.375cm" svg:x2="15.684cm" svg:y2="6.375cm">
          <text:p/>
        </draw:line>
        <draw:line draw:style-name="gr7" draw:text-style-name="P2" draw:layer="layout" svg:x1="15.896cm" svg:y1="6.164cm" svg:x2="15.824cm" svg:y2="6.236cm">
          <text:p/>
        </draw:line>
        <draw:line draw:style-name="gr7" draw:text-style-name="P2" draw:layer="layout" svg:x1="16.014cm" svg:y1="6.164cm" svg:x2="15.895cm" svg:y2="6.164cm">
          <text:p/>
        </draw:line>
        <draw:line draw:style-name="gr7" draw:text-style-name="P2" draw:layer="layout" svg:x1="15.684cm" svg:y1="6.376cm" svg:x2="15.825cm" svg:y2="6.235cm">
          <text:p/>
        </draw:line>
        <draw:line draw:style-name="gr7" draw:text-style-name="P2" draw:layer="layout" svg:x1="14.719cm" svg:y1="6.375cm" svg:x2="15.167cm" svg:y2="6.375cm">
          <text:p/>
        </draw:line>
        <draw:line draw:style-name="gr7" draw:text-style-name="P2" draw:layer="layout" svg:x1="14.163cm" svg:y1="5.503cm" svg:x2="14.163cm" svg:y2="5.858cm">
          <text:p/>
        </draw:line>
        <draw:line draw:style-name="gr7" draw:text-style-name="P2" draw:layer="layout" svg:x1="14.681cm" svg:y1="6.375cm" svg:x2="14.719cm" svg:y2="6.375cm">
          <text:p/>
        </draw:line>
        <draw:line draw:style-name="gr7" draw:text-style-name="P2" draw:layer="layout" svg:x1="14.719cm" svg:y1="6.375cm" svg:x2="14.808cm" svg:y2="6.375cm">
          <text:p/>
        </draw:line>
        <draw:line draw:style-name="gr7" draw:text-style-name="P2" draw:layer="layout" svg:x1="14.163cm" svg:y1="5.858cm" svg:x2="14.495cm" svg:y2="6.19cm">
          <text:p/>
        </draw:line>
        <draw:line draw:style-name="gr7" draw:text-style-name="P2" draw:layer="layout" svg:x1="14.494cm" svg:y1="6.189cm" svg:x2="14.682cm" svg:y2="6.376cm">
          <text:p/>
        </draw:line>
        <draw:line draw:style-name="gr7" draw:text-style-name="P2" draw:layer="layout" svg:x1="16.154cm" svg:y1="5.799cm" svg:x2="16.082cm" svg:y2="5.799cm">
          <text:p/>
        </draw:line>
        <draw:line draw:style-name="gr7" draw:text-style-name="P2" draw:layer="layout" svg:x1="16.014cm" svg:y1="5.867cm" svg:x2="16.014cm" svg:y2="6.164cm">
          <text:p/>
        </draw:line>
        <draw:line draw:style-name="gr7" draw:text-style-name="P2" draw:layer="layout" svg:x1="16.083cm" svg:y1="5.799cm" svg:x2="16.014cm" svg:y2="5.868cm">
          <text:p/>
        </draw:line>
        <draw:line draw:style-name="gr7" draw:text-style-name="P2" draw:layer="layout" svg:x1="15.417cm" svg:y1="7.714cm" svg:x2="15.417cm" svg:y2="7.735cm">
          <text:p/>
        </draw:line>
        <draw:line draw:style-name="gr7" draw:text-style-name="P2" draw:layer="layout" svg:x1="15.417cm" svg:y1="7.714cm" svg:x2="14.842cm" svg:y2="7.714cm">
          <text:p/>
        </draw:line>
        <draw:line draw:style-name="gr7" draw:text-style-name="P2" draw:layer="layout" svg:x1="16.067cm" svg:y1="7.298cm" svg:x2="16.07cm" svg:y2="7.295cm">
          <text:p/>
        </draw:line>
        <draw:line draw:style-name="gr7" draw:text-style-name="P2" draw:layer="layout" svg:x1="16.149cm" svg:y1="7.295cm" svg:x2="16.069cm" svg:y2="7.295cm">
          <text:p/>
        </draw:line>
        <draw:line draw:style-name="gr7" draw:text-style-name="P2" draw:layer="layout" svg:x1="16.325cm" svg:y1="6.109cm" svg:x2="16.068cm" svg:y2="6.109cm">
          <text:p/>
        </draw:line>
        <draw:line draw:style-name="gr7" draw:text-style-name="P2" draw:layer="layout" svg:x1="16.069cm" svg:y1="6.109cm" svg:x2="16.014cm" svg:y2="6.165cm">
          <text:p/>
        </draw:line>
        <draw:line draw:style-name="gr7" draw:text-style-name="P2" draw:layer="layout" svg:x1="16.325cm" svg:y1="6.109cm" svg:x2="16.325cm" svg:y2="5.835cm">
          <text:p/>
        </draw:line>
        <draw:line draw:style-name="gr7" draw:text-style-name="P2" draw:layer="layout" svg:x1="16.325cm" svg:y1="5.836cm" svg:x2="16.341cm" svg:y2="5.82cm">
          <text:p/>
        </draw:line>
        <draw:line draw:style-name="gr7" draw:text-style-name="P2" draw:layer="layout" svg:x1="17.708cm" svg:y1="7.705cm" svg:x2="17.643cm" svg:y2="7.705cm">
          <text:p/>
        </draw:line>
        <draw:line draw:style-name="gr7" draw:text-style-name="P2" draw:layer="layout" svg:x1="17.644cm" svg:y1="7.705cm" svg:x2="17.5cm" svg:y2="7.849cm">
          <text:p/>
        </draw:line>
        <draw:line draw:style-name="gr7" draw:text-style-name="P2" draw:layer="layout" svg:x1="17.03cm" svg:y1="7.772cm" svg:x2="17.03cm" svg:y2="7.569cm">
          <text:p/>
        </draw:line>
        <draw:line draw:style-name="gr7" draw:text-style-name="P2" draw:layer="layout" svg:x1="17.107cm" svg:y1="7.849cm" svg:x2="17.03cm" svg:y2="7.772cm">
          <text:p/>
        </draw:line>
        <draw:line draw:style-name="gr7" draw:text-style-name="P2" draw:layer="layout" svg:x1="17.5cm" svg:y1="7.848cm" svg:x2="17.106cm" svg:y2="7.848cm">
          <text:p/>
        </draw:line>
        <draw:line draw:style-name="gr7" draw:text-style-name="P2" draw:layer="layout" svg:x1="16.065cm" svg:y1="6.114cm" svg:x2="16.014cm" svg:y2="6.165cm">
          <text:p/>
        </draw:line>
        <draw:line draw:style-name="gr7" draw:text-style-name="P2" draw:layer="layout" svg:x1="16.404cm" svg:y1="5.82cm" svg:x2="16.175cm" svg:y2="5.82cm">
          <text:p/>
        </draw:line>
        <draw:line draw:style-name="gr7" draw:text-style-name="P2" draw:layer="layout" svg:x1="16.176cm" svg:y1="5.821cm" svg:x2="16.154cm" svg:y2="5.799cm">
          <text:p/>
        </draw:line>
        <draw:line draw:style-name="gr7" draw:text-style-name="P2" draw:layer="layout" svg:x1="16.389cm" svg:y1="5.836cm" svg:x2="16.405cm" svg:y2="5.82cm">
          <text:p/>
        </draw:line>
        <draw:line draw:style-name="gr7" draw:text-style-name="P2" draw:layer="layout" svg:x1="18.44cm" svg:y1="3.175cm" svg:x2="18.478cm" svg:y2="3.175cm">
          <text:p/>
        </draw:line>
        <draw:line draw:style-name="gr7" draw:text-style-name="P2" draw:layer="layout" svg:x1="18.469cm" svg:y1="7.705cm" svg:x2="18.283cm" svg:y2="7.705cm">
          <text:p/>
        </draw:line>
        <draw:line draw:style-name="gr7" draw:text-style-name="P2" draw:layer="layout" svg:x1="18.568cm" svg:y1="7.607cm" svg:x2="18.469cm" svg:y2="7.706cm">
          <text:p/>
        </draw:line>
        <draw:line draw:style-name="gr7" draw:text-style-name="P2" draw:layer="layout" svg:x1="18.567cm" svg:y1="3.263cm" svg:x2="18.567cm" svg:y2="7.607cm">
          <text:p/>
        </draw:line>
        <draw:line draw:style-name="gr7" draw:text-style-name="P2" draw:layer="layout" svg:x1="18.478cm" svg:y1="3.175cm" svg:x2="18.568cm" svg:y2="3.264cm">
          <text:p/>
        </draw:line>
        <draw:line draw:style-name="gr7" draw:text-style-name="P2" draw:layer="layout" svg:x1="18.275cm" svg:y1="3.619cm" svg:x2="18.084cm" svg:y2="3.619cm">
          <text:p/>
        </draw:line>
        <draw:line draw:style-name="gr7" draw:text-style-name="P2" draw:layer="layout" svg:x1="18.072cm" svg:y1="3.175cm" svg:x2="18.44cm" svg:y2="3.175cm">
          <text:p/>
        </draw:line>
        <draw:line draw:style-name="gr7" draw:text-style-name="P2" draw:layer="layout" svg:x1="18.44cm" svg:y1="3.175cm" svg:x2="18.453cm" svg:y2="3.175cm">
          <text:p/>
        </draw:line>
        <draw:line draw:style-name="gr7" draw:text-style-name="P2" draw:layer="layout" svg:x1="18.008cm" svg:y1="3.239cm" svg:x2="18.073cm" svg:y2="3.175cm">
          <text:p/>
        </draw:line>
        <draw:line draw:style-name="gr7" draw:text-style-name="P2" draw:layer="layout" svg:x1="18.008cm" svg:y1="3.543cm" svg:x2="18.008cm" svg:y2="3.238cm">
          <text:p/>
        </draw:line>
        <draw:line draw:style-name="gr7" draw:text-style-name="P2" draw:layer="layout" svg:x1="18.085cm" svg:y1="3.62cm" svg:x2="18.008cm" svg:y2="3.543cm">
          <text:p/>
        </draw:line>
        <draw:line draw:style-name="gr7" draw:text-style-name="P2" draw:layer="layout" svg:x1="16.176cm" svg:y1="5.821cm" svg:x2="16.154cm" svg:y2="5.799cm">
          <text:p/>
        </draw:line>
        <draw:line draw:style-name="gr7" draw:text-style-name="P2" draw:layer="layout" svg:x1="11.264cm" svg:y1="6.49cm" svg:x2="11.337cm" svg:y2="6.418cm">
          <text:p/>
        </draw:line>
        <draw:line draw:style-name="gr7" draw:text-style-name="P2" draw:layer="layout" svg:x1="11.264cm" svg:y1="7.831cm" svg:x2="11.264cm" svg:y2="6.489cm">
          <text:p/>
        </draw:line>
        <draw:line draw:style-name="gr7" draw:text-style-name="P2" draw:layer="layout" svg:x1="11.264cm" svg:y1="7.823cm" svg:x2="11.264cm" svg:y2="7.831cm">
          <text:p/>
        </draw:line>
        <draw:line draw:style-name="gr7" draw:text-style-name="P2" draw:layer="layout" svg:x1="11.336cm" svg:y1="6.418cm" svg:x2="11.391cm" svg:y2="6.418cm">
          <text:p/>
        </draw:line>
        <draw:line draw:style-name="gr7" draw:text-style-name="P2" draw:layer="layout" svg:x1="12.166cm" svg:y1="7.569cm" svg:x2="11.899cm" svg:y2="7.569cm">
          <text:p/>
        </draw:line>
        <draw:line draw:style-name="gr7" draw:text-style-name="P2" draw:layer="layout" svg:x1="18.283cm" svg:y1="7.705cm" svg:x2="18.404cm" svg:y2="7.705cm">
          <text:p/>
        </draw:line>
        <draw:line draw:style-name="gr7" draw:text-style-name="P2" draw:layer="layout" svg:x1="16.389cm" svg:y1="5.836cm" svg:x2="16.405cm" svg:y2="5.82cm">
          <text:p/>
        </draw:line>
        <draw:line draw:style-name="gr7" draw:text-style-name="P2" draw:layer="layout" svg:x1="17.708cm" svg:y1="7.705cm" svg:x2="18.283cm" svg:y2="7.705cm">
          <text:p/>
        </draw:line>
        <draw:line draw:style-name="gr7" draw:text-style-name="P2" draw:layer="layout" svg:x1="16.389cm" svg:y1="5.836cm" svg:x2="16.405cm" svg:y2="5.82cm">
          <text:p/>
        </draw:line>
        <draw:line draw:style-name="gr7" draw:text-style-name="P2" draw:layer="layout" svg:x1="16.065cm" svg:y1="6.114cm" svg:x2="16.014cm" svg:y2="6.165cm">
          <text:p/>
        </draw:line>
        <draw:line draw:style-name="gr7" draw:text-style-name="P2" draw:layer="layout" svg:x1="14.664cm" svg:y1="7.609cm" svg:x2="14.664cm" svg:y2="7.591cm">
          <text:p/>
        </draw:line>
        <draw:line draw:style-name="gr7" draw:text-style-name="P2" draw:layer="layout" svg:x1="15.362cm" svg:y1="6.888cm" svg:x2="15.625cm" svg:y2="7.152cm">
          <text:p/>
        </draw:line>
        <draw:line draw:style-name="gr7" draw:text-style-name="P2" draw:layer="layout" svg:x1="15.624cm" svg:y1="7.151cm" svg:x2="15.624cm" svg:y2="7.471cm">
          <text:p/>
        </draw:line>
        <draw:line draw:style-name="gr7" draw:text-style-name="P2" draw:layer="layout" svg:x1="15.625cm" svg:y1="7.471cm" svg:x2="15.564cm" svg:y2="7.532cm">
          <text:p/>
        </draw:line>
        <draw:line draw:style-name="gr7" draw:text-style-name="P2" draw:layer="layout" svg:x1="15.364cm" svg:y1="7.531cm" svg:x2="15.345cm" svg:y2="7.531cm">
          <text:p/>
        </draw:line>
        <draw:line draw:style-name="gr7" draw:text-style-name="P2" draw:layer="layout" svg:x1="15.564cm" svg:y1="7.531cm" svg:x2="15.364cm" svg:y2="7.531cm">
          <text:p/>
        </draw:line>
        <draw:line draw:style-name="gr7" draw:text-style-name="P2" draw:layer="layout" svg:x1="15.362cm" svg:y1="6.718cm" svg:x2="15.362cm" svg:y2="6.888cm">
          <text:p/>
        </draw:line>
        <draw:line draw:style-name="gr7" draw:text-style-name="P2" draw:layer="layout" svg:x1="14.724cm" svg:y1="7.531cm" svg:x2="15.345cm" svg:y2="7.531cm">
          <text:p/>
        </draw:line>
        <draw:line draw:style-name="gr7" draw:text-style-name="P2" draw:layer="layout" svg:x1="14.664cm" svg:y1="7.592cm" svg:x2="14.725cm" svg:y2="7.531cm">
          <text:p/>
        </draw:line>
        <draw:line draw:style-name="gr7" draw:text-style-name="P2" draw:layer="layout" svg:x1="12.42cm" svg:y1="7.705cm" svg:x2="12.5cm" svg:y2="7.785cm">
          <text:p/>
        </draw:line>
        <draw:line draw:style-name="gr7" draw:text-style-name="P2" draw:layer="layout" svg:x1="12.499cm" svg:y1="7.784cm" svg:x2="14.591cm" svg:y2="7.784cm">
          <text:p/>
        </draw:line>
        <draw:line draw:style-name="gr7" draw:text-style-name="P2" draw:layer="layout" svg:x1="14.591cm" svg:y1="7.785cm" svg:x2="14.665cm" svg:y2="7.711cm">
          <text:p/>
        </draw:line>
        <draw:line draw:style-name="gr7" draw:text-style-name="P2" draw:layer="layout" svg:x1="14.664cm" svg:y1="7.711cm" svg:x2="14.664cm" svg:y2="7.609cm">
          <text:p/>
        </draw:line>
        <draw:line draw:style-name="gr7" draw:text-style-name="P2" draw:layer="layout" svg:x1="12.42cm" svg:y1="7.705cm" svg:x2="12.42cm" svg:y2="7.569cm">
          <text:p/>
        </draw:line>
        <draw:line draw:style-name="gr7" draw:text-style-name="P2" draw:layer="layout" svg:x1="17.464cm" svg:y1="7.249cm" svg:x2="17.464cm" svg:y2="7.4cm">
          <text:p/>
        </draw:line>
        <draw:line draw:style-name="gr7" draw:text-style-name="P2" draw:layer="layout" svg:x1="18.503cm" svg:y1="5.13cm" svg:x2="18.503cm" svg:y2="5.143cm">
          <text:p/>
        </draw:line>
        <draw:line draw:style-name="gr7" draw:text-style-name="P2" draw:layer="layout" svg:x1="18.503cm" svg:y1="5.143cm" svg:x2="18.503cm" svg:y2="5.092cm">
          <text:p/>
        </draw:line>
        <draw:line draw:style-name="gr7" draw:text-style-name="P2" draw:layer="layout" svg:x1="18.503cm" svg:y1="7.411cm" svg:x2="18.503cm" svg:y2="5.13cm">
          <text:p/>
        </draw:line>
        <draw:line draw:style-name="gr7" draw:text-style-name="P2" draw:layer="layout" svg:x1="18.465cm" svg:y1="7.45cm" svg:x2="18.504cm" svg:y2="7.411cm">
          <text:p/>
        </draw:line>
        <draw:line draw:style-name="gr7" draw:text-style-name="P2" draw:layer="layout" svg:x1="17.515cm" svg:y1="7.449cm" svg:x2="18.465cm" svg:y2="7.449cm">
          <text:p/>
        </draw:line>
        <draw:line draw:style-name="gr7" draw:text-style-name="P2" draw:layer="layout" svg:x1="17.464cm" svg:y1="7.4cm" svg:x2="17.516cm" svg:y2="7.45cm">
          <text:p/>
        </draw:line>
        <draw:line draw:style-name="gr7" draw:text-style-name="P2" draw:layer="layout" svg:x1="17.815cm" svg:y1="6.199cm" svg:x2="17.815cm" svg:y2="6.574cm">
          <text:p/>
        </draw:line>
        <draw:line draw:style-name="gr7" draw:text-style-name="P2" draw:layer="layout" svg:x1="16.015cm" svg:y1="4.174cm" svg:x2="16.915cm" svg:y2="4.174cm">
          <text:p/>
        </draw:line>
        <draw:line draw:style-name="gr7" draw:text-style-name="P2" draw:layer="layout" svg:x1="17.816cm" svg:y1="6.2cm" svg:x2="17.339cm" svg:y2="5.725cm">
          <text:p/>
        </draw:line>
        <draw:line draw:style-name="gr7" draw:text-style-name="P2" draw:layer="layout" svg:x1="17.339cm" svg:y1="5.725cm" svg:x2="17.339cm" svg:y2="5.374cm">
          <text:p/>
        </draw:line>
        <draw:line draw:style-name="gr7" draw:text-style-name="P2" draw:layer="layout" svg:x1="17.34cm" svg:y1="5.375cm" svg:x2="17.09cm" svg:y2="5.125cm">
          <text:p/>
        </draw:line>
        <draw:line draw:style-name="gr7" draw:text-style-name="P2" draw:layer="layout" svg:x1="17.09cm" svg:y1="5.125cm" svg:x2="17.09cm" svg:y2="4.825cm">
          <text:p/>
        </draw:line>
        <draw:line draw:style-name="gr7" draw:text-style-name="P2" draw:layer="layout" svg:x1="17.091cm" svg:y1="4.826cm" svg:x2="16.99cm" svg:y2="4.725cm">
          <text:p/>
        </draw:line>
        <draw:line draw:style-name="gr7" draw:text-style-name="P2" draw:layer="layout" svg:x1="16.99cm" svg:y1="4.725cm" svg:x2="16.99cm" svg:y2="4.25cm">
          <text:p/>
        </draw:line>
        <draw:line draw:style-name="gr7" draw:text-style-name="P2" draw:layer="layout" svg:x1="16.991cm" svg:y1="4.251cm" svg:x2="16.915cm" svg:y2="4.174cm">
          <text:p/>
        </draw:line>
        <draw:line draw:style-name="gr7" draw:text-style-name="P2" draw:layer="layout" svg:x1="15.763cm" svg:y1="4.503cm" svg:x2="15.886cm" svg:y2="4.503cm">
          <text:p/>
        </draw:line>
        <draw:line draw:style-name="gr7" draw:text-style-name="P2" draw:layer="layout" svg:x1="15.939cm" svg:y1="4.45cm" svg:x2="15.939cm" svg:y2="4.25cm">
          <text:p/>
        </draw:line>
        <draw:line draw:style-name="gr7" draw:text-style-name="P2" draw:layer="layout" svg:x1="15.886cm" svg:y1="4.504cm" svg:x2="15.94cm" svg:y2="4.45cm">
          <text:p/>
        </draw:line>
        <draw:line draw:style-name="gr7" draw:text-style-name="P2" draw:layer="layout" svg:x1="15.939cm" svg:y1="4.251cm" svg:x2="16.016cm" svg:y2="4.174cm">
          <text:p/>
        </draw:line>
        <draw:line draw:style-name="gr7" draw:text-style-name="P2" draw:layer="layout" svg:x1="18.29cm" svg:y1="7.175cm" svg:x2="18.365cm" svg:y2="7.1cm">
          <text:p/>
        </draw:line>
        <draw:line draw:style-name="gr7" draw:text-style-name="P2" draw:layer="layout" svg:x1="18.364cm" svg:y1="7.1cm" svg:x2="18.364cm" svg:y2="6.949cm">
          <text:p/>
        </draw:line>
        <draw:line draw:style-name="gr7" draw:text-style-name="P2" draw:layer="layout" svg:x1="18.365cm" svg:y1="6.95cm" svg:x2="18.315cm" svg:y2="6.9cm">
          <text:p/>
        </draw:line>
        <draw:line draw:style-name="gr7" draw:text-style-name="P2" draw:layer="layout" svg:x1="18.315cm" svg:y1="6.9cm" svg:x2="18.139cm" svg:y2="6.9cm">
          <text:p/>
        </draw:line>
        <draw:line draw:style-name="gr7" draw:text-style-name="P2" draw:layer="layout" svg:x1="18.29cm" svg:y1="7.174cm" svg:x2="17.664cm" svg:y2="7.174cm">
          <text:p/>
        </draw:line>
        <draw:line draw:style-name="gr7" draw:text-style-name="P2" draw:layer="layout" svg:x1="17.815cm" svg:y1="6.574cm" svg:x2="18.14cm" svg:y2="6.901cm">
          <text:p/>
        </draw:line>
        <draw:line draw:style-name="gr7" draw:text-style-name="P2" draw:layer="layout" svg:x1="17.539cm" svg:y1="7.174cm" svg:x2="17.664cm" svg:y2="7.174cm">
          <text:p/>
        </draw:line>
        <draw:line draw:style-name="gr7" draw:text-style-name="P2" draw:layer="layout" svg:x1="17.664cm" svg:y1="7.174cm" svg:x2="17.715cm" svg:y2="7.174cm">
          <text:p/>
        </draw:line>
        <draw:line draw:style-name="gr7" draw:text-style-name="P2" draw:layer="layout" svg:x1="17.464cm" svg:y1="7.25cm" svg:x2="17.54cm" svg:y2="7.174cm">
          <text:p/>
        </draw:line>
        <draw:line draw:style-name="gr7" draw:text-style-name="P2" draw:layer="layout" svg:x1="17.462cm" svg:y1="7.249cm" svg:x2="17.464cm" svg:y2="7.249cm">
          <text:p/>
        </draw:line>
        <draw:line draw:style-name="gr7" draw:text-style-name="P2" draw:layer="layout" svg:x1="12.42cm" svg:y1="7.569cm" svg:x2="12.42cm" svg:y2="7.645cm">
          <text:p/>
        </draw:line>
        <draw:line draw:style-name="gr7" draw:text-style-name="P2" draw:layer="layout" svg:x1="15.763cm" svg:y1="5.503cm" svg:x2="15.763cm" svg:y2="5.851cm">
          <text:p/>
        </draw:line>
        <draw:line draw:style-name="gr7" draw:text-style-name="P2" draw:layer="layout" svg:x1="15.362cm" svg:y1="6.253cm" svg:x2="15.362cm" svg:y2="6.718cm">
          <text:p/>
        </draw:line>
        <draw:line draw:style-name="gr7" draw:text-style-name="P2" draw:layer="layout" svg:x1="15.764cm" svg:y1="5.851cm" svg:x2="15.362cm" svg:y2="6.254cm">
          <text:p/>
        </draw:line>
        <draw:line draw:style-name="gr7" draw:text-style-name="P2" draw:layer="layout" svg:x1="16.625cm" svg:y1="6.109cm" svg:x2="16.625cm" svg:y2="5.835cm">
          <text:p/>
        </draw:line>
        <draw:line draw:style-name="gr7" draw:text-style-name="P2" draw:layer="layout" svg:x1="16.626cm" svg:y1="5.836cm" svg:x2="16.61cm" svg:y2="5.82cm">
          <text:p/>
        </draw:line>
        <draw:line draw:style-name="gr7" draw:text-style-name="P2" draw:layer="layout" svg:x1="16.61cm" svg:y1="5.82cm" svg:x2="16.61cm" svg:y2="5.612cm">
          <text:p/>
        </draw:line>
        <draw:line draw:style-name="gr7" draw:text-style-name="P2" draw:layer="layout" svg:x1="16.527cm" svg:y1="5.529cm" svg:x2="16.154cm" svg:y2="5.529cm">
          <text:p/>
        </draw:line>
        <draw:line draw:style-name="gr7" draw:text-style-name="P2" draw:layer="layout" svg:x1="16.611cm" svg:y1="5.613cm" svg:x2="16.527cm" svg:y2="5.529cm">
          <text:p/>
        </draw:line>
        <draw:line draw:style-name="gr7" draw:text-style-name="P2" draw:layer="layout" svg:x1="16.154cm" svg:y1="5.529cm" svg:x2="15.852cm" svg:y2="5.529cm">
          <text:p/>
        </draw:line>
        <draw:line draw:style-name="gr7" draw:text-style-name="P2" draw:layer="layout" svg:x1="15.79cm" svg:y1="5.53cm" svg:x2="15.763cm" svg:y2="5.503cm">
          <text:p/>
        </draw:line>
        <draw:line draw:style-name="gr7" draw:text-style-name="P2" draw:layer="layout" svg:x1="16.128cm" svg:y1="5.503cm" svg:x2="16.155cm" svg:y2="5.53cm">
          <text:p/>
        </draw:line>
        <draw:line draw:style-name="gr7" draw:text-style-name="P2" draw:layer="layout" svg:x1="18.275cm" svg:y1="4.127cm" svg:x2="18.448cm" svg:y2="4.127cm">
          <text:p/>
        </draw:line>
        <draw:line draw:style-name="gr7" draw:text-style-name="P2" draw:layer="layout" svg:x1="18.448cm" svg:y1="4.128cm" svg:x2="18.504cm" svg:y2="4.072cm">
          <text:p/>
        </draw:line>
        <draw:line draw:style-name="gr7" draw:text-style-name="P2" draw:layer="layout" svg:x1="18.503cm" svg:y1="5.092cm" svg:x2="18.503cm" svg:y2="4.072cm">
          <text:p/>
        </draw:line>
        <draw:line draw:style-name="gr7" draw:text-style-name="P2" draw:layer="layout" svg:x1="18.503cm" svg:y1="4.072cm" svg:x2="18.503cm" svg:y2="3.441cm">
          <text:p/>
        </draw:line>
        <draw:line draw:style-name="gr7" draw:text-style-name="P2" draw:layer="layout" svg:x1="18.427cm" svg:y1="3.365cm" svg:x2="18.275cm" svg:y2="3.365cm">
          <text:p/>
        </draw:line>
        <draw:line draw:style-name="gr7" draw:text-style-name="P2" draw:layer="layout" svg:x1="18.504cm" svg:y1="3.442cm" svg:x2="18.427cm" svg:y2="3.365cm">
          <text:p/>
        </draw:line>
        <draw:line draw:style-name="gr7" draw:text-style-name="P2" draw:layer="layout" svg:x1="18.503cm" svg:y1="5.092cm" svg:x2="18.503cm" svg:y2="5.08cm">
          <text:p/>
        </draw:line>
        <draw:line draw:style-name="gr7" draw:text-style-name="P2" draw:layer="layout" svg:x1="18.44cm" svg:y1="5.143cm" svg:x2="18.275cm" svg:y2="5.143cm">
          <text:p/>
        </draw:line>
        <draw:line draw:style-name="gr7" draw:text-style-name="P2" draw:layer="layout" svg:x1="18.453cm" svg:y1="5.131cm" svg:x2="18.504cm" svg:y2="5.08cm">
          <text:p/>
        </draw:line>
        <draw:line draw:style-name="gr7" draw:text-style-name="P2" draw:layer="layout" svg:x1="18.44cm" svg:y1="5.144cm" svg:x2="18.454cm" svg:y2="5.13cm">
          <text:p/>
        </draw:line>
        <draw:line draw:style-name="gr7" draw:text-style-name="P2" draw:layer="layout" svg:x1="18.275cm" svg:y1="3.365cm" svg:x2="18.364cm" svg:y2="3.365cm">
          <text:p/>
        </draw:line>
        <draw:line draw:style-name="gr7" draw:text-style-name="P2" draw:layer="layout" svg:x1="18.364cm" svg:y1="5.143cm" svg:x2="18.275cm" svg:y2="5.143cm">
          <text:p/>
        </draw:line>
        <draw:line draw:style-name="gr7" draw:text-style-name="P2" draw:layer="layout" svg:x1="16.128cm" svg:y1="5.503cm" svg:x2="16.155cm" svg:y2="5.53cm">
          <text:p/>
        </draw:line>
        <draw:line draw:style-name="gr7" draw:text-style-name="P2" draw:layer="layout" svg:x1="13.525cm" svg:y1="6.513cm" svg:x2="13.525cm" svg:y2="6.816cm">
          <text:p/>
        </draw:line>
        <draw:line draw:style-name="gr7" draw:text-style-name="P2" draw:layer="layout" svg:x1="12.956cm" svg:y1="7.385cm" svg:x2="12.956cm" svg:y2="7.565cm">
          <text:p/>
        </draw:line>
        <draw:line draw:style-name="gr7" draw:text-style-name="P2" draw:layer="layout" svg:x1="13.526cm" svg:y1="6.816cm" svg:x2="12.956cm" svg:y2="7.386cm">
          <text:p/>
        </draw:line>
        <draw:line draw:style-name="gr7" draw:text-style-name="P2" draw:layer="layout" svg:x1="12.956cm" svg:y1="7.565cm" svg:x2="12.678cm" svg:y2="7.565cm">
          <text:p/>
        </draw:line>
        <draw:line draw:style-name="gr7" draw:text-style-name="P2" draw:layer="layout" svg:x1="12.679cm" svg:y1="7.565cm" svg:x2="12.674cm" svg:y2="7.57cm">
          <text:p/>
        </draw:line>
        <draw:line draw:style-name="gr7" draw:text-style-name="P2" draw:layer="layout" svg:x1="13.797cm" svg:y1="4.503cm" svg:x2="14.163cm" svg:y2="4.503cm">
          <text:p/>
        </draw:line>
        <draw:line draw:style-name="gr7" draw:text-style-name="P2" draw:layer="layout" svg:x1="13.525cm" svg:y1="4.776cm" svg:x2="13.798cm" svg:y2="4.503cm">
          <text:p/>
        </draw:line>
        <draw:line draw:style-name="gr7" draw:text-style-name="P2" draw:layer="layout" svg:x1="13.525cm" svg:y1="6.502cm" svg:x2="13.525cm" svg:y2="6.513cm">
          <text:p/>
        </draw:line>
        <draw:line draw:style-name="gr7" draw:text-style-name="P2" draw:layer="layout" svg:x1="13.525cm" svg:y1="6.513cm" svg:x2="13.525cm" svg:y2="4.775cm">
          <text:p/>
        </draw:line>
        <draw:line draw:style-name="gr7" draw:text-style-name="P2" draw:layer="layout" svg:x1="11.391cm" svg:y1="7.569cm" svg:x2="11.391cm" svg:y2="7.196cm">
          <text:p/>
        </draw:line>
        <draw:line draw:style-name="gr7" draw:text-style-name="P2" draw:layer="layout" svg:x1="13.449cm" svg:y1="6.449cm" svg:x2="13.449cm" svg:y2="6.465cm">
          <text:p/>
        </draw:line>
        <draw:line draw:style-name="gr7" draw:text-style-name="P2" draw:layer="layout" svg:x1="11.645cm" svg:y1="7.391cm" svg:x2="11.645cm" svg:y2="7.569cm">
          <text:p/>
        </draw:line>
        <draw:line draw:style-name="gr7" draw:text-style-name="P2" draw:layer="layout" svg:x1="11.645cm" svg:y1="6.869cm" svg:x2="11.645cm" svg:y2="7.391cm">
          <text:p/>
        </draw:line>
        <draw:line draw:style-name="gr7" draw:text-style-name="P2" draw:layer="layout" svg:x1="11.741cm" svg:y1="6.774cm" svg:x2="11.645cm" svg:y2="6.87cm">
          <text:p/>
        </draw:line>
        <draw:line draw:style-name="gr7" draw:text-style-name="P2" draw:layer="layout" svg:x1="13.14cm" svg:y1="6.774cm" svg:x2="11.74cm" svg:y2="6.774cm">
          <text:p/>
        </draw:line>
        <draw:line draw:style-name="gr7" draw:text-style-name="P2" draw:layer="layout" svg:x1="13.45cm" svg:y1="6.465cm" svg:x2="13.14cm" svg:y2="6.775cm">
          <text:p/>
        </draw:line>
        <draw:line draw:style-name="gr7" draw:text-style-name="P2" draw:layer="layout" svg:x1="14.352cm" svg:y1="4.103cm" svg:x2="14.163cm" svg:y2="4.103cm">
          <text:p/>
        </draw:line>
        <draw:line draw:style-name="gr7" draw:text-style-name="P2" draw:layer="layout" svg:x1="14.44cm" svg:y1="4.192cm" svg:x2="14.352cm" svg:y2="4.103cm">
          <text:p/>
        </draw:line>
        <draw:line draw:style-name="gr7" draw:text-style-name="P2" draw:layer="layout" svg:x1="14.439cm" svg:y1="4.33cm" svg:x2="14.439cm" svg:y2="4.191cm">
          <text:p/>
        </draw:line>
        <draw:line draw:style-name="gr7" draw:text-style-name="P2" draw:layer="layout" svg:x1="14.363cm" svg:y1="4.407cm" svg:x2="14.44cm" svg:y2="4.33cm">
          <text:p/>
        </draw:line>
        <draw:line draw:style-name="gr7" draw:text-style-name="P2" draw:layer="layout" svg:x1="13.792cm" svg:y1="4.406cm" svg:x2="14.363cm" svg:y2="4.406cm">
          <text:p/>
        </draw:line>
        <draw:line draw:style-name="gr7" draw:text-style-name="P2" draw:layer="layout" svg:x1="13.449cm" svg:y1="4.75cm" svg:x2="13.793cm" svg:y2="4.406cm">
          <text:p/>
        </draw:line>
        <draw:line draw:style-name="gr7" draw:text-style-name="P2" draw:layer="layout" svg:x1="13.449cm" svg:y1="6.451cm" svg:x2="13.449cm" svg:y2="6.449cm">
          <text:p/>
        </draw:line>
        <draw:line draw:style-name="gr7" draw:text-style-name="P2" draw:layer="layout" svg:x1="13.449cm" svg:y1="6.449cm" svg:x2="13.449cm" svg:y2="4.749cm">
          <text:p/>
        </draw:line>
        <draw:line draw:style-name="gr7" draw:text-style-name="P2" draw:layer="layout" svg:x1="11.391cm" svg:y1="6.688cm" svg:x2="13.098cm" svg:y2="6.688cm">
          <text:p/>
        </draw:line>
        <draw:line draw:style-name="gr7" draw:text-style-name="P2" draw:layer="layout" svg:x1="13.768cm" svg:y1="4.303cm" svg:x2="14.163cm" svg:y2="4.303cm">
          <text:p/>
        </draw:line>
        <draw:line draw:style-name="gr7" draw:text-style-name="P2" draw:layer="layout" svg:x1="13.36cm" svg:y1="4.712cm" svg:x2="13.769cm" svg:y2="4.303cm">
          <text:p/>
        </draw:line>
        <draw:line draw:style-name="gr7" draw:text-style-name="P2" draw:layer="layout" svg:x1="13.36cm" svg:y1="6.426cm" svg:x2="13.36cm" svg:y2="4.711cm">
          <text:p/>
        </draw:line>
        <draw:line draw:style-name="gr7" draw:text-style-name="P2" draw:layer="layout" svg:x1="13.098cm" svg:y1="6.689cm" svg:x2="13.361cm" svg:y2="6.426cm">
          <text:p/>
        </draw:line>
        <draw:line draw:style-name="gr7" draw:text-style-name="P2" draw:layer="layout" svg:x1="11.391cm" svg:y1="6.926cm" svg:x2="11.391cm" svg:y2="6.688cm">
          <text:p/>
        </draw:line>
        <draw:line draw:style-name="gr7" draw:text-style-name="P2" draw:layer="layout" svg:x1="13.752cm" svg:y1="6.588cm" svg:x2="13.752cm" svg:y2="7.313cm">
          <text:p/>
        </draw:line>
        <draw:line draw:style-name="gr7" draw:text-style-name="P2" draw:layer="layout" svg:x1="13.718cm" svg:y1="7.348cm" svg:x2="13.718cm" svg:y2="7.565cm">
          <text:p/>
        </draw:line>
        <draw:line draw:style-name="gr7" draw:text-style-name="P2" draw:layer="layout" svg:x1="13.753cm" svg:y1="7.313cm" svg:x2="13.718cm" svg:y2="7.349cm">
          <text:p/>
        </draw:line>
        <draw:line draw:style-name="gr7" draw:text-style-name="P2" draw:layer="layout" svg:x1="13.812cm" svg:y1="4.903cm" svg:x2="14.163cm" svg:y2="4.903cm">
          <text:p/>
        </draw:line>
        <draw:line draw:style-name="gr7" draw:text-style-name="P2" draw:layer="layout" svg:x1="13.752cm" svg:y1="4.963cm" svg:x2="13.752cm" svg:y2="6.588cm">
          <text:p/>
        </draw:line>
        <draw:line draw:style-name="gr7" draw:text-style-name="P2" draw:layer="layout" svg:x1="13.813cm" svg:y1="4.903cm" svg:x2="13.752cm" svg:y2="4.964cm">
          <text:p/>
        </draw:line>
        <draw:line draw:style-name="gr7" draw:text-style-name="P2" draw:layer="layout" svg:x1="13.752cm" svg:y1="6.613cm" svg:x2="13.752cm" svg:y2="6.588cm">
          <text:p/>
        </draw:line>
        <draw:line draw:style-name="gr7" draw:text-style-name="P2" draw:layer="layout" svg:x1="14.616cm" svg:y1="7.509cm" svg:x2="14.616cm" svg:y2="7.684cm">
          <text:p/>
        </draw:line>
        <draw:line draw:style-name="gr7" draw:text-style-name="P2" draw:layer="layout" svg:x1="14.812cm" svg:y1="7.314cm" svg:x2="14.616cm" svg:y2="7.51cm">
          <text:p/>
        </draw:line>
        <draw:line draw:style-name="gr7" draw:text-style-name="P2" draw:layer="layout" svg:x1="13.716cm" svg:y1="7.684cm" svg:x2="13.716cm" svg:y2="7.565cm">
          <text:p/>
        </draw:line>
        <draw:line draw:style-name="gr7" draw:text-style-name="P2" draw:layer="layout" svg:x1="13.768cm" svg:y1="7.735cm" svg:x2="13.716cm" svg:y2="7.684cm">
          <text:p/>
        </draw:line>
        <draw:line draw:style-name="gr7" draw:text-style-name="P2" draw:layer="layout" svg:x1="13.791cm" svg:y1="7.734cm" svg:x2="13.767cm" svg:y2="7.734cm">
          <text:p/>
        </draw:line>
        <draw:line draw:style-name="gr7" draw:text-style-name="P2" draw:layer="layout" svg:x1="14.016cm" svg:y1="7.734cm" svg:x2="13.791cm" svg:y2="7.734cm">
          <text:p/>
        </draw:line>
        <draw:line draw:style-name="gr7" draw:text-style-name="P2" draw:layer="layout" svg:x1="14.567cm" svg:y1="7.734cm" svg:x2="14.016cm" svg:y2="7.734cm">
          <text:p/>
        </draw:line>
        <draw:line draw:style-name="gr7" draw:text-style-name="P2" draw:layer="layout" svg:x1="14.617cm" svg:y1="7.684cm" svg:x2="14.567cm" svg:y2="7.735cm">
          <text:p/>
        </draw:line>
        <draw:line draw:style-name="gr7" draw:text-style-name="P2" draw:layer="layout" svg:x1="13.716cm" svg:y1="7.565cm" svg:x2="13.718cm" svg:y2="7.565cm">
          <text:p/>
        </draw:line>
        <draw:line draw:style-name="gr7" draw:text-style-name="P2" draw:layer="layout" svg:x1="14.842cm" svg:y1="7.314cm" svg:x2="14.811cm" svg:y2="7.314cm">
          <text:p/>
        </draw:line>
        <draw:line draw:style-name="gr7" draw:text-style-name="P2" draw:layer="layout" svg:x1="14.842cm" svg:y1="7.314cm" svg:x2="14.809cm" svg:y2="7.314cm">
          <text:p/>
        </draw:line>
        <draw:line draw:style-name="gr7" draw:text-style-name="P2" draw:layer="layout" svg:x1="15.418cm" svg:y1="7.315cm" svg:x2="15.171cm" svg:y2="7.056cm">
          <text:p/>
        </draw:line>
        <draw:line draw:style-name="gr7" draw:text-style-name="P2" draw:layer="layout" svg:x1="15.092cm" svg:y1="6.976cm" svg:x2="15.092cm" svg:y2="6.718cm">
          <text:p/>
        </draw:line>
        <draw:line draw:style-name="gr7" draw:text-style-name="P2" draw:layer="layout" svg:x1="15.172cm" svg:y1="7.057cm" svg:x2="15.092cm" svg:y2="6.976cm">
          <text:p/>
        </draw:line>
        <draw:line draw:style-name="gr7" draw:text-style-name="P2" draw:layer="layout" svg:x1="15.401cm" svg:y1="7.298cm" svg:x2="15.418cm" svg:y2="7.315cm">
          <text:p/>
        </draw:line>
        <draw:line draw:style-name="gr7" draw:text-style-name="P2" draw:layer="layout" svg:x1="15.417cm" svg:y1="7.314cm" svg:x2="14.842cm" svg:y2="7.314cm">
          <text:p/>
        </draw:line>
        <draw:line draw:style-name="gr7" draw:text-style-name="P2" draw:layer="layout" svg:x1="13.594cm" svg:y1="6.531cm" svg:x2="13.594cm" svg:y2="7.046cm">
          <text:p/>
        </draw:line>
        <draw:line draw:style-name="gr7" draw:text-style-name="P2" draw:layer="layout" svg:x1="14.42cm" svg:y1="4.681cm" svg:x2="14.42cm" svg:y2="5.531cm">
          <text:p/>
        </draw:line>
        <draw:line draw:style-name="gr7" draw:text-style-name="P2" draw:layer="layout" svg:x1="14.421cm" svg:y1="5.531cm" svg:x2="14.32cm" svg:y2="5.632cm">
          <text:p/>
        </draw:line>
        <draw:line draw:style-name="gr7" draw:text-style-name="P2" draw:layer="layout" svg:x1="14.32cm" svg:y1="5.631cm" svg:x2="14.32cm" svg:y2="5.831cm">
          <text:p/>
        </draw:line>
        <draw:line draw:style-name="gr7" draw:text-style-name="P2" draw:layer="layout" svg:x1="14.32cm" svg:y1="5.831cm" svg:x2="14.546cm" svg:y2="6.057cm">
          <text:p/>
        </draw:line>
        <draw:line draw:style-name="gr7" draw:text-style-name="P2" draw:layer="layout" svg:x1="14.545cm" svg:y1="6.056cm" svg:x2="14.994cm" svg:y2="6.056cm">
          <text:p/>
        </draw:line>
        <draw:line draw:style-name="gr7" draw:text-style-name="P2" draw:layer="layout" svg:x1="14.994cm" svg:y1="6.057cm" svg:x2="15.065cm" svg:y2="5.986cm">
          <text:p/>
        </draw:line>
        <draw:line draw:style-name="gr7" draw:text-style-name="P2" draw:layer="layout" svg:x1="15.064cm" svg:y1="5.678cm" svg:x2="15.064cm" svg:y2="5.986cm">
          <text:p/>
        </draw:line>
        <draw:line draw:style-name="gr7" draw:text-style-name="P2" draw:layer="layout" svg:x1="13.794cm" svg:y1="4.606cm" svg:x2="14.345cm" svg:y2="4.606cm">
          <text:p/>
        </draw:line>
        <draw:line draw:style-name="gr7" draw:text-style-name="P2" draw:layer="layout" svg:x1="13.594cm" svg:y1="4.807cm" svg:x2="13.795cm" svg:y2="4.606cm">
          <text:p/>
        </draw:line>
        <draw:line draw:style-name="gr7" draw:text-style-name="P2" draw:layer="layout" svg:x1="13.594cm" svg:y1="6.531cm" svg:x2="13.594cm" svg:y2="4.806cm">
          <text:p/>
        </draw:line>
        <draw:line draw:style-name="gr7" draw:text-style-name="P2" draw:layer="layout" svg:x1="14.345cm" svg:y1="4.606cm" svg:x2="14.421cm" svg:y2="4.682cm">
          <text:p/>
        </draw:line>
        <draw:line draw:style-name="gr7" draw:text-style-name="P2" draw:layer="layout" svg:x1="13.21cm" svg:y1="7.431cm" svg:x2="13.21cm" svg:y2="7.565cm">
          <text:p/>
        </draw:line>
        <draw:line draw:style-name="gr7" draw:text-style-name="P2" draw:layer="layout" svg:x1="13.595cm" svg:y1="7.046cm" svg:x2="13.21cm" svg:y2="7.432cm">
          <text:p/>
        </draw:line>
        <draw:line draw:style-name="gr7" draw:text-style-name="P2" draw:layer="layout" svg:x1="11.425cm" svg:y1="4.635cm" svg:x2="11.425cm" svg:y2="4.048cm">
          <text:p/>
        </draw:line>
        <draw:line draw:style-name="gr7" draw:text-style-name="P2" draw:layer="layout" svg:x1="11.543cm" svg:y1="3.929cm" svg:x2="11.543cm" svg:y2="3.928cm">
          <text:p/>
        </draw:line>
        <draw:line draw:style-name="gr7" draw:text-style-name="P2" draw:layer="layout" svg:x1="11.425cm" svg:y1="4.049cm" svg:x2="11.544cm" svg:y2="3.929cm">
          <text:p/>
        </draw:line>
        <draw:line draw:style-name="gr7" draw:text-style-name="P2" draw:layer="layout" svg:x1="11.605cm" svg:y1="3.861cm" svg:x2="11.605cm" svg:y2="3.867cm">
          <text:p/>
        </draw:line>
        <draw:line draw:style-name="gr7" draw:text-style-name="P2" draw:layer="layout" svg:x1="11.605cm" svg:y1="3.861cm" svg:x2="12.687cm" svg:y2="3.861cm">
          <text:p/>
        </draw:line>
        <draw:line draw:style-name="gr7" draw:text-style-name="P2" draw:layer="layout" svg:x1="14.865cm" svg:y1="5.582cm" svg:x2="14.767cm" svg:y2="5.483cm">
          <text:p/>
        </draw:line>
        <draw:line draw:style-name="gr7" draw:text-style-name="P2" draw:layer="layout" svg:x1="12.687cm" svg:y1="3.861cm" svg:x2="14.363cm" svg:y2="3.861cm">
          <text:p/>
        </draw:line>
        <draw:line draw:style-name="gr7" draw:text-style-name="P2" draw:layer="layout" svg:x1="14.668cm" svg:y1="3.861cm" svg:x2="14.363cm" svg:y2="3.861cm">
          <text:p/>
        </draw:line>
        <draw:line draw:style-name="gr7" draw:text-style-name="P2" draw:layer="layout" svg:x1="14.768cm" svg:y1="3.96cm" svg:x2="14.668cm" svg:y2="3.861cm">
          <text:p/>
        </draw:line>
        <draw:line draw:style-name="gr7" draw:text-style-name="P2" draw:layer="layout" svg:x1="14.767cm" svg:y1="5.483cm" svg:x2="14.767cm" svg:y2="3.959cm">
          <text:p/>
        </draw:line>
        <draw:line draw:style-name="gr7" draw:text-style-name="P2" draw:layer="layout" svg:x1="11.606cm" svg:y1="3.867cm" svg:x2="11.543cm" svg:y2="3.929cm">
          <text:p/>
        </draw:line>
        <draw:line draw:style-name="gr7" draw:text-style-name="P2" draw:layer="layout" svg:x1="11.544cm" svg:y1="3.928cm" svg:x2="11.525cm" svg:y2="3.948cm">
          <text:p/>
        </draw:line>
        <draw:line draw:style-name="gr7" draw:text-style-name="P2" draw:layer="layout" svg:x1="14.864cm" svg:y1="5.678cm" svg:x2="14.864cm" svg:y2="5.581cm">
          <text:p/>
        </draw:line>
        <draw:line draw:style-name="gr7" draw:text-style-name="P2" draw:layer="layout" svg:x1="13.953cm" svg:y1="5.288cm" svg:x2="13.902cm" svg:y2="5.339cm">
          <text:p/>
        </draw:line>
        <draw:line draw:style-name="gr7" draw:text-style-name="P2" draw:layer="layout" svg:x1="14.036cm" svg:y1="5.206cm" svg:x2="14.027cm" svg:y2="5.214cm">
          <text:p/>
        </draw:line>
        <draw:line draw:style-name="gr7" draw:text-style-name="P2" draw:layer="layout" svg:x1="14.028cm" svg:y1="5.213cm" svg:x2="13.952cm" svg:y2="5.289cm">
          <text:p/>
        </draw:line>
        <draw:line draw:style-name="gr7" draw:text-style-name="P2" draw:layer="layout" svg:x1="14.24cm" svg:y1="5.681cm" svg:x2="14.24cm" svg:y2="5.636cm">
          <text:p/>
        </draw:line>
        <draw:line draw:style-name="gr7" draw:text-style-name="P2" draw:layer="layout" svg:x1="14.345cm" svg:y1="5.531cm" svg:x2="14.345cm" svg:y2="5.256cm">
          <text:p/>
        </draw:line>
        <draw:line draw:style-name="gr7" draw:text-style-name="P2" draw:layer="layout" svg:x1="14.24cm" svg:y1="5.637cm" svg:x2="14.346cm" svg:y2="5.531cm">
          <text:p/>
        </draw:line>
        <draw:line draw:style-name="gr7" draw:text-style-name="P2" draw:layer="layout" svg:x1="14.346cm" svg:y1="5.257cm" svg:x2="14.294cm" svg:y2="5.206cm">
          <text:p/>
        </draw:line>
        <draw:line draw:style-name="gr7" draw:text-style-name="P2" draw:layer="layout" svg:x1="14.294cm" svg:y1="5.206cm" svg:x2="14.035cm" svg:y2="5.206cm">
          <text:p/>
        </draw:line>
        <draw:line draw:style-name="gr7" draw:text-style-name="P2" draw:layer="layout" svg:x1="14.226cm" svg:y1="7.436cm" svg:x2="14.226cm" svg:y2="7.565cm">
          <text:p/>
        </draw:line>
        <draw:line draw:style-name="gr7" draw:text-style-name="P2" draw:layer="layout" svg:x1="13.902cm" svg:y1="7.113cm" svg:x2="14.227cm" svg:y2="7.437cm">
          <text:p/>
        </draw:line>
        <draw:line draw:style-name="gr7" draw:text-style-name="P2" draw:layer="layout" svg:x1="13.902cm" svg:y1="5.338cm" svg:x2="13.902cm" svg:y2="7.113cm">
          <text:p/>
        </draw:line>
        <draw:line draw:style-name="gr7" draw:text-style-name="P2" draw:layer="layout" svg:x1="15.69cm" svg:y1="5.674cm" svg:x2="15.69cm" svg:y2="5.825cm">
          <text:p/>
        </draw:line>
        <draw:line draw:style-name="gr7" draw:text-style-name="P2" draw:layer="layout" svg:x1="15.591cm" svg:y1="5.399cm" svg:x2="15.539cm" svg:y2="5.451cm">
          <text:p/>
        </draw:line>
        <draw:line draw:style-name="gr7" draw:text-style-name="P2" draw:layer="layout" svg:x1="15.539cm" svg:y1="5.45cm" svg:x2="15.539cm" svg:y2="5.499cm">
          <text:p/>
        </draw:line>
        <draw:line draw:style-name="gr7" draw:text-style-name="P2" draw:layer="layout" svg:x1="15.539cm" svg:y1="5.499cm" svg:x2="15.539cm" svg:y2="5.525cm">
          <text:p/>
        </draw:line>
        <draw:line draw:style-name="gr7" draw:text-style-name="P2" draw:layer="layout" svg:x1="15.539cm" svg:y1="5.525cm" svg:x2="15.691cm" svg:y2="5.675cm">
          <text:p/>
        </draw:line>
        <draw:line draw:style-name="gr7" draw:text-style-name="P2" draw:layer="layout" svg:x1="15.763cm" svg:y1="4.303cm" svg:x2="15.623cm" svg:y2="4.303cm">
          <text:p/>
        </draw:line>
        <draw:line draw:style-name="gr7" draw:text-style-name="P2" draw:layer="layout" svg:x1="16.039cm" svg:y1="5.399cm" svg:x2="15.639cm" svg:y2="5.399cm">
          <text:p/>
        </draw:line>
        <draw:line draw:style-name="gr7" draw:text-style-name="P2" draw:layer="layout" svg:x1="16.091cm" svg:y1="5.35cm" svg:x2="16.039cm" svg:y2="5.4cm">
          <text:p/>
        </draw:line>
        <draw:line draw:style-name="gr7" draw:text-style-name="P2" draw:layer="layout" svg:x1="16.09cm" svg:y1="4.651cm" svg:x2="16.09cm" svg:y2="5.35cm">
          <text:p/>
        </draw:line>
        <draw:line draw:style-name="gr7" draw:text-style-name="P2" draw:layer="layout" svg:x1="16.038cm" svg:y1="4.599cm" svg:x2="16.091cm" svg:y2="4.652cm">
          <text:p/>
        </draw:line>
        <draw:line draw:style-name="gr7" draw:text-style-name="P2" draw:layer="layout" svg:x1="15.615cm" svg:y1="4.599cm" svg:x2="16.038cm" svg:y2="4.599cm">
          <text:p/>
        </draw:line>
        <draw:line draw:style-name="gr7" draw:text-style-name="P2" draw:layer="layout" svg:x1="15.577cm" svg:y1="4.562cm" svg:x2="15.616cm" svg:y2="4.6cm">
          <text:p/>
        </draw:line>
        <draw:line draw:style-name="gr7" draw:text-style-name="P2" draw:layer="layout" svg:x1="15.577cm" svg:y1="4.35cm" svg:x2="15.577cm" svg:y2="4.562cm">
          <text:p/>
        </draw:line>
        <draw:line draw:style-name="gr7" draw:text-style-name="P2" draw:layer="layout" svg:x1="15.624cm" svg:y1="4.303cm" svg:x2="15.577cm" svg:y2="4.351cm">
          <text:p/>
        </draw:line>
        <draw:line draw:style-name="gr7" draw:text-style-name="P2" draw:layer="layout" svg:x1="15.639cm" svg:y1="5.399cm" svg:x2="15.59cm" svg:y2="5.399cm">
          <text:p/>
        </draw:line>
        <draw:line draw:style-name="gr7" draw:text-style-name="P2" draw:layer="layout" svg:x1="14.24cm" svg:y1="5.85cm" svg:x2="14.24cm" svg:y2="5.681cm">
          <text:p/>
        </draw:line>
        <draw:line draw:style-name="gr7" draw:text-style-name="P2" draw:layer="layout" svg:x1="14.24cm" svg:y1="5.681cm" svg:x2="14.24cm" svg:y2="5.674cm">
          <text:p/>
        </draw:line>
        <draw:line draw:style-name="gr7" draw:text-style-name="P2" draw:layer="layout" svg:x1="14.516cm" svg:y1="6.126cm" svg:x2="14.24cm" svg:y2="5.85cm">
          <text:p/>
        </draw:line>
        <draw:line draw:style-name="gr7" draw:text-style-name="P2" draw:layer="layout" svg:x1="15.39cm" svg:y1="6.125cm" svg:x2="14.515cm" svg:y2="6.125cm">
          <text:p/>
        </draw:line>
        <draw:line draw:style-name="gr7" draw:text-style-name="P2" draw:layer="layout" svg:x1="15.691cm" svg:y1="5.825cm" svg:x2="15.39cm" svg:y2="6.126cm">
          <text:p/>
        </draw:line>
        <draw:line draw:style-name="gr7" draw:text-style-name="P2" draw:layer="layout" svg:x1="18.276cm" svg:y1="6.681cm" svg:x2="18.279cm" svg:y2="6.662cm">
          <text:p/>
        </draw:line>
        <draw:line draw:style-name="gr7" draw:text-style-name="P2" draw:layer="layout" svg:x1="17.221cm" svg:y1="5.041cm" svg:x2="17.221cm" svg:y2="5.067cm">
          <text:p/>
        </draw:line>
        <draw:line draw:style-name="gr7" draw:text-style-name="P2" draw:layer="layout" svg:x1="18.111cm" svg:y1="6.668cm" svg:x2="17.957cm" svg:y2="6.515cm">
          <text:p/>
        </draw:line>
        <draw:line draw:style-name="gr7" draw:text-style-name="P2" draw:layer="layout" svg:x1="17.957cm" svg:y1="6.515cm" svg:x2="17.957cm" svg:y2="6.121cm">
          <text:p/>
        </draw:line>
        <draw:line draw:style-name="gr7" draw:text-style-name="P2" draw:layer="layout" svg:x1="17.958cm" svg:y1="6.122cm" svg:x2="17.475cm" svg:y2="5.638cm">
          <text:p/>
        </draw:line>
        <draw:line draw:style-name="gr7" draw:text-style-name="P2" draw:layer="layout" svg:x1="18.275cm" svg:y1="6.667cm" svg:x2="18.11cm" svg:y2="6.667cm">
          <text:p/>
        </draw:line>
        <draw:line draw:style-name="gr7" draw:text-style-name="P2" draw:layer="layout" svg:x1="17.221cm" svg:y1="5.041cm" svg:x2="17.221cm" svg:y2="4.775cm">
          <text:p/>
        </draw:line>
        <draw:line draw:style-name="gr7" draw:text-style-name="P2" draw:layer="layout" svg:x1="17.223cm" svg:y1="4.776cm" svg:x2="17.119cm" svg:y2="4.673cm">
          <text:p/>
        </draw:line>
        <draw:line draw:style-name="gr7" draw:text-style-name="P2" draw:layer="layout" svg:x1="17.119cm" svg:y1="4.673cm" svg:x2="17.119cm" svg:y2="4.178cm">
          <text:p/>
        </draw:line>
        <draw:line draw:style-name="gr7" draw:text-style-name="P2" draw:layer="layout" svg:x1="17.12cm" svg:y1="4.179cm" svg:x2="16.951cm" svg:y2="4.01cm">
          <text:p/>
        </draw:line>
        <draw:line draw:style-name="gr7" draw:text-style-name="P2" draw:layer="layout" svg:x1="16.951cm" svg:y1="4.01cm" svg:x2="15.582cm" svg:y2="4.01cm">
          <text:p/>
        </draw:line>
        <draw:line draw:style-name="gr7" draw:text-style-name="P2" draw:layer="layout" svg:x1="15.583cm" svg:y1="4.01cm" svg:x2="15.529cm" svg:y2="4.065cm">
          <text:p/>
        </draw:line>
        <draw:line draw:style-name="gr7" draw:text-style-name="P2" draw:layer="layout" svg:x1="15.529cm" svg:y1="4.064cm" svg:x2="15.529cm" svg:y2="4.632cm">
          <text:p/>
        </draw:line>
        <draw:line draw:style-name="gr7" draw:text-style-name="P2" draw:layer="layout" svg:x1="15.529cm" svg:y1="4.632cm" svg:x2="15.601cm" svg:y2="4.704cm">
          <text:p/>
        </draw:line>
        <draw:line draw:style-name="gr7" draw:text-style-name="P2" draw:layer="layout" svg:x1="15.6cm" svg:y1="4.703cm" svg:x2="15.763cm" svg:y2="4.703cm">
          <text:p/>
        </draw:line>
        <draw:line draw:style-name="gr7" draw:text-style-name="P2" draw:layer="layout" svg:x1="17.475cm" svg:y1="5.321cm" svg:x2="17.475cm" svg:y2="5.638cm">
          <text:p/>
        </draw:line>
        <draw:line draw:style-name="gr7" draw:text-style-name="P2" draw:layer="layout" svg:x1="17.221cm" svg:y1="5.067cm" svg:x2="17.476cm" svg:y2="5.322cm">
          <text:p/>
        </draw:line>
        <draw:line draw:style-name="gr7" draw:text-style-name="P2" draw:layer="layout" svg:x1="15.76cm" svg:y1="3.962cm" svg:x2="15.557cm" svg:y2="3.962cm">
          <text:p/>
        </draw:line>
        <draw:line draw:style-name="gr7" draw:text-style-name="P2" draw:layer="layout" svg:x1="16.979cm" svg:y1="3.962cm" svg:x2="15.76cm" svg:y2="3.962cm">
          <text:p/>
        </draw:line>
        <draw:line draw:style-name="gr7" draw:text-style-name="P2" draw:layer="layout" svg:x1="17.171cm" svg:y1="4.153cm" svg:x2="16.979cm" svg:y2="3.962cm">
          <text:p/>
        </draw:line>
        <draw:line draw:style-name="gr7" draw:text-style-name="P2" draw:layer="layout" svg:x1="17.17cm" svg:y1="4.648cm" svg:x2="17.17cm" svg:y2="4.152cm">
          <text:p/>
        </draw:line>
        <draw:line draw:style-name="gr7" draw:text-style-name="P2" draw:layer="layout" svg:x1="17.39cm" svg:y1="4.868cm" svg:x2="17.17cm" svg:y2="4.648cm">
          <text:p/>
        </draw:line>
        <draw:line draw:style-name="gr7" draw:text-style-name="P2" draw:layer="layout" svg:x1="15.571cm" svg:y1="4.903cm" svg:x2="15.763cm" svg:y2="4.903cm">
          <text:p/>
        </draw:line>
        <draw:line draw:style-name="gr7" draw:text-style-name="P2" draw:layer="layout" svg:x1="15.481cm" svg:y1="4.813cm" svg:x2="15.572cm" svg:y2="4.904cm">
          <text:p/>
        </draw:line>
        <draw:line draw:style-name="gr7" draw:text-style-name="P2" draw:layer="layout" svg:x1="15.481cm" svg:y1="4.038cm" svg:x2="15.481cm" svg:y2="4.813cm">
          <text:p/>
        </draw:line>
        <draw:line draw:style-name="gr7" draw:text-style-name="P2" draw:layer="layout" svg:x1="15.558cm" svg:y1="3.962cm" svg:x2="15.481cm" svg:y2="4.039cm">
          <text:p/>
        </draw:line>
        <draw:line draw:style-name="gr7" draw:text-style-name="P2" draw:layer="layout" svg:x1="17.389cm" svg:y1="4.889cm" svg:x2="17.389cm" svg:y2="4.867cm">
          <text:p/>
        </draw:line>
        <draw:line draw:style-name="gr7" draw:text-style-name="P2" draw:layer="layout" svg:x1="18.275cm" svg:y1="5.905cm" svg:x2="18.084cm" svg:y2="5.905cm">
          <text:p/>
        </draw:line>
        <draw:line draw:style-name="gr7" draw:text-style-name="P2" draw:layer="layout" svg:x1="17.907cm" svg:y1="4.889cm" svg:x2="17.789cm" svg:y2="4.889cm">
          <text:p/>
        </draw:line>
        <draw:line draw:style-name="gr7" draw:text-style-name="P2" draw:layer="layout" svg:x1="17.958cm" svg:y1="4.941cm" svg:x2="17.907cm" svg:y2="4.889cm">
          <text:p/>
        </draw:line>
        <draw:line draw:style-name="gr7" draw:text-style-name="P2" draw:layer="layout" svg:x1="17.957cm" svg:y1="5.778cm" svg:x2="17.957cm" svg:y2="4.94cm">
          <text:p/>
        </draw:line>
        <draw:line draw:style-name="gr7" draw:text-style-name="P2" draw:layer="layout" svg:x1="18.085cm" svg:y1="5.906cm" svg:x2="17.957cm" svg:y2="5.778cm">
          <text:p/>
        </draw:line>
        <draw:line draw:style-name="gr7" draw:text-style-name="P2" draw:layer="layout" svg:x1="15.43cm" svg:y1="5.016cm" svg:x2="15.43cm" svg:y2="4.978cm">
          <text:p/>
        </draw:line>
        <draw:line draw:style-name="gr7" draw:text-style-name="P2" draw:layer="layout" svg:x1="15.533cm" svg:y1="3.911cm" svg:x2="15.43cm" svg:y2="4.014cm">
          <text:p/>
        </draw:line>
        <draw:line draw:style-name="gr7" draw:text-style-name="P2" draw:layer="layout" svg:x1="15.43cm" svg:y1="4.013cm" svg:x2="15.43cm" svg:y2="4.978cm">
          <text:p/>
        </draw:line>
        <draw:line draw:style-name="gr7" draw:text-style-name="P2" draw:layer="layout" svg:x1="17.389cm" svg:y1="4.381cm" svg:x2="17.389cm" svg:y2="4.283cm">
          <text:p/>
        </draw:line>
        <draw:line draw:style-name="gr7" draw:text-style-name="P2" draw:layer="layout" svg:x1="17.018cm" svg:y1="3.911cm" svg:x2="15.684cm" svg:y2="3.911cm">
          <text:p/>
        </draw:line>
        <draw:line draw:style-name="gr7" draw:text-style-name="P2" draw:layer="layout" svg:x1="17.39cm" svg:y1="4.284cm" svg:x2="17.018cm" svg:y2="3.911cm">
          <text:p/>
        </draw:line>
        <draw:line draw:style-name="gr7" draw:text-style-name="P2" draw:layer="layout" svg:x1="15.684cm" svg:y1="3.911cm" svg:x2="15.532cm" svg:y2="3.911cm">
          <text:p/>
        </draw:line>
        <draw:line draw:style-name="gr7" draw:text-style-name="P2" draw:layer="layout" svg:x1="15.518cm" svg:y1="5.104cm" svg:x2="15.43cm" svg:y2="5.016cm">
          <text:p/>
        </draw:line>
        <draw:line draw:style-name="gr7" draw:text-style-name="P2" draw:layer="layout" svg:x1="15.517cm" svg:y1="5.103cm" svg:x2="15.763cm" svg:y2="5.103cm">
          <text:p/>
        </draw:line>
        <draw:line draw:style-name="gr7" draw:text-style-name="P2" draw:layer="layout" svg:x1="18.275cm" svg:y1="4.381cm" svg:x2="17.789cm" svg:y2="4.381cm">
          <text:p/>
        </draw:line>
        <draw:line draw:style-name="gr7" draw:text-style-name="P2" draw:layer="layout" svg:x1="15.763cm" svg:y1="5.303cm" svg:x2="15.45cm" svg:y2="5.303cm">
          <text:p/>
        </draw:line>
        <draw:line draw:style-name="gr7" draw:text-style-name="P2" draw:layer="layout" svg:x1="15.507cm" svg:y1="3.86cm" svg:x2="15.367cm" svg:y2="4.001cm">
          <text:p/>
        </draw:line>
        <draw:line draw:style-name="gr7" draw:text-style-name="P2" draw:layer="layout" svg:x1="15.367cm" svg:y1="4cm" svg:x2="15.367cm" svg:y2="5.219cm">
          <text:p/>
        </draw:line>
        <draw:line draw:style-name="gr7" draw:text-style-name="P2" draw:layer="layout" svg:x1="15.506cm" svg:y1="3.86cm" svg:x2="17.284cm" svg:y2="3.86cm">
          <text:p/>
        </draw:line>
        <draw:line draw:style-name="gr7" draw:text-style-name="P2" draw:layer="layout" svg:x1="15.451cm" svg:y1="5.304cm" svg:x2="15.367cm" svg:y2="5.219cm">
          <text:p/>
        </draw:line>
        <draw:line draw:style-name="gr7" draw:text-style-name="P2" draw:layer="layout" svg:x1="17.39cm" svg:y1="3.874cm" svg:x2="17.284cm" svg:y2="3.86cm">
          <text:p/>
        </draw:line>
        <draw:line draw:style-name="gr7" draw:text-style-name="P2" draw:layer="layout" svg:x1="18.275cm" svg:y1="3.873cm" svg:x2="17.789cm" svg:y2="3.873cm">
          <text:p/>
        </draw:line>
        <draw:line draw:style-name="gr7" draw:text-style-name="P2" draw:layer="layout" svg:x1="14.163cm" svg:y1="5.103cm" svg:x2="13.937cm" svg:y2="5.103cm">
          <text:p/>
        </draw:line>
        <draw:line draw:style-name="gr7" draw:text-style-name="P2" draw:layer="layout" svg:x1="13.972cm" svg:y1="7.457cm" svg:x2="13.972cm" svg:y2="7.565cm">
          <text:p/>
        </draw:line>
        <draw:line draw:style-name="gr7" draw:text-style-name="P2" draw:layer="layout" svg:x1="13.827cm" svg:y1="7.313cm" svg:x2="13.973cm" svg:y2="7.458cm">
          <text:p/>
        </draw:line>
        <draw:line draw:style-name="gr7" draw:text-style-name="P2" draw:layer="layout" svg:x1="13.827cm" svg:y1="5.213cm" svg:x2="13.827cm" svg:y2="7.313cm">
          <text:p/>
        </draw:line>
        <draw:line draw:style-name="gr7" draw:text-style-name="P2" draw:layer="layout" svg:x1="13.938cm" svg:y1="5.103cm" svg:x2="13.827cm" svg:y2="5.214cm">
          <text:p/>
        </draw:line>
        <draw:line draw:style-name="gr7" draw:text-style-name="P2" draw:layer="layout" svg:x1="13.677cm" svg:y1="6.563cm" svg:x2="13.677cm" svg:y2="7.213cm">
          <text:p/>
        </draw:line>
        <draw:line draw:style-name="gr7" draw:text-style-name="P2" draw:layer="layout" svg:x1="13.464cm" svg:y1="7.427cm" svg:x2="13.464cm" svg:y2="7.565cm">
          <text:p/>
        </draw:line>
        <draw:line draw:style-name="gr7" draw:text-style-name="P2" draw:layer="layout" svg:x1="13.678cm" svg:y1="7.213cm" svg:x2="13.464cm" svg:y2="7.428cm">
          <text:p/>
        </draw:line>
        <draw:line draw:style-name="gr7" draw:text-style-name="P2" draw:layer="layout" svg:x1="13.677cm" svg:y1="6.473cm" svg:x2="13.677cm" svg:y2="6.563cm">
          <text:p/>
        </draw:line>
        <draw:line draw:style-name="gr7" draw:text-style-name="P2" draw:layer="layout" svg:x1="13.677cm" svg:y1="6.563cm" svg:x2="13.677cm" svg:y2="6.573cm">
          <text:p/>
        </draw:line>
        <draw:line draw:style-name="gr7" draw:text-style-name="P2" draw:layer="layout" svg:x1="14.163cm" svg:y1="4.703cm" svg:x2="13.812cm" svg:y2="4.703cm">
          <text:p/>
        </draw:line>
        <draw:line draw:style-name="gr7" draw:text-style-name="P2" draw:layer="layout" svg:x1="13.677cm" svg:y1="4.839cm" svg:x2="13.813cm" svg:y2="4.703cm">
          <text:p/>
        </draw:line>
        <draw:line draw:style-name="gr7" draw:text-style-name="P2" draw:layer="layout" svg:x1="13.677cm" svg:y1="4.838cm" svg:x2="13.677cm" svg:y2="6.473cm">
          <text:p/>
        </draw:line>
        <draw:line draw:style-name="gr7" draw:text-style-name="P2" draw:layer="layout" svg:x1="16.475cm" svg:y1="6.505cm" svg:x2="16.475cm" svg:y2="6.109cm">
          <text:p/>
        </draw:line>
        <draw:line draw:style-name="gr7" draw:text-style-name="P2" draw:layer="layout" svg:x1="16.475cm" svg:y1="6.505cm" svg:x2="17.093cm" svg:y2="6.505cm">
          <text:p/>
        </draw:line>
        <draw:line draw:style-name="gr7" draw:text-style-name="P2" draw:layer="layout" svg:x1="17.093cm" svg:y1="6.506cm" svg:x2="17.171cm" svg:y2="6.428cm">
          <text:p/>
        </draw:line>
        <draw:line draw:style-name="gr7" draw:text-style-name="P2" draw:layer="layout" svg:x1="16.475cm" svg:y1="6.505cm" svg:x2="16.085cm" svg:y2="6.505cm">
          <text:p/>
        </draw:line>
        <draw:line draw:style-name="gr7" draw:text-style-name="P2" draw:layer="layout" svg:x1="16.086cm" svg:y1="6.506cm" svg:x2="16.014cm" svg:y2="6.434cm">
          <text:p/>
        </draw:line>
        <draw:line draw:style-name="gr7" draw:text-style-name="P2" draw:layer="layout" svg:x1="16.014cm" svg:y1="6.433cm" svg:x2="16.014cm" svg:y2="6.434cm">
          <text:p/>
        </draw:line>
        <draw:line draw:style-name="gr7" draw:text-style-name="P2" draw:layer="layout" svg:x1="11.325cm" svg:y1="5.272cm" svg:x2="11.275cm" svg:y2="5.272cm">
          <text:p/>
        </draw:line>
        <draw:line draw:style-name="gr7" draw:text-style-name="P2" draw:layer="layout" svg:x1="11.214cm" svg:y1="4.103cm" svg:x2="11.558cm" svg:y2="3.759cm">
          <text:p/>
        </draw:line>
        <draw:line draw:style-name="gr7" draw:text-style-name="P2" draw:layer="layout" svg:x1="15.316cm" svg:y1="3.759cm" svg:x2="11.557cm" svg:y2="3.759cm">
          <text:p/>
        </draw:line>
        <draw:line draw:style-name="gr7" draw:text-style-name="P2" draw:layer="layout" svg:x1="11.576cm" svg:y1="5.222cm" svg:x2="11.525cm" svg:y2="5.273cm">
          <text:p/>
        </draw:line>
        <draw:line draw:style-name="gr7" draw:text-style-name="P2" draw:layer="layout" svg:x1="11.525cm" svg:y1="5.272cm" svg:x2="11.325cm" svg:y2="5.272cm">
          <text:p/>
        </draw:line>
        <draw:line draw:style-name="gr7" draw:text-style-name="P2" draw:layer="layout" svg:x1="11.575cm" svg:y1="5.222cm" svg:x2="11.575cm" svg:y2="4.797cm">
          <text:p/>
        </draw:line>
        <draw:line draw:style-name="gr7" draw:text-style-name="P2" draw:layer="layout" svg:x1="11.214cm" svg:y1="5.211cm" svg:x2="11.214cm" svg:y2="4.102cm">
          <text:p/>
        </draw:line>
        <draw:line draw:style-name="gr7" draw:text-style-name="P2" draw:layer="layout" svg:x1="11.276cm" svg:y1="5.273cm" svg:x2="11.214cm" svg:y2="5.211cm">
          <text:p/>
        </draw:line>
        <draw:line draw:style-name="gr7" draw:text-style-name="P2" draw:layer="layout" svg:x1="11.425cm" svg:y1="4.889cm" svg:x2="11.483cm" svg:y2="4.889cm">
          <text:p/>
        </draw:line>
        <draw:line draw:style-name="gr7" draw:text-style-name="P2" draw:layer="layout" svg:x1="11.483cm" svg:y1="4.89cm" svg:x2="11.576cm" svg:y2="4.797cm">
          <text:p/>
        </draw:line>
        <draw:line draw:style-name="gr7" draw:text-style-name="P2" draw:layer="layout" svg:x1="11.575cm" svg:y1="4.799cm" svg:x2="11.578cm" svg:y2="4.794cm">
          <text:p/>
        </draw:line>
        <draw:line draw:style-name="gr7" draw:text-style-name="P2" draw:layer="layout" svg:x1="11.577cm" svg:y1="3.964cm" svg:x2="11.627cm" svg:y2="3.914cm">
          <text:p/>
        </draw:line>
        <draw:line draw:style-name="gr7" draw:text-style-name="P2" draw:layer="layout" svg:x1="14.664cm" svg:y1="5.678cm" svg:x2="14.664cm" svg:y2="5.541cm">
          <text:p/>
        </draw:line>
        <draw:line draw:style-name="gr7" draw:text-style-name="P2" draw:layer="layout" svg:x1="12.735cm" svg:y1="3.914cm" svg:x2="13.957cm" svg:y2="3.914cm">
          <text:p/>
        </draw:line>
        <draw:line draw:style-name="gr7" draw:text-style-name="P2" draw:layer="layout" svg:x1="14.363cm" svg:y1="3.914cm" svg:x2="13.957cm" svg:y2="3.914cm">
          <text:p/>
        </draw:line>
        <draw:line draw:style-name="gr7" draw:text-style-name="P2" draw:layer="layout" svg:x1="14.62cm" svg:y1="3.914cm" svg:x2="14.363cm" svg:y2="3.914cm">
          <text:p/>
        </draw:line>
        <draw:line draw:style-name="gr7" draw:text-style-name="P2" draw:layer="layout" svg:x1="14.72cm" svg:y1="4.014cm" svg:x2="14.62cm" svg:y2="3.914cm">
          <text:p/>
        </draw:line>
        <draw:line draw:style-name="gr7" draw:text-style-name="P2" draw:layer="layout" svg:x1="14.719cm" svg:y1="5.486cm" svg:x2="14.719cm" svg:y2="4.013cm">
          <text:p/>
        </draw:line>
        <draw:line draw:style-name="gr7" draw:text-style-name="P2" draw:layer="layout" svg:x1="14.664cm" svg:y1="5.542cm" svg:x2="14.72cm" svg:y2="5.486cm">
          <text:p/>
        </draw:line>
        <draw:line draw:style-name="gr7" draw:text-style-name="P2" draw:layer="layout" svg:x1="11.626cm" svg:y1="3.914cm" svg:x2="12.735cm" svg:y2="3.914cm">
          <text:p/>
        </draw:line>
        <draw:line draw:style-name="gr7" draw:text-style-name="P2" draw:layer="layout" svg:x1="11.577cm" svg:y1="4.794cm" svg:x2="11.577cm" svg:y2="3.963cm">
          <text:p/>
        </draw:line>
        <draw:line draw:style-name="gr7" draw:text-style-name="P2" draw:layer="layout" svg:x1="15.316cm" svg:y1="3.759cm" svg:x2="16.891cm" svg:y2="3.759cm">
          <text:p/>
        </draw:line>
        <draw:line draw:style-name="gr7" draw:text-style-name="P2" draw:layer="layout" svg:x1="17.627cm" svg:y1="3.746cm" svg:x2="17.627cm" svg:y2="4.584cm">
          <text:p/>
        </draw:line>
        <draw:line draw:style-name="gr7" draw:text-style-name="P2" draw:layer="layout" svg:x1="17.627cm" svg:y1="3.708cm" svg:x2="17.627cm" svg:y2="3.746cm">
          <text:p/>
        </draw:line>
        <draw:line draw:style-name="gr7" draw:text-style-name="P2" draw:layer="layout" svg:x1="17.526cm" svg:y1="3.606cm" svg:x2="17.628cm" svg:y2="3.709cm">
          <text:p/>
        </draw:line>
        <draw:line draw:style-name="gr7" draw:text-style-name="P2" draw:layer="layout" svg:x1="17.043cm" svg:y1="3.606cm" svg:x2="17.526cm" svg:y2="3.606cm">
          <text:p/>
        </draw:line>
        <draw:line draw:style-name="gr7" draw:text-style-name="P2" draw:layer="layout" svg:x1="16.891cm" svg:y1="3.76cm" svg:x2="17.044cm" svg:y2="3.606cm">
          <text:p/>
        </draw:line>
        <draw:line draw:style-name="gr7" draw:text-style-name="P2" draw:layer="layout" svg:x1="17.627cm" svg:y1="5.029cm" svg:x2="17.627cm" svg:y2="5.575cm">
          <text:p/>
        </draw:line>
        <draw:line draw:style-name="gr7" draw:text-style-name="P2" draw:layer="layout" svg:x1="17.627cm" svg:y1="5.575cm" svg:x2="18.212cm" svg:y2="6.16cm">
          <text:p/>
        </draw:line>
        <draw:line draw:style-name="gr7" draw:text-style-name="P2" draw:layer="layout" svg:x1="17.627cm" svg:y1="4.584cm" svg:x2="17.627cm" svg:y2="5.029cm">
          <text:p/>
        </draw:line>
        <draw:line draw:style-name="gr7" draw:text-style-name="P2" draw:layer="layout" svg:x1="18.211cm" svg:y1="6.159cm" svg:x2="18.275cm" svg:y2="6.159cm">
          <text:p/>
        </draw:line>
        <draw:line draw:style-name="gr7" draw:text-style-name="P2" draw:layer="layout" svg:x1="18.275cm" svg:y1="4.635cm" svg:x2="17.678cm" svg:y2="4.635cm">
          <text:p/>
        </draw:line>
        <draw:line draw:style-name="gr7" draw:text-style-name="P2" draw:layer="layout" svg:x1="17.679cm" svg:y1="4.636cm" svg:x2="17.627cm" svg:y2="4.584cm">
          <text:p/>
        </draw:line>
        <draw:line draw:style-name="gr7" draw:text-style-name="P2" draw:layer="layout" svg:x1="15.316cm" svg:y1="3.759cm" svg:x2="15.341cm" svg:y2="3.759cm">
          <text:p/>
        </draw:line>
        <draw:line draw:style-name="gr7" draw:text-style-name="P2" draw:layer="layout" svg:x1="14.664cm" svg:y1="5.678cm" svg:x2="14.664cm" svg:y2="5.576cm">
          <text:p/>
        </draw:line>
        <draw:line draw:style-name="gr7" draw:text-style-name="P2" draw:layer="layout" svg:x1="11.417cm" svg:y1="4.885cm" svg:x2="11.481cm" svg:y2="4.885cm">
          <text:p/>
        </draw:line>
        <draw:line draw:style-name="gr7" draw:text-style-name="P2" draw:layer="layout" svg:x1="11.425cm" svg:y1="5.397cm" svg:x2="11.243cm" svg:y2="5.397cm">
          <text:p/>
        </draw:line>
        <draw:line draw:style-name="gr7" draw:text-style-name="P2" draw:layer="layout" svg:x1="11.161cm" svg:y1="4.337cm" svg:x2="11.161cm" svg:y2="5.315cm">
          <text:p/>
        </draw:line>
        <draw:line draw:style-name="gr7" draw:text-style-name="P2" draw:layer="layout" svg:x1="11.161cm" svg:y1="4.088cm" svg:x2="11.289cm" svg:y2="3.96cm">
          <text:p/>
        </draw:line>
        <draw:line draw:style-name="gr7" draw:text-style-name="P2" draw:layer="layout" svg:x1="11.161cm" svg:y1="4.337cm" svg:x2="11.161cm" svg:y2="4.087cm">
          <text:p/>
        </draw:line>
        <draw:line draw:style-name="gr7" draw:text-style-name="P2" draw:layer="layout" svg:x1="11.244cm" svg:y1="5.398cm" svg:x2="11.161cm" svg:y2="5.315cm">
          <text:p/>
        </draw:line>
        <draw:line draw:style-name="gr7" draw:text-style-name="P2" draw:layer="layout" svg:x1="11.425cm" svg:y1="5.397cm" svg:x2="11.5cm" svg:y2="5.397cm">
          <text:p/>
        </draw:line>
        <draw:line draw:style-name="gr7" draw:text-style-name="P2" draw:layer="layout" svg:x1="11.5cm" svg:y1="5.398cm" svg:x2="11.628cm" svg:y2="5.269cm">
          <text:p/>
        </draw:line>
        <draw:line draw:style-name="gr7" draw:text-style-name="P2" draw:layer="layout" svg:x1="11.627cm" svg:y1="5.269cm" svg:x2="11.627cm" svg:y2="3.998cm">
          <text:p/>
        </draw:line>
        <draw:line draw:style-name="gr7" draw:text-style-name="P2" draw:layer="layout" svg:x1="11.417cm" svg:y1="5.393cm" svg:x2="11.498cm" svg:y2="5.393cm">
          <text:p/>
        </draw:line>
        <draw:line draw:style-name="gr7" draw:text-style-name="P2" draw:layer="layout" svg:x1="11.627cm" svg:y1="3.999cm" svg:x2="11.664cm" svg:y2="3.962cm">
          <text:p/>
        </draw:line>
        <draw:line draw:style-name="gr7" draw:text-style-name="P2" draw:layer="layout" svg:x1="11.663cm" svg:y1="3.962cm" svg:x2="12.788cm" svg:y2="3.962cm">
          <text:p/>
        </draw:line>
        <draw:line draw:style-name="gr7" draw:text-style-name="P2" draw:layer="layout" svg:x1="14.668cm" svg:y1="5.385cm" svg:x2="14.668cm" svg:y2="4.064cm">
          <text:p/>
        </draw:line>
        <draw:line draw:style-name="gr7" draw:text-style-name="P2" draw:layer="layout" svg:x1="14.669cm" svg:y1="4.065cm" svg:x2="14.566cm" svg:y2="3.962cm">
          <text:p/>
        </draw:line>
        <draw:line draw:style-name="gr7" draw:text-style-name="P2" draw:layer="layout" svg:x1="14.566cm" svg:y1="3.962cm" svg:x2="12.788cm" svg:y2="3.962cm">
          <text:p/>
        </draw:line>
        <draw:line draw:style-name="gr7" draw:text-style-name="P2" draw:layer="layout" svg:x1="14.669cm" svg:y1="5.385cm" svg:x2="14.464cm" svg:y2="5.589cm">
          <text:p/>
        </draw:line>
        <draw:line draw:style-name="gr7" draw:text-style-name="P2" draw:layer="layout" svg:x1="18.275cm" svg:y1="4.889cm" svg:x2="18.11cm" svg:y2="4.889cm">
          <text:p/>
        </draw:line>
        <draw:line draw:style-name="gr7" draw:text-style-name="P2" draw:layer="layout" svg:x1="18.111cm" svg:y1="4.889cm" svg:x2="18.046cm" svg:y2="4.954cm">
          <text:p/>
        </draw:line>
        <draw:line draw:style-name="gr7" draw:text-style-name="P2" draw:layer="layout" svg:x1="18.046cm" svg:y1="4.953cm" svg:x2="18.046cm" svg:y2="5.575cm">
          <text:p/>
        </draw:line>
        <draw:line draw:style-name="gr7" draw:text-style-name="P2" draw:layer="layout" svg:x1="18.046cm" svg:y1="5.575cm" svg:x2="18.123cm" svg:y2="5.652cm">
          <text:p/>
        </draw:line>
        <draw:line draw:style-name="gr7" draw:text-style-name="P2" draw:layer="layout" svg:x1="18.122cm" svg:y1="5.651cm" svg:x2="18.275cm" svg:y2="5.651cm">
          <text:p/>
        </draw:line>
        <draw:line draw:style-name="gr7" draw:text-style-name="P2" draw:layer="layout" svg:x1="18.44cm" svg:y1="4.813cm" svg:x2="18.44cm" svg:y2="4.292cm">
          <text:p/>
        </draw:line>
        <draw:line draw:style-name="gr7" draw:text-style-name="P2" draw:layer="layout" svg:x1="18.441cm" svg:y1="4.293cm" svg:x2="18.4cm" svg:y2="4.252cm">
          <text:p/>
        </draw:line>
        <draw:line draw:style-name="gr7" draw:text-style-name="P2" draw:layer="layout" svg:x1="18.4cm" svg:y1="4.252cm" svg:x2="18.108cm" svg:y2="4.252cm">
          <text:p/>
        </draw:line>
        <draw:line draw:style-name="gr7" draw:text-style-name="P2" draw:layer="layout" svg:x1="18.109cm" svg:y1="4.253cm" svg:x2="18.044cm" svg:y2="4.188cm">
          <text:p/>
        </draw:line>
        <draw:line draw:style-name="gr7" draw:text-style-name="P2" draw:layer="layout" svg:x1="18.044cm" svg:y1="4.188cm" svg:x2="18.044cm" svg:y2="4.061cm">
          <text:p/>
        </draw:line>
        <draw:line draw:style-name="gr7" draw:text-style-name="P2" draw:layer="layout" svg:x1="18.044cm" svg:y1="4.062cm" svg:x2="18.109cm" svg:y2="3.998cm">
          <text:p/>
        </draw:line>
        <draw:line draw:style-name="gr7" draw:text-style-name="P2" draw:layer="layout" svg:x1="18.108cm" svg:y1="3.998cm" svg:x2="18.387cm" svg:y2="3.998cm">
          <text:p/>
        </draw:line>
        <draw:line draw:style-name="gr7" draw:text-style-name="P2" draw:layer="layout" svg:x1="18.387cm" svg:y1="3.999cm" svg:x2="18.439cm" svg:y2="3.947cm">
          <text:p/>
        </draw:line>
        <draw:line draw:style-name="gr7" draw:text-style-name="P2" draw:layer="layout" svg:x1="18.438cm" svg:y1="3.947cm" svg:x2="18.438cm" svg:y2="3.782cm">
          <text:p/>
        </draw:line>
        <draw:line draw:style-name="gr7" draw:text-style-name="P2" draw:layer="layout" svg:x1="18.439cm" svg:y1="3.783cm" svg:x2="18.402cm" svg:y2="3.746cm">
          <text:p/>
        </draw:line>
        <draw:line draw:style-name="gr7" draw:text-style-name="P2" draw:layer="layout" svg:x1="18.402cm" svg:y1="3.746cm" svg:x2="18.376cm" svg:y2="3.746cm">
          <text:p/>
        </draw:line>
        <draw:line draw:style-name="gr7" draw:text-style-name="P2" draw:layer="layout" svg:x1="18.441cm" svg:y1="4.813cm" svg:x2="18.364cm" svg:y2="4.89cm">
          <text:p/>
        </draw:line>
        <draw:line draw:style-name="gr7" draw:text-style-name="P2" draw:layer="layout" svg:x1="11.288cm" svg:y1="3.961cm" svg:x2="11.54cm" svg:y2="3.708cm">
          <text:p/>
        </draw:line>
        <draw:line draw:style-name="gr7" draw:text-style-name="P2" draw:layer="layout" svg:x1="16.865cm" svg:y1="3.708cm" svg:x2="11.539cm" svg:y2="3.708cm">
          <text:p/>
        </draw:line>
        <draw:line draw:style-name="gr7" draw:text-style-name="P2" draw:layer="layout" svg:x1="17.019cm" svg:y1="3.556cm" svg:x2="16.865cm" svg:y2="3.709cm">
          <text:p/>
        </draw:line>
        <draw:line draw:style-name="gr7" draw:text-style-name="P2" draw:layer="layout" svg:x1="17.868cm" svg:y1="3.556cm" svg:x2="17.018cm" svg:y2="3.556cm">
          <text:p/>
        </draw:line>
        <draw:line draw:style-name="gr7" draw:text-style-name="P2" draw:layer="layout" svg:x1="18.06cm" svg:y1="3.747cm" svg:x2="17.868cm" svg:y2="3.556cm">
          <text:p/>
        </draw:line>
        <draw:line draw:style-name="gr7" draw:text-style-name="P2" draw:layer="layout" svg:x1="18.376cm" svg:y1="3.746cm" svg:x2="18.059cm" svg:y2="3.746cm">
          <text:p/>
        </draw:line>
        <draw:line draw:style-name="gr7" draw:text-style-name="P2" draw:layer="layout" svg:x1="18.275cm" svg:y1="4.889cm" svg:x2="18.364cm" svg:y2="4.889cm">
          <text:p/>
        </draw:line>
        <draw:line draw:style-name="gr7" draw:text-style-name="P2" draw:layer="layout" svg:x1="11.289cm" svg:y1="3.96cm" svg:x2="11.237cm" svg:y2="4.012cm">
          <text:p/>
        </draw:line>
        <draw:line draw:style-name="gr7" draw:text-style-name="P2" draw:layer="layout" svg:x1="14.464cm" svg:y1="5.678cm" svg:x2="14.464cm" svg:y2="5.588cm">
          <text:p/>
        </draw:line>
        <draw:line draw:style-name="gr7" draw:text-style-name="P2" draw:layer="layout" svg:x1="14.464cm" svg:y1="5.678cm" svg:x2="14.464cm" svg:y2="5.576cm">
          <text:p/>
        </draw:line>
        <draw:line draw:style-name="gr7" draw:text-style-name="P2" draw:layer="layout" svg:x1="14.464cm" svg:y1="5.577cm" svg:x2="14.479cm" svg:y2="5.562cm">
          <text:p/>
        </draw:line>
        <draw:line draw:style-name="gr7" draw:text-style-name="P2" draw:layer="layout" svg:x1="11.264cm" svg:y1="4.127cm" svg:x2="11.264cm" svg:y2="4.377cm">
          <text:p/>
        </draw:line>
        <draw:line draw:style-name="gr7" draw:text-style-name="P2" draw:layer="layout" svg:x1="15.189cm" svg:y1="3.81cm" svg:x2="11.582cm" svg:y2="3.81cm">
          <text:p/>
        </draw:line>
        <draw:line draw:style-name="gr7" draw:text-style-name="P2" draw:layer="layout" svg:x1="11.264cm" svg:y1="4.128cm" svg:x2="11.583cm" svg:y2="3.81cm">
          <text:p/>
        </draw:line>
        <draw:line draw:style-name="gr7" draw:text-style-name="P2" draw:layer="layout" svg:x1="11.304cm" svg:y1="5.14cm" svg:x2="11.264cm" svg:y2="5.101cm">
          <text:p/>
        </draw:line>
        <draw:line draw:style-name="gr7" draw:text-style-name="P2" draw:layer="layout" svg:x1="11.264cm" svg:y1="5.101cm" svg:x2="11.264cm" svg:y2="4.542cm">
          <text:p/>
        </draw:line>
        <draw:line draw:style-name="gr7" draw:text-style-name="P2" draw:layer="layout" svg:x1="11.303cm" svg:y1="5.139cm" svg:x2="11.417cm" svg:y2="5.139cm">
          <text:p/>
        </draw:line>
        <draw:line draw:style-name="gr7" draw:text-style-name="P2" draw:layer="layout" svg:x1="11.264cm" svg:y1="4.542cm" svg:x2="11.264cm" svg:y2="4.377cm">
          <text:p/>
        </draw:line>
        <draw:line draw:style-name="gr7" draw:text-style-name="P2" draw:layer="layout" svg:x1="17.551cm" svg:y1="3.746cm" svg:x2="17.551cm" svg:y2="3.721cm">
          <text:p/>
        </draw:line>
        <draw:line draw:style-name="gr7" draw:text-style-name="P2" draw:layer="layout" svg:x1="18.111cm" svg:y1="6.414cm" svg:x2="18.034cm" svg:y2="6.337cm">
          <text:p/>
        </draw:line>
        <draw:line draw:style-name="gr7" draw:text-style-name="P2" draw:layer="layout" svg:x1="18.034cm" svg:y1="6.337cm" svg:x2="18.034cm" svg:y2="6.083cm">
          <text:p/>
        </draw:line>
        <draw:line draw:style-name="gr7" draw:text-style-name="P2" draw:layer="layout" svg:x1="18.035cm" svg:y1="6.084cm" svg:x2="17.551cm" svg:y2="5.6cm">
          <text:p/>
        </draw:line>
        <draw:line draw:style-name="gr7" draw:text-style-name="P2" draw:layer="layout" svg:x1="17.551cm" svg:y1="5.6cm" svg:x2="17.551cm" svg:y2="3.746cm">
          <text:p/>
        </draw:line>
        <draw:line draw:style-name="gr7" draw:text-style-name="P2" draw:layer="layout" svg:x1="18.275cm" svg:y1="6.413cm" svg:x2="18.11cm" svg:y2="6.413cm">
          <text:p/>
        </draw:line>
        <draw:line draw:style-name="gr7" draw:text-style-name="P2" draw:layer="layout" svg:x1="16.916cm" svg:y1="3.81cm" svg:x2="15.189cm" svg:y2="3.81cm">
          <text:p/>
        </draw:line>
        <draw:line draw:style-name="gr7" draw:text-style-name="P2" draw:layer="layout" svg:x1="17.069cm" svg:y1="3.657cm" svg:x2="16.916cm" svg:y2="3.811cm">
          <text:p/>
        </draw:line>
        <draw:line draw:style-name="gr7" draw:text-style-name="P2" draw:layer="layout" svg:x1="17.487cm" svg:y1="3.657cm" svg:x2="17.068cm" svg:y2="3.657cm">
          <text:p/>
        </draw:line>
        <draw:line draw:style-name="gr7" draw:text-style-name="P2" draw:layer="layout" svg:x1="17.552cm" svg:y1="3.722cm" svg:x2="17.487cm" svg:y2="3.657cm">
          <text:p/>
        </draw:line>
        <draw:line draw:style-name="gr7" draw:text-style-name="P2" draw:layer="layout" svg:x1="18.275cm" svg:y1="6.413cm" svg:x2="18.351cm" svg:y2="6.413cm">
          <text:p/>
        </draw:line>
        <draw:line draw:style-name="gr7" draw:text-style-name="P2" draw:layer="layout" svg:x1="18.351cm" svg:y1="6.414cm" svg:x2="18.428cm" svg:y2="6.337cm">
          <text:p/>
        </draw:line>
        <draw:line draw:style-name="gr7" draw:text-style-name="P2" draw:layer="layout" svg:x1="18.427cm" svg:y1="6.337cm" svg:x2="18.427cm" svg:y2="6.286cm">
          <text:p/>
        </draw:line>
        <draw:line draw:style-name="gr7" draw:text-style-name="P2" draw:layer="layout" svg:x1="18.275cm" svg:y1="5.397cm" svg:x2="18.364cm" svg:y2="5.397cm">
          <text:p/>
        </draw:line>
        <draw:line draw:style-name="gr7" draw:text-style-name="P2" draw:layer="layout" svg:x1="18.364cm" svg:y1="5.397cm" svg:x2="18.428cm" svg:y2="5.462cm">
          <text:p/>
        </draw:line>
        <draw:line draw:style-name="gr7" draw:text-style-name="P2" draw:layer="layout" svg:x1="18.427cm" svg:y1="5.461cm" svg:x2="18.427cm" svg:y2="6.286cm">
          <text:p/>
        </draw:line>
        <draw:line draw:style-name="gr7" draw:text-style-name="P2" draw:layer="layout" svg:x1="15.278cm" svg:y1="3.898cm" svg:x2="15.278cm" svg:y2="3.975cm">
          <text:p/>
        </draw:line>
        <draw:line draw:style-name="gr7" draw:text-style-name="P2" draw:layer="layout" svg:x1="15.189cm" svg:y1="3.81cm" svg:x2="15.279cm" svg:y2="3.899cm">
          <text:p/>
        </draw:line>
        <draw:line draw:style-name="gr7" draw:text-style-name="P2" draw:layer="layout" svg:x1="15.264cm" svg:y1="5.678cm" svg:x2="15.264cm" svg:y2="5.55cm">
          <text:p/>
        </draw:line>
        <draw:line draw:style-name="gr7" draw:text-style-name="P2" draw:layer="layout" svg:x1="15.278cm" svg:y1="5.537cm" svg:x2="15.278cm" svg:y2="3.975cm">
          <text:p/>
        </draw:line>
        <draw:line draw:style-name="gr7" draw:text-style-name="P2" draw:layer="layout" svg:x1="15.264cm" svg:y1="5.551cm" svg:x2="15.279cm" svg:y2="5.537cm">
          <text:p/>
        </draw:line>
        <draw:line draw:style-name="gr7" draw:text-style-name="P2" draw:layer="layout" svg:x1="15.264cm" svg:y1="5.678cm" svg:x2="15.264cm" svg:y2="5.576cm">
          <text:p/>
        </draw:line>
        <draw:line draw:style-name="gr7" draw:text-style-name="P2" draw:layer="layout" svg:x1="17.17cm" svg:y1="7.109cm" svg:x2="17.074cm" svg:y2="7.109cm">
          <text:p/>
        </draw:line>
        <draw:line draw:style-name="gr7" draw:text-style-name="P2" draw:layer="layout" svg:x1="17.075cm" svg:y1="7.11cm" svg:x2="16.98cm" svg:y2="7.014cm">
          <text:p/>
        </draw:line>
        <draw:line draw:style-name="gr7" draw:text-style-name="P2" draw:layer="layout" svg:x1="16.39cm" svg:y1="7.104cm" svg:x2="16.39cm" svg:y2="7.295cm">
          <text:p/>
        </draw:line>
        <draw:line draw:style-name="gr7" draw:text-style-name="P2" draw:layer="layout" svg:x1="16.481cm" svg:y1="7.014cm" svg:x2="16.39cm" svg:y2="7.105cm">
          <text:p/>
        </draw:line>
        <draw:line draw:style-name="gr7" draw:text-style-name="P2" draw:layer="layout" svg:x1="16.98cm" svg:y1="7.014cm" svg:x2="16.48cm" svg:y2="7.014cm">
          <text:p/>
        </draw:line>
        <draw:line draw:style-name="gr7" draw:text-style-name="P2" draw:layer="layout" svg:x1="17.17cm" svg:y1="7.109cm" svg:x2="17.078cm" svg:y2="7.109cm">
          <text:p/>
        </draw:line>
        <draw:line draw:style-name="gr7" draw:text-style-name="P2" draw:layer="layout" svg:x1="17.284cm" svg:y1="7.569cm" svg:x2="17.284cm" svg:y2="7.223cm">
          <text:p/>
        </draw:line>
        <draw:line draw:style-name="gr7" draw:text-style-name="P2" draw:layer="layout" svg:x1="17.285cm" svg:y1="7.224cm" svg:x2="17.17cm" svg:y2="7.109cm">
          <text:p/>
        </draw:line>
        <draw:line draw:style-name="gr7" draw:text-style-name="P2" draw:layer="layout" svg:x1="17.275cm" svg:y1="7.214cm" svg:x2="17.17cm" svg:y2="7.109cm">
          <text:p/>
        </draw:line>
        <draw:line draw:style-name="gr7" draw:text-style-name="P2" draw:layer="layout" svg:x1="18.283cm" svg:y1="7.305cm" svg:x2="18.309cm" svg:y2="7.305cm">
          <text:p/>
        </draw:line>
        <draw:line draw:style-name="gr7" draw:text-style-name="P2" draw:layer="layout" svg:x1="18.309cm" svg:y1="7.306cm" svg:x2="18.44cm" svg:y2="7.174cm">
          <text:p/>
        </draw:line>
        <draw:line draw:style-name="gr7" draw:text-style-name="P2" draw:layer="layout" svg:x1="15.763cm" svg:y1="4.103cm" svg:x2="16.956cm" svg:y2="4.103cm">
          <text:p/>
        </draw:line>
        <draw:line draw:style-name="gr7" draw:text-style-name="P2" draw:layer="layout" svg:x1="17.157cm" svg:y1="4.8cm" svg:x2="17.157cm" svg:y2="5.092cm">
          <text:p/>
        </draw:line>
        <draw:line draw:style-name="gr7" draw:text-style-name="P2" draw:layer="layout" svg:x1="17.056cm" svg:y1="4.699cm" svg:x2="17.158cm" svg:y2="4.801cm">
          <text:p/>
        </draw:line>
        <draw:line draw:style-name="gr7" draw:text-style-name="P2" draw:layer="layout" svg:x1="17.056cm" svg:y1="4.203cm" svg:x2="17.056cm" svg:y2="4.699cm">
          <text:p/>
        </draw:line>
        <draw:line draw:style-name="gr7" draw:text-style-name="P2" draw:layer="layout" svg:x1="16.956cm" svg:y1="4.103cm" svg:x2="17.057cm" svg:y2="4.204cm">
          <text:p/>
        </draw:line>
        <draw:line draw:style-name="gr7" draw:text-style-name="P2" draw:layer="layout" svg:x1="17.157cm" svg:y1="5.092cm" svg:x2="17.412cm" svg:y2="5.347cm">
          <text:p/>
        </draw:line>
        <draw:line draw:style-name="gr7" draw:text-style-name="P2" draw:layer="layout" svg:x1="17.411cm" svg:y1="5.676cm" svg:x2="17.895cm" svg:y2="6.16cm">
          <text:p/>
        </draw:line>
        <draw:line draw:style-name="gr7" draw:text-style-name="P2" draw:layer="layout" svg:x1="17.411cm" svg:y1="5.346cm" svg:x2="17.411cm" svg:y2="5.676cm">
          <text:p/>
        </draw:line>
        <draw:line draw:style-name="gr7" draw:text-style-name="P2" draw:layer="layout" svg:x1="17.89cm" svg:y1="6.155cm" svg:x2="17.895cm" svg:y2="6.16cm">
          <text:p/>
        </draw:line>
        <draw:line draw:style-name="gr7" draw:text-style-name="P2" draw:layer="layout" svg:x1="17.89cm" svg:y1="6.549cm" svg:x2="17.89cm" svg:y2="6.155cm">
          <text:p/>
        </draw:line>
        <draw:line draw:style-name="gr7" draw:text-style-name="P2" draw:layer="layout" svg:x1="18.165cm" svg:y1="6.826cm" svg:x2="17.89cm" svg:y2="6.549cm">
          <text:p/>
        </draw:line>
        <draw:line draw:style-name="gr7" draw:text-style-name="P2" draw:layer="layout" svg:x1="18.39cm" svg:y1="6.825cm" svg:x2="18.164cm" svg:y2="6.825cm">
          <text:p/>
        </draw:line>
        <draw:line draw:style-name="gr7" draw:text-style-name="P2" draw:layer="layout" svg:x1="18.44cm" svg:y1="6.875cm" svg:x2="18.39cm" svg:y2="6.825cm">
          <text:p/>
        </draw:line>
        <draw:line draw:style-name="gr7" draw:text-style-name="P2" draw:layer="layout" svg:x1="18.439cm" svg:y1="7.174cm" svg:x2="18.439cm" svg:y2="6.874cm">
          <text:p/>
        </draw:line>
        <draw:line draw:style-name="gr7" draw:text-style-name="P2" draw:layer="layout" svg:x1="15.763cm" svg:y1="4.103cm" svg:x2="15.873cm" svg:y2="4.103cm">
          <text:p/>
        </draw:line>
        <draw:line draw:style-name="gr7" draw:text-style-name="P2" draw:layer="layout" svg:x1="18.283cm" svg:y1="7.305cm" svg:x2="17.708cm" svg:y2="7.305cm">
          <text:p/>
        </draw:line>
        <draw:polygon draw:style-name="gr8" draw:text-style-name="P3" draw:layer="layout" svg:width="7.475cm" svg:height="3.946cm" svg:x="11.102cm" svg:y="4.041cm" svg:viewBox="0 0 7476 3947" draw:points="605,1228 599,1258 582,1284 490,1376 490,1442 486,1466 472,1487 451,1502 425,1507 222,1507 199,1503 177,1489 163,1468 157,1442 157,1435 142,1435 112,1429 85,1411 3,1329 0,1325 0,3947 4520,3947 4519,3939 4519,3703 4517,3703 4517,3737 4507,3760 4489,3778 4466,3788 4345,3788 4329,3772 4329,3687 4303,3687 4303,3772 4287,3788 4166,3788 4143,3778 4125,3760 4115,3737 4115,3703 3942,3703 3942,3737 3932,3760 3914,3778 3891,3788 3770,3788 3754,3772 3754,3687 3926,3687 3942,3703 4115,3703 4131,3687 4303,3687 4329,3687 4501,3687 4517,3703 4519,3703 4519,3689 4523,3666 4537,3644 4558,3630 4584,3625 4783,3625 4807,3629 4829,3643 4843,3664 4848,3689 4848,3939 4847,3947 5410,3947 5409,3939 5409,3689 5413,3666 5427,3644 5448,3630 5474,3625 5673,3625 5697,3629 5719,3643 5733,3664 5738,3689 5738,3939 5737,3947 7476,3947 7476,3694 7383,3694 7383,3728 7373,3751 7355,3769 7332,3779 7210,3779 7195,3763 7195,3678 7169,3678 7169,3763 7153,3779 7032,3779 7008,3769 6991,3751 6981,3728 6981,3694 6808,3694 6808,3728 6798,3751 6780,3769 6757,3779 6635,3779 6620,3763 6620,3678 6594,3678 6594,3763 6578,3779 6457,3779 6433,3769 6416,3751 6406,3728 6406,3694 6422,3678 6594,3678 6620,3678 6792,3678 6808,3694 6981,3694 6997,3678 7169,3678 7195,3678 7367,3678 7383,3694 7476,3694 7476,3603 7383,3603 7383,3637 7367,3652 7195,3652 7195,3568 7169,3568 7169,3652 6997,3652 6981,3637 6981,3603 6808,3603 6808,3637 6792,3652 6620,3652 6620,3568 6594,3568 6594,3652 6422,3652 6406,3637 6406,3603 6416,3579 6433,3561 6457,3552 6578,3552 6594,3568 6620,3568 6635,3552 6757,3552 6780,3561 6798,3579 6808,3603 6981,3603 6991,3579 7008,3561 7032,3552 7153,3552 7169,3568 7195,3568 7210,3552 7332,3552 7355,3561 7373,3579 7383,3603 7476,3603 7476,3396 7475,3401 7458,3426 7419,3465 7394,3482 7364,3488 6414,3488 6383,3482 6358,3465 6308,3415 6291,3390 6285,3360 6285,3293 6269,3304 6262,3305 6262,3383 6300,3409 6336,3462 6348,3525 6348,3532 6336,3595 6300,3649 6246,3684 6183,3697 6120,3684 6086,3662 6085,3666 6067,3684 6043,3694 5958,3694 5942,3678 5942,3541 5917,3541 5917,3678 5901,3694 5815,3694 5792,3684 5774,3666 5764,3643 5764,3557 5780,3541 5917,3541 5942,3541 5944,3541 5944,3516 5942,3516 5942,3379 5917,3379 5917,3516 5780,3516 5764,3500 5764,3414 5774,3391 5792,3373 5815,3364 5901,3364 5917,3379 5942,3379 5958,3364 6043,3364 6067,3373 6085,3391 6086,3395 6105,3383 6105,3309 5894,3309 5870,3304 5849,3290 5834,3269 5829,3244 5829,3139 5738,3139 5738,3389 5734,3413 5720,3435 5699,3449 5673,3454 5474,3454 5450,3450 5428,3436 5414,3415 5409,3389 5409,3139 5413,3116 5427,3094 5448,3080 5474,3075 5673,3075 5697,3079 5719,3093 5733,3114 5738,3139 5829,3139 5829,3053 5411,3053 5367,3097 5367,3105 5373,3114 5378,3139 5378,3370 5374,3393 5366,3406 5370,3406 5410,3422 5440,3453 5457,3493 5457,3536 5440,3576 5410,3606 5370,3623 5327,3623 5287,3606 5257,3576 5240,3536 5240,3493 5256,3453 5275,3434 5263,3434 5248,3431 5234,3434 5183,3434 5168,3431 5154,3434 5103,3434 5090,3432 5086,3433 5077,3433 5062,3419 5058,3416 5049,3402 5047,3406 5036,3417 5020,3433 5011,3433 5008,3432 5006,3433 4997,3433 4981,3417 4981,3433 5000,3453 5017,3493 5017,3536 5001,3576 4970,3606 4930,3623 4887,3623 4847,3606 4817,3576 4800,3536 4800,3493 4817,3453 4847,3423 4887,3406 4890,3406 4880,3382 4880,3283 4896,3267 4956,3267 4956,3269 4974,3269 4976,3267 4983,3267 4983,3242 4976,3242 4960,3226 4960,3127 4970,3104 4981,3092 4956,3092 4956,3242 4896,3242 4880,3226 4880,3127 4890,3104 4907,3086 4931,3076 4940,3076 4956,3092 4981,3092 4997,3076 5006,3076 5008,3077 5011,3076 5020,3076 5036,3092 5047,3104 5049,3107 5057,3094 5062,3091 5077,3076 5086,3076 5090,3078 5103,3075 5154,3075 5169,3078 5183,3075 5210,3075 5210,3064 5214,3043 5216,3034 5233,3009 5323,2919 5348,2902 5379,2896 5829,2896 5829,2894 5834,2870 5847,2849 5869,2834 5894,2829 6244,2829 6267,2834 6289,2848 6304,2869 6309,2894 6309,3152 6313,3149 6383,3079 6408,3062 6438,3056 7156,3056 7185,3027 7185,2942 7181,2938 7038,2938 7008,2932 6983,2915 6658,2590 6641,2565 6635,2534 6635,2192 6183,1739 6176,1728 6166,1714 6160,1684 6160,1366 5933,1139 5916,1114 5910,1084 5910,816 5833,739 5816,714 5810,684 5810,241 5781,212 4946,212 4917,241 4917,409 4911,439 4894,464 4878,480 4937,480 4967,486 4992,503 5044,555 5061,580 5064,593 5067,610 5067,1309 5061,1339 5055,1348 5118,1348 5141,1352 5163,1366 5178,1388 5182,1409 5426,1409 5456,1415 5481,1432 5565,1515 5582,1541 5587,1568 5588,1571 5588,1650 5608,1653 5629,1667 5644,1689 5649,1714 5649,1844 5645,1867 5631,1890 5619,1898 5634,1919 5639,1944 5639,2195 5635,2218 5621,2240 5600,2254 5574,2259 5538,2259 5539,2265 5539,2266 5539,2386 5829,2386 5829,2213 5834,2190 5847,2168 5869,2154 5894,2148 6244,2148 6267,2153 6289,2167 6304,2188 6309,2213 6309,2563 6304,2587 6290,2608 6269,2623 6244,2628 5894,2628 5870,2624 5849,2610 5834,2588 5829,2563 5829,2543 5539,2543 5539,2665 5534,2688 5521,2710 5499,2724 5474,2729 5274,2729 5251,2725 5229,2711 5215,2690 5210,2665 5210,2543 4984,2543 4954,2537 4948,2533 4848,2533 4825,2529 4803,2515 4789,2494 4783,2469 4783,2363 4629,2363 4629,2433 4619,2456 4601,2474 4578,2483 4494,2483 4478,2468 4478,2348 4613,2348 4629,2363 4783,2363 4783,2319 4788,2295 4802,2274 4823,2259 4826,2258 4812,2253 4797,2237 4629,2237 4629,2306 4613,2322 4478,2322 4478,2202 4494,2186 4578,2186 4601,2196 4619,2214 4629,2237 4797,2237 4794,2235 4785,2211 4785,2152 4801,2136 4901,2136 4901,2138 4926,2138 4926,2136 5026,2136 5042,2152 5042,2211 5032,2235 5014,2253 5001,2258 5002,2258 5023,2272 5038,2294 5043,2319 5043,2386 5210,2386 5210,2265 5211,2259 5211,2255 5211,2253 5211,2242 5196,2258 5161,2258 5138,2248 5120,2231 5111,2207 5111,2098 5126,2082 5211,2082 5211,2084 5237,2084 5237,2082 5239,2082 5239,2057 5237,2057 5237,2055 5211,2055 5211,2057 5126,2057 5111,2041 5111,2036 5042,2036 5042,2095 5026,2111 4926,2111 4926,2001 4901,2001 4901,2111 4801,2111 4785,2095 4785,2036 4794,2013 4812,1995 4836,1985 4885,1985 4901,2001 4926,2001 4942,1985 4991,1985 5014,1995 5032,2013 5042,2036 5111,2036 5111,1932 5120,1908 5130,1899 5128,1899 5127,1897 5081,1897 5066,1881 5066,1770 5040,1770 5040,1881 5024,1897 4975,1897 4952,1888 4934,1869 4924,1845 4924,1786 4940,1770 5040,1770 5066,1770 5068,1770 5068,1745 5066,1745 5066,1743 5040,1743 5040,1745 4940,1745 4924,1729 4924,1670 4934,1647 4952,1629 4966,1623 4964,1623 4943,1609 4928,1588 4924,1566 4785,1566 4776,1572 4741,1579 4741,1810 4735,1840 4718,1865 4398,2186 4437,2186 4453,2202 4453,2322 4451,2322 4451,2348 4453,2348 4453,2468 4437,2483 4353,2483 4339,2478 4339,2549 4359,2552 4381,2566 4395,2588 4401,2613 4401,2743 4396,2766 4382,2788 4361,2802 4339,2807 4339,2815 4579,3055 4592,3075 4783,3075 4807,3079 4829,3093 4843,3114 4848,3139 4848,3389 4844,3413 4830,3435 4809,3449 4783,3454 4597,3454 4596,3461 4579,3486 4519,3546 4494,3563 4478,3566 4489,3571 4507,3589 4517,3612 4517,3646 4501,3662 4329,3662 4329,3660 4303,3660 4303,3662 4131,3662 4115,3646 4115,3612 4125,3589 4143,3571 4146,3569 3911,3569 3914,3571 3932,3589 3942,3612 3942,3646 3926,3662 3754,3662 3754,3660 3728,3660 3728,3662 3726,3662 3726,3687 3728,3687 3728,3772 3712,3788 3591,3788 3568,3778 3567,3778 3546,3799 3521,3816 3490,3822 1398,3822 1368,3816 1342,3799 1264,3720 1247,3695 1242,3672 1213,3653 1212,3651 1205,3666 1187,3684 1164,3694 1094,3694 1078,3678 1078,3541 1052,3541 1052,3678 1037,3694 966,3694 943,3684 925,3666 915,3643 915,3634 889,3664 836,3689 834,3689 811,3677 811,3541 1052,3541 1078,3541 1080,3541 1080,3516 1078,3516 1078,3379 1052,3379 1052,3516 811,3516 811,3380 834,3368 836,3368 889,3394 915,3423 915,3414 925,3391 943,3373 966,3364 1037,3364 1052,3379 1078,3379 1094,3364 1164,3364 1187,3373 1205,3391 1212,3406 1213,3404 1262,3372 1319,3360 1376,3372 1425,3404 1446,3436 1467,3404 1516,3372 1573,3360 1630,3372 1679,3404 1707,3446 1718,3446 1749,3400 1776,3382 1776,3345 1778,3337 1782,3315 1799,3290 2345,2743 2345,2539 2094,2790 2069,2807 2039,2813 671,2813 623,2861 623,3386 650,3404 671,3435 708,3394 761,3368 763,3368 786,3380 786,3516 784,3516 784,3541 786,3541 786,3677 763,3689 761,3689 708,3664 671,3622 650,3653 602,3686 544,3697 487,3686 438,3653 437,3652 437,3654 423,3675 402,3690 377,3695 204,3695 181,3691 159,3677 144,3655 139,3630 139,3427 144,3404 158,3382 179,3367 204,3362 212,3362 212,3293 202,3291 180,3277 166,3256 161,3231 161,3081 165,3057 179,3036 200,3021 202,3021 180,3007 166,2986 161,2961 161,2811 165,2787 178,2766 166,2748 161,2723 161,2573 165,2549 179,2528 200,2513 204,2512 189,2507 172,2489 162,2465 162,2406 178,2390 278,2390 278,2392 303,2392 303,2390 403,2390 419,2406 419,2465 409,2489 391,2507 378,2512 379,2512 401,2526 415,2548 419,2569 1964,2569 2180,2353 2180,2290 419,2290 419,2349 403,2365 303,2365 303,2255 278,2255 278,2365 178,2365 162,2349 162,2290 172,2267 189,2249 213,2239 262,2239 278,2255 303,2255 319,2239 368,2239 391,2249 409,2267 419,2290 2180,2290 2180,670 2184,653 2186,640 2203,615 2611,207 2637,190 2667,184 2906,184 2910,178 2934,162 2910,146 2884,108 2875,62 2884,17 2896,0 605,0">
          <text:p/>
        </draw:polygon>
        <draw:polygon draw:style-name="gr8" draw:text-style-name="P3" draw:layer="layout" svg:width="1.321cm" svg:height="2.291cm" svg:x="13.981cm" svg:y="5.288cm" svg:viewBox="0 0 1322 2292" draw:points="170,2 168,2 168,28 170,28 170,202 168,202 168,228 170,228 170,334 105,334 60,320 25,290 3,249 3,246 16,228 0,228 0,1794 300,2094 317,2119 320,2132 350,2153 352,2155 358,2140 376,2122 399,2112 470,2112 486,2128 486,2265 484,2265 484,2290 486,2290 486,2292 511,2292 511,2290 513,2290 513,2265 511,2265 511,2128 527,2112 597,2112 621,2122 622,2124 660,2086 659,2078 659,1978 663,1954 677,1932 698,1918 723,1913 999,1913 1022,1917 1044,1931 1056,1949 1242,1949 1247,1942 1134,1824 1055,1745 1038,1720 1032,1689 1032,1560 1012,1556 991,1542 976,1521 971,1496 971,1366 975,1342 989,1321 1011,1306 1036,1301 1186,1301 1209,1305 1232,1319 1246,1341 1247,1342 1260,1321 1282,1306 1303,1302 1303,1235 1299,1236 1215,1236 1198,1221 1198,1101 1173,1101 1173,1221 1157,1236 1073,1236 1050,1227 1032,1209 1022,1186 1022,1116 1038,1101 1173,1101 1198,1101 1200,1101 1200,1075 1198,1075 1198,955 1173,955 1173,1075 1038,1075 1022,1059 1022,990 1032,967 1050,949 1073,939 1157,939 1173,955 1198,955 1215,939 1299,939 1308,943 1309,936 1322,916 534,916 503,910 478,893 203,618 186,593 180,563 180,348 185,322 186,318 195,304 195,228 197,228 197,202 195,202 195,28 197,28 197,2 195,2 195,0 170,0">
          <text:p/>
        </draw:polygon>
        <draw:polygon draw:style-name="gr8" draw:text-style-name="P3" draw:layer="layout" svg:width="0.291cm" svg:height="0.227cm" svg:x="16.241cm" svg:y="5.607cm" svg:viewBox="0 0 292 228" draw:points="38,20 24,42 3,56 0,57 14,63 32,81 33,84 71,84 87,100 87,201 85,201 85,226 87,226 87,228 112,228 112,226 114,226 114,201 112,201 112,100 128,84 188,84 211,94 229,112 235,125 235,124 249,103 270,88 292,84 292,38 254,0 42,0">
          <text:p/>
        </draw:polygon>
        <draw:polygon draw:style-name="gr8" draw:text-style-name="P3" draw:layer="layout" svg:width="7.475cm" svg:height="1.024cm" svg:x="11.102cm" svg:y="3.012cm" svg:viewBox="0 0 7476 1025" draw:points="0,1025 3,1020 383,641 408,624 438,618 2981,618 2981,210 2982,205 2984,201 2989,198 2993,197 4771,197 4776,198 4780,201 4783,205 4784,210 4784,618 5732,618 5861,488 5886,471 5917,465 6767,465 6797,471 6823,488 6990,656 7019,656 7013,645 7013,644 7025,621 7161,621 7161,623 7187,623 7187,621 7189,621 7189,595 7187,595 7187,593 7161,593 7161,595 7025,595 7013,572 7013,571 7039,517 7056,501 7049,500 7027,486 7013,465 7007,439 7007,267 7012,243 7026,222 7047,207 7072,202 7275,202 7299,206 7321,220 7335,241 7340,267 7340,277 7356,280 7382,298 7458,374 7475,399 7476,404 7476,84 1443,84 1443,566 434,566 434,84 1443,84 7476,84 7476,0 0,0">
          <text:p/>
        </draw:polygon>
        <draw:custom-shape draw:style-name="gr9" draw:text-style-name="P4" draw:layer="layout" svg:width="2.1cm" svg:height="7.4cm" svg:x="9cm" svg:y="1.8cm">
          <text:p/>
          <draw:enhanced-geometry svg:viewBox="0 0 21600 21600" draw:mirror-horizontal="false" draw:mirror-vertical="false" draw:type="rectangle" draw:enhanced-path="M 0 0 L 21600 0 21600 21600 0 21600 0 0 Z N"/>
        </draw:custom-shape>
        <draw:custom-shape draw:style-name="gr9" draw:text-style-name="P4" draw:layer="layout" svg:width="2.1cm" svg:height="7.4cm" svg:x="18.574cm" svg:y="1.83cm">
          <text:p/>
          <draw:enhanced-geometry svg:viewBox="0 0 21600 21600" draw:mirror-horizontal="false" draw:mirror-vertical="false" draw:type="rectangle" draw:enhanced-path="M 0 0 L 21600 0 21600 21600 0 21600 0 0 Z N"/>
        </draw:custom-shape>
        <draw:custom-shape draw:style-name="gr10" draw:text-style-name="P4" draw:layer="layout" svg:width="7.845cm" svg:height="1.1cm" svg:x="10.955cm" svg:y="1.9cm">
          <text:p/>
          <draw:enhanced-geometry svg:viewBox="0 0 21600 21600" draw:mirror-horizontal="false" draw:mirror-vertical="false" draw:type="rectangle" draw:enhanced-path="M 0 0 L 21600 0 21600 21600 0 21600 0 0 Z N"/>
        </draw:custom-shape>
        <draw:custom-shape draw:style-name="gr11" draw:text-style-name="P4" draw:layer="layout" svg:width="8.4cm" svg:height="1.4cm" svg:x="10.5cm" svg:y="8cm">
          <text:p/>
          <draw:enhanced-geometry svg:viewBox="0 0 21600 21600" draw:mirror-horizontal="false" draw:mirror-vertical="false" draw:type="rectangle" draw:enhanced-path="M 0 0 L 21600 0 21600 21600 0 21600 0 0 Z N"/>
        </draw:custom-shape>
        <draw:custom-shape draw:style-name="gr12" draw:text-style-name="P4" draw:layer="layout" svg:width="0.2cm" svg:height="0.2cm" svg:x="17.182cm" svg:y="7.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3" draw:text-style-name="P1" draw:layer="layout" svg:width="0.213cm" svg:height="0.243cm" svg:x="5.132cm" svg:y="7.284cm" svg:viewBox="0 0 214 244" draw:points="0,244 214,244 214,0 0,0">
          <text:p/>
        </draw:polygon>
        <draw:line draw:style-name="gr14" draw:text-style-name="P2" draw:layer="layout" svg:x1="4.985cm" svg:y1="7.421cm" svg:x2="4.985cm" svg:y2="7.39cm">
          <text:p/>
        </draw:line>
        <draw:line draw:style-name="gr14" draw:text-style-name="P2" draw:layer="layout" svg:x1="4.731cm" svg:y1="7.421cm" svg:x2="4.731cm" svg:y2="7.39cm">
          <text:p/>
        </draw:line>
        <draw:line draw:style-name="gr14" draw:text-style-name="P2" draw:layer="layout" svg:x1="4.477cm" svg:y1="7.421cm" svg:x2="4.477cm" svg:y2="7.39cm">
          <text:p/>
        </draw:line>
        <draw:line draw:style-name="gr14" draw:text-style-name="P2" draw:layer="layout" svg:x1="4.223cm" svg:y1="7.421cm" svg:x2="4.223cm" svg:y2="7.39cm">
          <text:p/>
        </draw:line>
        <draw:line draw:style-name="gr14" draw:text-style-name="P2" draw:layer="layout" svg:x1="3.969cm" svg:y1="7.421cm" svg:x2="3.969cm" svg:y2="7.39cm">
          <text:p/>
        </draw:line>
        <draw:line draw:style-name="gr14" draw:text-style-name="P2" draw:layer="layout" svg:x1="3.715cm" svg:y1="7.421cm" svg:x2="3.715cm" svg:y2="7.39cm">
          <text:p/>
        </draw:line>
        <draw:polygon draw:style-name="gr13" draw:text-style-name="P1" draw:layer="layout" svg:width="0.213cm" svg:height="0.243cm" svg:x="2.044cm" svg:y="7.288cm" svg:viewBox="0 0 214 244" draw:points="214,0 0,0 0,244 214,244">
          <text:p/>
        </draw:polygon>
        <draw:line draw:style-name="gr14" draw:text-style-name="P2" draw:layer="layout" svg:x1="2.404cm" svg:y1="7.394cm" svg:x2="2.404cm" svg:y2="7.425cm">
          <text:p/>
        </draw:line>
        <draw:line draw:style-name="gr14" draw:text-style-name="P2" draw:layer="layout" svg:x1="2.658cm" svg:y1="7.394cm" svg:x2="2.658cm" svg:y2="7.425cm">
          <text:p/>
        </draw:line>
        <draw:polygon draw:style-name="gr13" draw:text-style-name="P1" draw:layer="layout" svg:width="0.243cm" svg:height="0.212cm" svg:x="8.912cm" svg:y="3.1cm" svg:viewBox="0 0 244 213" draw:points="244,213 244,0 0,0 0,213">
          <text:p/>
        </draw:polygon>
        <draw:line draw:style-name="gr14" draw:text-style-name="P2" draw:layer="layout" svg:x1="9.049cm" svg:y1="3.46cm" svg:x2="9.019cm" svg:y2="3.46cm">
          <text:p/>
        </draw:line>
        <draw:line draw:style-name="gr14" draw:text-style-name="P2" draw:layer="layout" svg:x1="9.049cm" svg:y1="3.714cm" svg:x2="9.019cm" svg:y2="3.714cm">
          <text:p/>
        </draw:line>
        <draw:line draw:style-name="gr14" draw:text-style-name="P2" draw:layer="layout" svg:x1="9.049cm" svg:y1="3.968cm" svg:x2="9.019cm" svg:y2="3.968cm">
          <text:p/>
        </draw:line>
        <draw:line draw:style-name="gr14" draw:text-style-name="P2" draw:layer="layout" svg:x1="9.049cm" svg:y1="4.222cm" svg:x2="9.019cm" svg:y2="4.222cm">
          <text:p/>
        </draw:line>
        <draw:line draw:style-name="gr14" draw:text-style-name="P2" draw:layer="layout" svg:x1="9.049cm" svg:y1="4.476cm" svg:x2="9.019cm" svg:y2="4.476cm">
          <text:p/>
        </draw:line>
        <draw:line draw:style-name="gr14" draw:text-style-name="P2" draw:layer="layout" svg:x1="9.049cm" svg:y1="4.73cm" svg:x2="9.019cm" svg:y2="4.73cm">
          <text:p/>
        </draw:line>
        <draw:line draw:style-name="gr14" draw:text-style-name="P2" draw:layer="layout" svg:x1="9.049cm" svg:y1="4.984cm" svg:x2="9.019cm" svg:y2="4.984cm">
          <text:p/>
        </draw:line>
        <draw:line draw:style-name="gr14" draw:text-style-name="P2" draw:layer="layout" svg:x1="9.049cm" svg:y1="5.238cm" svg:x2="9.019cm" svg:y2="5.238cm">
          <text:p/>
        </draw:line>
        <draw:line draw:style-name="gr14" draw:text-style-name="P2" draw:layer="layout" svg:x1="9.049cm" svg:y1="5.492cm" svg:x2="9.019cm" svg:y2="5.492cm">
          <text:p/>
        </draw:line>
        <draw:line draw:style-name="gr14" draw:text-style-name="P2" draw:layer="layout" svg:x1="9.049cm" svg:y1="5.746cm" svg:x2="9.019cm" svg:y2="5.746cm">
          <text:p/>
        </draw:line>
        <draw:line draw:style-name="gr14" draw:text-style-name="P2" draw:layer="layout" svg:x1="9.049cm" svg:y1="6cm" svg:x2="9.019cm" svg:y2="6cm">
          <text:p/>
        </draw:line>
        <draw:line draw:style-name="gr14" draw:text-style-name="P2" draw:layer="layout" svg:x1="9.049cm" svg:y1="6.254cm" svg:x2="9.019cm" svg:y2="6.254cm">
          <text:p/>
        </draw:line>
        <draw:line draw:style-name="gr14" draw:text-style-name="P2" draw:layer="layout" svg:x1="9.049cm" svg:y1="6.508cm" svg:x2="9.019cm" svg:y2="6.508cm">
          <text:p/>
        </draw:line>
        <draw:polygon draw:style-name="gr13" draw:text-style-name="P1" draw:layer="layout" svg:width="0.243cm" svg:height="0.243cm" svg:x="7.668cm" svg:y="7.288cm" svg:viewBox="0 0 244 244" draw:points="244,0 0,0 0,244 244,244">
          <text:p/>
        </draw:polygon>
        <draw:polyline draw:style-name="gr15" draw:text-style-name="P2" draw:layer="layout" svg:width="0cm" svg:height="0cm" svg:x="8.043cm" svg:y="7.41cm" svg:viewBox="0 0 0 0" draw:points="0,0">
          <text:p/>
        </draw:polyline>
        <draw:polygon draw:style-name="gr13" draw:text-style-name="P1" draw:layer="layout" svg:width="0.09cm" svg:height="0.27cm" svg:x="7.104cm" svg:y="7.001cm" svg:viewBox="0 0 91 271" draw:points="0,271 91,271 91,0 0,0">
          <text:p/>
        </draw:polygon>
        <draw:polygon draw:style-name="gr13" draw:text-style-name="P1" draw:layer="layout" svg:width="0.091cm" svg:height="0.27cm" svg:x="7.023cm" svg:y="7.001cm" svg:viewBox="0 0 92 271" draw:points="0,271 92,271 92,0 0,0">
          <text:p/>
        </draw:polygon>
        <draw:polygon draw:style-name="gr13" draw:text-style-name="P1" draw:layer="layout" svg:width="0.091cm" svg:height="0.27cm" svg:x="6.943cm" svg:y="7.001cm" svg:viewBox="0 0 92 271" draw:points="0,271 92,271 92,0 0,0">
          <text:p/>
        </draw:polygon>
        <draw:polygon draw:style-name="gr13" draw:text-style-name="P1" draw:layer="layout" svg:width="0.091cm" svg:height="0.27cm" svg:x="6.863cm" svg:y="7.001cm" svg:viewBox="0 0 92 271" draw:points="0,271 92,271 92,0 0,0">
          <text:p/>
        </draw:polygon>
        <draw:polygon draw:style-name="gr13" draw:text-style-name="P1" draw:layer="layout" svg:width="0.091cm" svg:height="0.27cm" svg:x="6.783cm" svg:y="7.001cm" svg:viewBox="0 0 92 271" draw:points="0,271 92,271 92,0 0,0">
          <text:p/>
        </draw:polygon>
        <draw:polygon draw:style-name="gr13" draw:text-style-name="P1" draw:layer="layout" svg:width="0.239cm" svg:height="0.289cm" svg:x="7.314cm" svg:y="7.001cm" svg:viewBox="0 0 240 290" draw:points="0,290 240,290 240,0 0,0">
          <text:p/>
        </draw:polygon>
        <draw:polygon draw:style-name="gr13" draw:text-style-name="P1" draw:layer="layout" svg:width="0.239cm" svg:height="0.29cm" svg:x="7.314cm" svg:y="7.55cm" svg:viewBox="0 0 240 291" draw:points="0,291 240,291 240,0 0,0">
          <text:p/>
        </draw:polygon>
        <draw:polygon draw:style-name="gr13" draw:text-style-name="P1" draw:layer="layout" svg:width="0.239cm" svg:height="0.289cm" svg:x="6.424cm" svg:y="7.001cm" svg:viewBox="0 0 240 290" draw:points="0,290 240,290 240,0 0,0">
          <text:p/>
        </draw:polygon>
        <draw:polygon draw:style-name="gr13" draw:text-style-name="P1" draw:layer="layout" svg:width="0.239cm" svg:height="0.29cm" svg:x="6.424cm" svg:y="7.55cm" svg:viewBox="0 0 240 291" draw:points="0,291 240,291 240,0 0,0">
          <text:p/>
        </draw:polygon>
        <draw:path draw:style-name="gr13" draw:text-style-name="P1" draw:layer="layout" svg:width="0.129cm" svg:height="0.13cm" svg:x="7.144cm" svg:y="7.33cm" svg:viewBox="0 0 130 131" svg:d="M0 66c0-36 29-66 65-66s65 30 65 66-29 65-65 65-65-29-65-65z">
          <text:p/>
        </draw:path>
        <draw:path draw:style-name="gr13" draw:text-style-name="P1" draw:layer="layout" svg:width="0.129cm" svg:height="0.13cm" svg:x="6.704cm" svg:y="7.33cm" svg:viewBox="0 0 130 131" svg:d="M0 66c0-36 29-66 65-66 35 0 65 30 65 66s-30 65-65 65c-36 0-65-29-65-65z">
          <text:p/>
        </draw:path>
        <draw:polygon draw:style-name="gr13" draw:text-style-name="P1" draw:layer="layout" svg:width="0.212cm" svg:height="0.243cm" svg:x="2.819cm" svg:y="7.288cm" svg:viewBox="0 0 213 244" draw:points="213,0 0,0 0,244 213,244">
          <text:p/>
        </draw:polygon>
        <draw:line draw:style-name="gr14" draw:text-style-name="P2" draw:layer="layout" svg:x1="3.179cm" svg:y1="7.394cm" svg:x2="3.179cm" svg:y2="7.425cm">
          <text:p/>
        </draw:line>
        <draw:line draw:style-name="gr14" draw:text-style-name="P2" draw:layer="layout" svg:x1="3.433cm" svg:y1="7.394cm" svg:x2="3.433cm" svg:y2="7.425cm">
          <text:p/>
        </draw:line>
        <draw:polygon draw:style-name="gr13" draw:text-style-name="P1" draw:layer="layout" svg:width="0.17cm" svg:height="0.19cm" svg:x="6.688cm" svg:y="6.18cm" svg:viewBox="0 0 171 191" draw:points="0,191 171,191 171,0 0,0">
          <text:p/>
        </draw:polygon>
        <draw:polygon draw:style-name="gr13" draw:text-style-name="P1" draw:layer="layout" svg:width="0.17cm" svg:height="0.19cm" svg:x="6.688cm" svg:y="5.91cm" svg:viewBox="0 0 171 191" draw:points="0,191 171,191 171,0 0,0">
          <text:p/>
        </draw:polygon>
        <draw:polygon draw:style-name="gr13" draw:text-style-name="P1" draw:layer="layout" svg:width="0.39cm" svg:height="0.39cm" svg:x="7.734cm" svg:y="6.074cm" svg:viewBox="0 0 391 391" draw:points="391,0 0,0 0,391 391,391">
          <text:p/>
        </draw:polygon>
        <draw:polygon draw:style-name="gr13" draw:text-style-name="P1" draw:layer="layout" svg:width="0.39cm" svg:height="0.39cm" svg:x="7.734cm" svg:y="6.755cm" svg:viewBox="0 0 391 391" draw:points="391,0 0,0 0,391 391,391">
          <text:p/>
        </draw:polygon>
        <draw:polygon draw:style-name="gr13" draw:text-style-name="P1" draw:layer="layout" svg:width="0.17cm" svg:height="0.19cm" svg:x="2.065cm" svg:y="6.164cm" svg:viewBox="0 0 171 191" draw:points="171,0 0,0 0,191 171,191">
          <text:p/>
        </draw:polygon>
        <draw:polygon draw:style-name="gr13" draw:text-style-name="P1" draw:layer="layout" svg:width="0.17cm" svg:height="0.19cm" svg:x="2.065cm" svg:y="6.434cm" svg:viewBox="0 0 171 191" draw:points="171,0 0,0 0,191 171,191">
          <text:p/>
        </draw:polygon>
        <draw:polygon draw:style-name="gr13" draw:text-style-name="P1" draw:layer="layout" svg:width="0.19cm" svg:height="0.17cm" svg:x="5.756cm" svg:y="6.474cm" svg:viewBox="0 0 191 171" draw:points="0,0 0,171 191,171 191,0">
          <text:p/>
        </draw:polygon>
        <draw:polygon draw:style-name="gr13" draw:text-style-name="P1" draw:layer="layout" svg:width="0.19cm" svg:height="0.17cm" svg:x="6.026cm" svg:y="6.474cm" svg:viewBox="0 0 191 171" draw:points="0,0 0,171 191,171 191,0">
          <text:p/>
        </draw:polygon>
        <draw:polygon draw:style-name="gr13" draw:text-style-name="P1" draw:layer="layout" svg:width="0.315cm" svg:height="0.14cm" svg:x="8.884cm" svg:y="7.476cm" svg:viewBox="0 0 316 141" draw:points="0,0 0,141 316,141 316,0">
          <text:p/>
        </draw:polygon>
        <draw:polygon draw:style-name="gr13" draw:text-style-name="P1" draw:layer="layout" svg:width="0.315cm" svg:height="0.14cm" svg:x="8.309cm" svg:y="7.476cm" svg:viewBox="0 0 316 141" draw:points="0,0 0,141 316,141 316,0">
          <text:p/>
        </draw:polygon>
        <draw:polygon draw:style-name="gr13" draw:text-style-name="P1" draw:layer="layout" svg:width="0.315cm" svg:height="0.14cm" svg:x="8.309cm" svg:y="7.076cm" svg:viewBox="0 0 316 141" draw:points="0,0 0,141 316,141 316,0">
          <text:p/>
        </draw:polygon>
        <draw:polygon draw:style-name="gr13" draw:text-style-name="P1" draw:layer="layout" svg:width="0.315cm" svg:height="0.14cm" svg:x="8.884cm" svg:y="7.076cm" svg:viewBox="0 0 316 141" draw:points="0,0 0,141 316,141 316,0">
          <text:p/>
        </draw:polygon>
        <draw:polygon draw:style-name="gr13" draw:text-style-name="P1" draw:layer="layout" svg:width="0.316cm" svg:height="0.14cm" svg:x="6.018cm" svg:y="7.485cm" svg:viewBox="0 0 317 141" draw:points="0,0 0,141 317,141 317,0">
          <text:p/>
        </draw:polygon>
        <draw:polygon draw:style-name="gr13" draw:text-style-name="P1" draw:layer="layout" svg:width="0.314cm" svg:height="0.14cm" svg:x="5.444cm" svg:y="7.485cm" svg:viewBox="0 0 315 141" draw:points="0,0 0,141 315,141 315,0">
          <text:p/>
        </draw:polygon>
        <draw:polygon draw:style-name="gr13" draw:text-style-name="P1" draw:layer="layout" svg:width="0.314cm" svg:height="0.14cm" svg:x="5.444cm" svg:y="7.085cm" svg:viewBox="0 0 315 141" draw:points="0,0 0,141 315,141 315,0">
          <text:p/>
        </draw:polygon>
        <draw:polygon draw:style-name="gr13" draw:text-style-name="P1" draw:layer="layout" svg:width="0.316cm" svg:height="0.14cm" svg:x="6.018cm" svg:y="7.085cm" svg:viewBox="0 0 317 141" draw:points="0,0 0,141 317,141 317,0">
          <text:p/>
        </draw:polygon>
        <draw:line draw:style-name="gr16" draw:text-style-name="P2" draw:layer="layout" svg:x1="6.223cm" svg:y1="5.584cm" svg:x2="6.223cm" svg:y2="5.454cm">
          <text:p/>
        </draw:line>
        <draw:line draw:style-name="gr16" draw:text-style-name="P2" draw:layer="layout" svg:x1="6.023cm" svg:y1="5.584cm" svg:x2="6.023cm" svg:y2="5.454cm">
          <text:p/>
        </draw:line>
        <draw:line draw:style-name="gr16" draw:text-style-name="P2" draw:layer="layout" svg:x1="5.823cm" svg:y1="5.584cm" svg:x2="5.823cm" svg:y2="5.454cm">
          <text:p/>
        </draw:line>
        <draw:line draw:style-name="gr16" draw:text-style-name="P2" draw:layer="layout" svg:x1="5.623cm" svg:y1="5.584cm" svg:x2="5.623cm" svg:y2="5.454cm">
          <text:p/>
        </draw:line>
        <draw:line draw:style-name="gr16" draw:text-style-name="P2" draw:layer="layout" svg:x1="5.423cm" svg:y1="5.584cm" svg:x2="5.423cm" svg:y2="5.454cm">
          <text:p/>
        </draw:line>
        <draw:line draw:style-name="gr16" draw:text-style-name="P2" draw:layer="layout" svg:x1="5.223cm" svg:y1="5.584cm" svg:x2="5.223cm" svg:y2="5.454cm">
          <text:p/>
        </draw:line>
        <draw:polygon draw:style-name="gr13" draw:text-style-name="P1" draw:layer="layout" svg:width="0.28cm" svg:height="0.15cm" svg:x="6.382cm" svg:y="3.869cm" svg:viewBox="0 0 281 151" draw:points="281,151 281,0 0,0 0,151">
          <text:p/>
        </draw:polygon>
        <draw:line draw:style-name="gr16" draw:text-style-name="P2" draw:layer="layout" svg:x1="6.587cm" svg:y1="4.144cm" svg:x2="6.457cm" svg:y2="4.144cm">
          <text:p/>
        </draw:line>
        <draw:line draw:style-name="gr16" draw:text-style-name="P2" draw:layer="layout" svg:x1="6.587cm" svg:y1="4.344cm" svg:x2="6.457cm" svg:y2="4.344cm">
          <text:p/>
        </draw:line>
        <draw:line draw:style-name="gr16" draw:text-style-name="P2" draw:layer="layout" svg:x1="6.587cm" svg:y1="4.544cm" svg:x2="6.457cm" svg:y2="4.544cm">
          <text:p/>
        </draw:line>
        <draw:line draw:style-name="gr16" draw:text-style-name="P2" draw:layer="layout" svg:x1="6.587cm" svg:y1="4.744cm" svg:x2="6.457cm" svg:y2="4.744cm">
          <text:p/>
        </draw:line>
        <draw:line draw:style-name="gr16" draw:text-style-name="P2" draw:layer="layout" svg:x1="6.587cm" svg:y1="4.944cm" svg:x2="6.457cm" svg:y2="4.944cm">
          <text:p/>
        </draw:line>
        <draw:line draw:style-name="gr16" draw:text-style-name="P2" draw:layer="layout" svg:x1="6.587cm" svg:y1="5.144cm" svg:x2="6.457cm" svg:y2="5.144cm">
          <text:p/>
        </draw:line>
        <draw:line draw:style-name="gr16" draw:text-style-name="P2" draw:layer="layout" svg:x1="6.587cm" svg:y1="5.344cm" svg:x2="6.457cm" svg:y2="5.344cm">
          <text:p/>
        </draw:line>
        <draw:line draw:style-name="gr16" draw:text-style-name="P2" draw:layer="layout" svg:x1="4.987cm" svg:y1="5.344cm" svg:x2="4.857cm" svg:y2="5.344cm">
          <text:p/>
        </draw:line>
        <draw:line draw:style-name="gr16" draw:text-style-name="P2" draw:layer="layout" svg:x1="4.987cm" svg:y1="5.144cm" svg:x2="4.857cm" svg:y2="5.144cm">
          <text:p/>
        </draw:line>
        <draw:line draw:style-name="gr16" draw:text-style-name="P2" draw:layer="layout" svg:x1="4.987cm" svg:y1="4.944cm" svg:x2="4.857cm" svg:y2="4.944cm">
          <text:p/>
        </draw:line>
        <draw:line draw:style-name="gr16" draw:text-style-name="P2" draw:layer="layout" svg:x1="4.987cm" svg:y1="4.744cm" svg:x2="4.857cm" svg:y2="4.744cm">
          <text:p/>
        </draw:line>
        <draw:line draw:style-name="gr16" draw:text-style-name="P2" draw:layer="layout" svg:x1="4.987cm" svg:y1="4.544cm" svg:x2="4.857cm" svg:y2="4.544cm">
          <text:p/>
        </draw:line>
        <draw:line draw:style-name="gr16" draw:text-style-name="P2" draw:layer="layout" svg:x1="4.987cm" svg:y1="4.344cm" svg:x2="4.857cm" svg:y2="4.344cm">
          <text:p/>
        </draw:line>
        <draw:line draw:style-name="gr16" draw:text-style-name="P2" draw:layer="layout" svg:x1="4.987cm" svg:y1="4.144cm" svg:x2="4.857cm" svg:y2="4.144cm">
          <text:p/>
        </draw:line>
        <draw:line draw:style-name="gr16" draw:text-style-name="P2" draw:layer="layout" svg:x1="4.987cm" svg:y1="3.944cm" svg:x2="4.857cm" svg:y2="3.944cm">
          <text:p/>
        </draw:line>
        <draw:polygon draw:style-name="gr13" draw:text-style-name="P1" draw:layer="layout" svg:width="0.19cm" svg:height="0.17cm" svg:x="7.274cm" svg:y="5.576cm" svg:viewBox="0 0 191 171" draw:points="191,171 191,0 0,0 0,171">
          <text:p/>
        </draw:polygon>
        <draw:polygon draw:style-name="gr13" draw:text-style-name="P1" draw:layer="layout" svg:width="0.19cm" svg:height="0.17cm" svg:x="7.004cm" svg:y="5.576cm" svg:viewBox="0 0 191 171" draw:points="191,171 191,0 0,0 0,171">
          <text:p/>
        </draw:polygon>
        <draw:polygon draw:style-name="gr13" draw:text-style-name="P1" draw:layer="layout" svg:width="0.17cm" svg:height="0.19cm" svg:x="6.828cm" svg:y="5.545cm" svg:viewBox="0 0 171 191" draw:points="0,191 171,191 171,0 0,0">
          <text:p/>
        </draw:polygon>
        <draw:polygon draw:style-name="gr13" draw:text-style-name="P1" draw:layer="layout" svg:width="0.17cm" svg:height="0.19cm" svg:x="6.828cm" svg:y="5.275cm" svg:viewBox="0 0 171 191" draw:points="0,191 171,191 171,0 0,0">
          <text:p/>
        </draw:polygon>
        <draw:polygon draw:style-name="gr13" draw:text-style-name="P1" draw:layer="layout" svg:width="0.243cm" svg:height="0.212cm" svg:x="2.062cm" svg:y="5.132cm" svg:viewBox="0 0 244 213" draw:points="0,0 0,213 244,213 244,0">
          <text:p/>
        </draw:polygon>
        <draw:line draw:style-name="gr14" draw:text-style-name="P2" draw:layer="layout" svg:x1="2.169cm" svg:y1="4.984cm" svg:x2="2.199cm" svg:y2="4.984cm">
          <text:p/>
        </draw:line>
        <draw:line draw:style-name="gr14" draw:text-style-name="P2" draw:layer="layout" svg:x1="2.169cm" svg:y1="4.73cm" svg:x2="2.199cm" svg:y2="4.73cm">
          <text:p/>
        </draw:line>
        <draw:line draw:style-name="gr14" draw:text-style-name="P2" draw:layer="layout" svg:x1="2.169cm" svg:y1="4.476cm" svg:x2="2.199cm" svg:y2="4.476cm">
          <text:p/>
        </draw:line>
        <draw:polygon draw:style-name="gr13" draw:text-style-name="P1" draw:layer="layout" svg:width="0.17cm" svg:height="0.19cm" svg:x="2.065cm" svg:y="6.942cm" svg:viewBox="0 0 171 191" draw:points="0,191 171,191 171,0 0,0">
          <text:p/>
        </draw:polygon>
        <draw:polygon draw:style-name="gr13" draw:text-style-name="P1" draw:layer="layout" svg:width="0.17cm" svg:height="0.19cm" svg:x="2.065cm" svg:y="6.672cm" svg:viewBox="0 0 171 191" draw:points="0,191 171,191 171,0 0,0">
          <text:p/>
        </draw:polygon>
        <draw:polygon draw:style-name="gr13" draw:text-style-name="P1" draw:layer="layout" svg:width="0.14cm" svg:height="0.291cm" svg:x="7.014cm" svg:y="5.805cm" svg:viewBox="0 0 141 292" draw:points="0,0 0,292 141,292 141,0">
          <text:p/>
        </draw:polygon>
        <draw:polygon draw:style-name="gr13" draw:text-style-name="P1" draw:layer="layout" svg:width="0.14cm" svg:height="0.291cm" svg:x="7.164cm" svg:y="5.805cm" svg:viewBox="0 0 141 292" draw:points="0,0 0,292 141,292 141,0">
          <text:p/>
        </draw:polygon>
        <draw:polygon draw:style-name="gr17" draw:text-style-name="P1" draw:layer="layout" svg:width="0.14cm" svg:height="0.291cm" svg:x="7.314cm" svg:y="5.805cm" svg:viewBox="0 0 141 292" draw:points="0,0 0,292 141,292 141,0">
          <text:p/>
        </draw:polygon>
        <draw:polygon draw:style-name="gr18" draw:text-style-name="P2" draw:layer="layout" svg:width="0.14cm" svg:height="0.291cm" svg:x="7.314cm" svg:y="5.805cm" svg:viewBox="0 0 141 292" draw:points="0,0 0,292 141,292 141,0">
          <text:p/>
        </draw:polygon>
        <draw:polygon draw:style-name="gr13" draw:text-style-name="P1" draw:layer="layout" svg:width="0.24cm" svg:height="0.44cm" svg:x="7.114cm" svg:y="6.126cm" svg:viewBox="0 0 241 441" draw:points="0,0 0,441 241,441 241,0">
          <text:p/>
        </draw:polygon>
        <draw:polygon draw:style-name="gr13" draw:text-style-name="P1" draw:layer="layout" svg:width="0.24cm" svg:height="0.116cm" svg:x="7.114cm" svg:y="6.053cm" svg:viewBox="0 0 241 117" draw:points="241,117 191,0 50,0 0,117">
          <text:p/>
        </draw:polygon>
        <draw:polygon draw:style-name="gr13" draw:text-style-name="P1" draw:layer="layout" svg:width="0.24cm" svg:height="0.21cm" svg:x="8.428cm" svg:y="3.609cm" svg:viewBox="0 0 241 211" draw:points="241,211 241,0 0,0 0,211">
          <text:p/>
        </draw:polygon>
        <draw:polygon draw:style-name="gr13" draw:text-style-name="P1" draw:layer="layout" svg:width="0.24cm" svg:height="0.21cm" svg:x="8.028cm" svg:y="3.609cm" svg:viewBox="0 0 241 211" draw:points="241,211 241,0 0,0 0,211">
          <text:p/>
        </draw:polygon>
        <draw:polygon draw:style-name="gr13" draw:text-style-name="P1" draw:layer="layout" svg:width="0.24cm" svg:height="0.21cm" svg:x="8.428cm" svg:y="4.117cm" svg:viewBox="0 0 241 211" draw:points="241,211 241,0 0,0 0,211">
          <text:p/>
        </draw:polygon>
        <draw:polygon draw:style-name="gr13" draw:text-style-name="P1" draw:layer="layout" svg:width="0.24cm" svg:height="0.21cm" svg:x="8.028cm" svg:y="4.117cm" svg:viewBox="0 0 241 211" draw:points="241,211 241,0 0,0 0,211">
          <text:p/>
        </draw:polygon>
        <draw:polygon draw:style-name="gr13" draw:text-style-name="P1" draw:layer="layout" svg:width="0.24cm" svg:height="0.21cm" svg:x="8.428cm" svg:y="4.625cm" svg:viewBox="0 0 241 211" draw:points="241,211 241,0 0,0 0,211">
          <text:p/>
        </draw:polygon>
        <draw:polygon draw:style-name="gr13" draw:text-style-name="P1" draw:layer="layout" svg:width="0.24cm" svg:height="0.21cm" svg:x="8.028cm" svg:y="4.625cm" svg:viewBox="0 0 241 211" draw:points="241,211 241,0 0,0 0,211">
          <text:p/>
        </draw:polygon>
        <draw:polygon draw:style-name="gr13" draw:text-style-name="P1" draw:layer="layout" svg:width="0.239cm" svg:height="0.21cm" svg:x="6.206cm" svg:y="6.111cm" svg:viewBox="0 0 240 211" draw:points="240,211 240,0 0,0 0,211">
          <text:p/>
        </draw:polygon>
        <draw:polygon draw:style-name="gr13" draw:text-style-name="P1" draw:layer="layout" svg:width="0.239cm" svg:height="0.21cm" svg:x="5.806cm" svg:y="6.111cm" svg:viewBox="0 0 240 211" draw:points="240,211 240,0 0,0 0,211">
          <text:p/>
        </draw:polygon>
        <draw:polygon draw:style-name="gr13" draw:text-style-name="P1" draw:layer="layout" svg:width="0.213cm" svg:height="0.243cm" svg:x="5.188cm" svg:y="13.484cm" svg:viewBox="0 0 214 244" draw:points="0,244 214,244 214,0 0,0">
          <text:p/>
        </draw:polygon>
        <draw:line draw:style-name="gr14" draw:text-style-name="P2" draw:layer="layout" svg:x1="5.041cm" svg:y1="13.621cm" svg:x2="5.041cm" svg:y2="13.59cm">
          <text:p/>
        </draw:line>
        <draw:line draw:style-name="gr14" draw:text-style-name="P2" draw:layer="layout" svg:x1="4.787cm" svg:y1="13.621cm" svg:x2="4.787cm" svg:y2="13.59cm">
          <text:p/>
        </draw:line>
        <draw:line draw:style-name="gr14" draw:text-style-name="P2" draw:layer="layout" svg:x1="4.533cm" svg:y1="13.621cm" svg:x2="4.533cm" svg:y2="13.59cm">
          <text:p/>
        </draw:line>
        <draw:line draw:style-name="gr14" draw:text-style-name="P2" draw:layer="layout" svg:x1="4.279cm" svg:y1="13.621cm" svg:x2="4.279cm" svg:y2="13.59cm">
          <text:p/>
        </draw:line>
        <draw:line draw:style-name="gr14" draw:text-style-name="P2" draw:layer="layout" svg:x1="4.025cm" svg:y1="13.621cm" svg:x2="4.025cm" svg:y2="13.59cm">
          <text:p/>
        </draw:line>
        <draw:line draw:style-name="gr14" draw:text-style-name="P2" draw:layer="layout" svg:x1="3.771cm" svg:y1="13.621cm" svg:x2="3.771cm" svg:y2="13.59cm">
          <text:p/>
        </draw:line>
        <draw:polygon draw:style-name="gr13" draw:text-style-name="P1" draw:layer="layout" svg:width="0.213cm" svg:height="0.243cm" svg:x="2.1cm" svg:y="13.488cm" svg:viewBox="0 0 214 244" draw:points="214,0 0,0 0,244 214,244">
          <text:p/>
        </draw:polygon>
        <draw:line draw:style-name="gr14" draw:text-style-name="P2" draw:layer="layout" svg:x1="2.46cm" svg:y1="13.594cm" svg:x2="2.46cm" svg:y2="13.625cm">
          <text:p/>
        </draw:line>
        <draw:line draw:style-name="gr14" draw:text-style-name="P2" draw:layer="layout" svg:x1="2.714cm" svg:y1="13.594cm" svg:x2="2.714cm" svg:y2="13.625cm">
          <text:p/>
        </draw:line>
        <draw:polygon draw:style-name="gr13" draw:text-style-name="P1" draw:layer="layout" svg:width="0.243cm" svg:height="0.212cm" svg:x="8.968cm" svg:y="9.3cm" svg:viewBox="0 0 244 213" draw:points="244,213 244,0 0,0 0,213">
          <text:p/>
        </draw:polygon>
        <draw:line draw:style-name="gr14" draw:text-style-name="P2" draw:layer="layout" svg:x1="9.105cm" svg:y1="9.66cm" svg:x2="9.075cm" svg:y2="9.66cm">
          <text:p/>
        </draw:line>
        <draw:line draw:style-name="gr14" draw:text-style-name="P2" draw:layer="layout" svg:x1="9.105cm" svg:y1="9.914cm" svg:x2="9.075cm" svg:y2="9.914cm">
          <text:p/>
        </draw:line>
        <draw:line draw:style-name="gr14" draw:text-style-name="P2" draw:layer="layout" svg:x1="9.105cm" svg:y1="10.168cm" svg:x2="9.075cm" svg:y2="10.168cm">
          <text:p/>
        </draw:line>
        <draw:line draw:style-name="gr14" draw:text-style-name="P2" draw:layer="layout" svg:x1="9.105cm" svg:y1="10.422cm" svg:x2="9.075cm" svg:y2="10.422cm">
          <text:p/>
        </draw:line>
        <draw:line draw:style-name="gr14" draw:text-style-name="P2" draw:layer="layout" svg:x1="9.105cm" svg:y1="10.676cm" svg:x2="9.075cm" svg:y2="10.676cm">
          <text:p/>
        </draw:line>
        <draw:line draw:style-name="gr14" draw:text-style-name="P2" draw:layer="layout" svg:x1="9.105cm" svg:y1="10.93cm" svg:x2="9.075cm" svg:y2="10.93cm">
          <text:p/>
        </draw:line>
        <draw:line draw:style-name="gr14" draw:text-style-name="P2" draw:layer="layout" svg:x1="9.105cm" svg:y1="11.184cm" svg:x2="9.075cm" svg:y2="11.184cm">
          <text:p/>
        </draw:line>
        <draw:line draw:style-name="gr14" draw:text-style-name="P2" draw:layer="layout" svg:x1="9.105cm" svg:y1="11.438cm" svg:x2="9.075cm" svg:y2="11.438cm">
          <text:p/>
        </draw:line>
        <draw:line draw:style-name="gr14" draw:text-style-name="P2" draw:layer="layout" svg:x1="9.105cm" svg:y1="11.692cm" svg:x2="9.075cm" svg:y2="11.692cm">
          <text:p/>
        </draw:line>
        <draw:line draw:style-name="gr14" draw:text-style-name="P2" draw:layer="layout" svg:x1="9.105cm" svg:y1="11.946cm" svg:x2="9.075cm" svg:y2="11.946cm">
          <text:p/>
        </draw:line>
        <draw:line draw:style-name="gr14" draw:text-style-name="P2" draw:layer="layout" svg:x1="9.105cm" svg:y1="12.2cm" svg:x2="9.075cm" svg:y2="12.2cm">
          <text:p/>
        </draw:line>
        <draw:line draw:style-name="gr14" draw:text-style-name="P2" draw:layer="layout" svg:x1="9.105cm" svg:y1="12.454cm" svg:x2="9.075cm" svg:y2="12.454cm">
          <text:p/>
        </draw:line>
        <draw:line draw:style-name="gr14" draw:text-style-name="P2" draw:layer="layout" svg:x1="9.105cm" svg:y1="12.708cm" svg:x2="9.075cm" svg:y2="12.708cm">
          <text:p/>
        </draw:line>
        <draw:polygon draw:style-name="gr13" draw:text-style-name="P1" draw:layer="layout" svg:width="0.243cm" svg:height="0.243cm" svg:x="7.724cm" svg:y="13.488cm" svg:viewBox="0 0 244 244" draw:points="244,0 0,0 0,244 244,244">
          <text:p/>
        </draw:polygon>
        <draw:polyline draw:style-name="gr15" draw:text-style-name="P2" draw:layer="layout" svg:width="0cm" svg:height="0cm" svg:x="8.099cm" svg:y="13.61cm" svg:viewBox="0 0 0 0" draw:points="0,0">
          <text:p/>
        </draw:polyline>
        <draw:polygon draw:style-name="gr13" draw:text-style-name="P1" draw:layer="layout" svg:width="0.09cm" svg:height="0.27cm" svg:x="7.16cm" svg:y="13.201cm" svg:viewBox="0 0 91 271" draw:points="0,271 91,271 91,0 0,0">
          <text:p/>
        </draw:polygon>
        <draw:polygon draw:style-name="gr13" draw:text-style-name="P1" draw:layer="layout" svg:width="0.091cm" svg:height="0.27cm" svg:x="7.079cm" svg:y="13.201cm" svg:viewBox="0 0 92 271" draw:points="0,271 92,271 92,0 0,0">
          <text:p/>
        </draw:polygon>
        <draw:polygon draw:style-name="gr13" draw:text-style-name="P1" draw:layer="layout" svg:width="0.091cm" svg:height="0.27cm" svg:x="6.999cm" svg:y="13.201cm" svg:viewBox="0 0 92 271" draw:points="0,271 92,271 92,0 0,0">
          <text:p/>
        </draw:polygon>
        <draw:polygon draw:style-name="gr13" draw:text-style-name="P1" draw:layer="layout" svg:width="0.091cm" svg:height="0.27cm" svg:x="6.919cm" svg:y="13.201cm" svg:viewBox="0 0 92 271" draw:points="0,271 92,271 92,0 0,0">
          <text:p/>
        </draw:polygon>
        <draw:polygon draw:style-name="gr13" draw:text-style-name="P1" draw:layer="layout" svg:width="0.091cm" svg:height="0.27cm" svg:x="6.839cm" svg:y="13.201cm" svg:viewBox="0 0 92 271" draw:points="0,271 92,271 92,0 0,0">
          <text:p/>
        </draw:polygon>
        <draw:polygon draw:style-name="gr13" draw:text-style-name="P1" draw:layer="layout" svg:width="0.239cm" svg:height="0.289cm" svg:x="7.37cm" svg:y="13.201cm" svg:viewBox="0 0 240 290" draw:points="0,290 240,290 240,0 0,0">
          <text:p/>
        </draw:polygon>
        <draw:polygon draw:style-name="gr13" draw:text-style-name="P1" draw:layer="layout" svg:width="0.239cm" svg:height="0.29cm" svg:x="7.37cm" svg:y="13.75cm" svg:viewBox="0 0 240 291" draw:points="0,291 240,291 240,0 0,0">
          <text:p/>
        </draw:polygon>
        <draw:polygon draw:style-name="gr13" draw:text-style-name="P1" draw:layer="layout" svg:width="0.239cm" svg:height="0.289cm" svg:x="6.48cm" svg:y="13.201cm" svg:viewBox="0 0 240 290" draw:points="0,290 240,290 240,0 0,0">
          <text:p/>
        </draw:polygon>
        <draw:polygon draw:style-name="gr13" draw:text-style-name="P1" draw:layer="layout" svg:width="0.239cm" svg:height="0.29cm" svg:x="6.48cm" svg:y="13.75cm" svg:viewBox="0 0 240 291" draw:points="0,291 240,291 240,0 0,0">
          <text:p/>
        </draw:polygon>
        <draw:path draw:style-name="gr13" draw:text-style-name="P1" draw:layer="layout" svg:width="0.129cm" svg:height="0.13cm" svg:x="7.2cm" svg:y="13.53cm" svg:viewBox="0 0 130 131" svg:d="M0 66c0-36 29-66 65-66s65 30 65 66-29 65-65 65-65-29-65-65z">
          <text:p/>
        </draw:path>
        <draw:path draw:style-name="gr13" draw:text-style-name="P1" draw:layer="layout" svg:width="0.129cm" svg:height="0.13cm" svg:x="6.76cm" svg:y="13.53cm" svg:viewBox="0 0 130 131" svg:d="M0 66c0-36 29-66 65-66 35 0 65 30 65 66s-30 65-65 65c-36 0-65-29-65-65z">
          <text:p/>
        </draw:path>
        <draw:polygon draw:style-name="gr13" draw:text-style-name="P1" draw:layer="layout" svg:width="0.212cm" svg:height="0.243cm" svg:x="2.875cm" svg:y="13.488cm" svg:viewBox="0 0 213 244" draw:points="213,0 0,0 0,244 213,244">
          <text:p/>
        </draw:polygon>
        <draw:line draw:style-name="gr14" draw:text-style-name="P2" draw:layer="layout" svg:x1="3.235cm" svg:y1="13.594cm" svg:x2="3.235cm" svg:y2="13.625cm">
          <text:p/>
        </draw:line>
        <draw:line draw:style-name="gr14" draw:text-style-name="P2" draw:layer="layout" svg:x1="3.489cm" svg:y1="13.594cm" svg:x2="3.489cm" svg:y2="13.625cm">
          <text:p/>
        </draw:line>
        <draw:polygon draw:style-name="gr13" draw:text-style-name="P1" draw:layer="layout" svg:width="0.17cm" svg:height="0.19cm" svg:x="6.744cm" svg:y="12.38cm" svg:viewBox="0 0 171 191" draw:points="0,191 171,191 171,0 0,0">
          <text:p/>
        </draw:polygon>
        <draw:polygon draw:style-name="gr13" draw:text-style-name="P1" draw:layer="layout" svg:width="0.17cm" svg:height="0.19cm" svg:x="6.744cm" svg:y="12.11cm" svg:viewBox="0 0 171 191" draw:points="0,191 171,191 171,0 0,0">
          <text:p/>
        </draw:polygon>
        <draw:polygon draw:style-name="gr13" draw:text-style-name="P1" draw:layer="layout" svg:width="0.39cm" svg:height="0.39cm" svg:x="7.79cm" svg:y="12.274cm" svg:viewBox="0 0 391 391" draw:points="391,0 0,0 0,391 391,391">
          <text:p/>
        </draw:polygon>
        <draw:polygon draw:style-name="gr13" draw:text-style-name="P1" draw:layer="layout" svg:width="0.39cm" svg:height="0.39cm" svg:x="7.79cm" svg:y="12.955cm" svg:viewBox="0 0 391 391" draw:points="391,0 0,0 0,391 391,391">
          <text:p/>
        </draw:polygon>
        <draw:polygon draw:style-name="gr13" draw:text-style-name="P1" draw:layer="layout" svg:width="0.17cm" svg:height="0.19cm" svg:x="2.121cm" svg:y="12.364cm" svg:viewBox="0 0 171 191" draw:points="171,0 0,0 0,191 171,191">
          <text:p/>
        </draw:polygon>
        <draw:polygon draw:style-name="gr13" draw:text-style-name="P1" draw:layer="layout" svg:width="0.17cm" svg:height="0.19cm" svg:x="2.121cm" svg:y="12.634cm" svg:viewBox="0 0 171 191" draw:points="171,0 0,0 0,191 171,191">
          <text:p/>
        </draw:polygon>
        <draw:polygon draw:style-name="gr13" draw:text-style-name="P1" draw:layer="layout" svg:width="0.19cm" svg:height="0.17cm" svg:x="5.812cm" svg:y="12.674cm" svg:viewBox="0 0 191 171" draw:points="0,0 0,171 191,171 191,0">
          <text:p/>
        </draw:polygon>
        <draw:polygon draw:style-name="gr13" draw:text-style-name="P1" draw:layer="layout" svg:width="0.19cm" svg:height="0.17cm" svg:x="6.082cm" svg:y="12.674cm" svg:viewBox="0 0 191 171" draw:points="0,0 0,171 191,171 191,0">
          <text:p/>
        </draw:polygon>
        <draw:polygon draw:style-name="gr13" draw:text-style-name="P1" draw:layer="layout" svg:width="0.315cm" svg:height="0.14cm" svg:x="8.94cm" svg:y="13.676cm" svg:viewBox="0 0 316 141" draw:points="0,0 0,141 316,141 316,0">
          <text:p/>
        </draw:polygon>
        <draw:polygon draw:style-name="gr13" draw:text-style-name="P1" draw:layer="layout" svg:width="0.315cm" svg:height="0.14cm" svg:x="8.365cm" svg:y="13.676cm" svg:viewBox="0 0 316 141" draw:points="0,0 0,141 316,141 316,0">
          <text:p/>
        </draw:polygon>
        <draw:polygon draw:style-name="gr13" draw:text-style-name="P1" draw:layer="layout" svg:width="0.315cm" svg:height="0.14cm" svg:x="8.365cm" svg:y="13.276cm" svg:viewBox="0 0 316 141" draw:points="0,0 0,141 316,141 316,0">
          <text:p/>
        </draw:polygon>
        <draw:polygon draw:style-name="gr13" draw:text-style-name="P1" draw:layer="layout" svg:width="0.315cm" svg:height="0.14cm" svg:x="8.94cm" svg:y="13.276cm" svg:viewBox="0 0 316 141" draw:points="0,0 0,141 316,141 316,0">
          <text:p/>
        </draw:polygon>
        <draw:polygon draw:style-name="gr13" draw:text-style-name="P1" draw:layer="layout" svg:width="0.316cm" svg:height="0.14cm" svg:x="6.074cm" svg:y="13.685cm" svg:viewBox="0 0 317 141" draw:points="0,0 0,141 317,141 317,0">
          <text:p/>
        </draw:polygon>
        <draw:polygon draw:style-name="gr13" draw:text-style-name="P1" draw:layer="layout" svg:width="0.314cm" svg:height="0.14cm" svg:x="5.5cm" svg:y="13.685cm" svg:viewBox="0 0 315 141" draw:points="0,0 0,141 315,141 315,0">
          <text:p/>
        </draw:polygon>
        <draw:polygon draw:style-name="gr13" draw:text-style-name="P1" draw:layer="layout" svg:width="0.314cm" svg:height="0.14cm" svg:x="5.5cm" svg:y="13.285cm" svg:viewBox="0 0 315 141" draw:points="0,0 0,141 315,141 315,0">
          <text:p/>
        </draw:polygon>
        <draw:polygon draw:style-name="gr13" draw:text-style-name="P1" draw:layer="layout" svg:width="0.316cm" svg:height="0.14cm" svg:x="6.074cm" svg:y="13.285cm" svg:viewBox="0 0 317 141" draw:points="0,0 0,141 317,141 317,0">
          <text:p/>
        </draw:polygon>
        <draw:line draw:style-name="gr16" draw:text-style-name="P2" draw:layer="layout" svg:x1="6.279cm" svg:y1="11.784cm" svg:x2="6.279cm" svg:y2="11.654cm">
          <text:p/>
        </draw:line>
        <draw:line draw:style-name="gr16" draw:text-style-name="P2" draw:layer="layout" svg:x1="6.079cm" svg:y1="11.784cm" svg:x2="6.079cm" svg:y2="11.654cm">
          <text:p/>
        </draw:line>
        <draw:line draw:style-name="gr16" draw:text-style-name="P2" draw:layer="layout" svg:x1="5.879cm" svg:y1="11.784cm" svg:x2="5.879cm" svg:y2="11.654cm">
          <text:p/>
        </draw:line>
        <draw:line draw:style-name="gr16" draw:text-style-name="P2" draw:layer="layout" svg:x1="5.679cm" svg:y1="11.784cm" svg:x2="5.679cm" svg:y2="11.654cm">
          <text:p/>
        </draw:line>
        <draw:line draw:style-name="gr16" draw:text-style-name="P2" draw:layer="layout" svg:x1="5.479cm" svg:y1="11.784cm" svg:x2="5.479cm" svg:y2="11.654cm">
          <text:p/>
        </draw:line>
        <draw:line draw:style-name="gr16" draw:text-style-name="P2" draw:layer="layout" svg:x1="5.279cm" svg:y1="11.784cm" svg:x2="5.279cm" svg:y2="11.654cm">
          <text:p/>
        </draw:line>
        <draw:polygon draw:style-name="gr13" draw:text-style-name="P1" draw:layer="layout" svg:width="0.28cm" svg:height="0.15cm" svg:x="6.438cm" svg:y="10.069cm" svg:viewBox="0 0 281 151" draw:points="281,151 281,0 0,0 0,151">
          <text:p/>
        </draw:polygon>
        <draw:line draw:style-name="gr16" draw:text-style-name="P2" draw:layer="layout" svg:x1="6.643cm" svg:y1="10.344cm" svg:x2="6.513cm" svg:y2="10.344cm">
          <text:p/>
        </draw:line>
        <draw:line draw:style-name="gr16" draw:text-style-name="P2" draw:layer="layout" svg:x1="6.643cm" svg:y1="10.544cm" svg:x2="6.513cm" svg:y2="10.544cm">
          <text:p/>
        </draw:line>
        <draw:line draw:style-name="gr16" draw:text-style-name="P2" draw:layer="layout" svg:x1="6.643cm" svg:y1="10.744cm" svg:x2="6.513cm" svg:y2="10.744cm">
          <text:p/>
        </draw:line>
        <draw:line draw:style-name="gr16" draw:text-style-name="P2" draw:layer="layout" svg:x1="6.643cm" svg:y1="10.944cm" svg:x2="6.513cm" svg:y2="10.944cm">
          <text:p/>
        </draw:line>
        <draw:line draw:style-name="gr16" draw:text-style-name="P2" draw:layer="layout" svg:x1="6.643cm" svg:y1="11.144cm" svg:x2="6.513cm" svg:y2="11.144cm">
          <text:p/>
        </draw:line>
        <draw:line draw:style-name="gr16" draw:text-style-name="P2" draw:layer="layout" svg:x1="6.643cm" svg:y1="11.344cm" svg:x2="6.513cm" svg:y2="11.344cm">
          <text:p/>
        </draw:line>
        <draw:line draw:style-name="gr16" draw:text-style-name="P2" draw:layer="layout" svg:x1="6.643cm" svg:y1="11.544cm" svg:x2="6.513cm" svg:y2="11.544cm">
          <text:p/>
        </draw:line>
        <draw:line draw:style-name="gr16" draw:text-style-name="P2" draw:layer="layout" svg:x1="5.043cm" svg:y1="11.544cm" svg:x2="4.913cm" svg:y2="11.544cm">
          <text:p/>
        </draw:line>
        <draw:line draw:style-name="gr16" draw:text-style-name="P2" draw:layer="layout" svg:x1="5.043cm" svg:y1="11.344cm" svg:x2="4.913cm" svg:y2="11.344cm">
          <text:p/>
        </draw:line>
        <draw:line draw:style-name="gr16" draw:text-style-name="P2" draw:layer="layout" svg:x1="5.043cm" svg:y1="11.144cm" svg:x2="4.913cm" svg:y2="11.144cm">
          <text:p/>
        </draw:line>
        <draw:line draw:style-name="gr16" draw:text-style-name="P2" draw:layer="layout" svg:x1="5.043cm" svg:y1="10.944cm" svg:x2="4.913cm" svg:y2="10.944cm">
          <text:p/>
        </draw:line>
        <draw:line draw:style-name="gr16" draw:text-style-name="P2" draw:layer="layout" svg:x1="5.043cm" svg:y1="10.744cm" svg:x2="4.913cm" svg:y2="10.744cm">
          <text:p/>
        </draw:line>
        <draw:line draw:style-name="gr16" draw:text-style-name="P2" draw:layer="layout" svg:x1="5.043cm" svg:y1="10.544cm" svg:x2="4.913cm" svg:y2="10.544cm">
          <text:p/>
        </draw:line>
        <draw:line draw:style-name="gr16" draw:text-style-name="P2" draw:layer="layout" svg:x1="5.043cm" svg:y1="10.344cm" svg:x2="4.913cm" svg:y2="10.344cm">
          <text:p/>
        </draw:line>
        <draw:line draw:style-name="gr16" draw:text-style-name="P2" draw:layer="layout" svg:x1="5.043cm" svg:y1="10.144cm" svg:x2="4.913cm" svg:y2="10.144cm">
          <text:p/>
        </draw:line>
        <draw:polygon draw:style-name="gr13" draw:text-style-name="P1" draw:layer="layout" svg:width="0.19cm" svg:height="0.17cm" svg:x="7.33cm" svg:y="11.776cm" svg:viewBox="0 0 191 171" draw:points="191,171 191,0 0,0 0,171">
          <text:p/>
        </draw:polygon>
        <draw:polygon draw:style-name="gr13" draw:text-style-name="P1" draw:layer="layout" svg:width="0.19cm" svg:height="0.17cm" svg:x="7.06cm" svg:y="11.776cm" svg:viewBox="0 0 191 171" draw:points="191,171 191,0 0,0 0,171">
          <text:p/>
        </draw:polygon>
        <draw:polygon draw:style-name="gr13" draw:text-style-name="P1" draw:layer="layout" svg:width="0.17cm" svg:height="0.19cm" svg:x="6.884cm" svg:y="11.745cm" svg:viewBox="0 0 171 191" draw:points="0,191 171,191 171,0 0,0">
          <text:p/>
        </draw:polygon>
        <draw:polygon draw:style-name="gr13" draw:text-style-name="P1" draw:layer="layout" svg:width="0.17cm" svg:height="0.19cm" svg:x="6.884cm" svg:y="11.475cm" svg:viewBox="0 0 171 191" draw:points="0,191 171,191 171,0 0,0">
          <text:p/>
        </draw:polygon>
        <draw:polygon draw:style-name="gr13" draw:text-style-name="P1" draw:layer="layout" svg:width="0.243cm" svg:height="0.212cm" svg:x="2.118cm" svg:y="11.332cm" svg:viewBox="0 0 244 213" draw:points="0,0 0,213 244,213 244,0">
          <text:p/>
        </draw:polygon>
        <draw:line draw:style-name="gr14" draw:text-style-name="P2" draw:layer="layout" svg:x1="2.225cm" svg:y1="11.184cm" svg:x2="2.255cm" svg:y2="11.184cm">
          <text:p/>
        </draw:line>
        <draw:line draw:style-name="gr14" draw:text-style-name="P2" draw:layer="layout" svg:x1="2.225cm" svg:y1="10.93cm" svg:x2="2.255cm" svg:y2="10.93cm">
          <text:p/>
        </draw:line>
        <draw:line draw:style-name="gr14" draw:text-style-name="P2" draw:layer="layout" svg:x1="2.225cm" svg:y1="10.676cm" svg:x2="2.255cm" svg:y2="10.676cm">
          <text:p/>
        </draw:line>
        <draw:polygon draw:style-name="gr13" draw:text-style-name="P1" draw:layer="layout" svg:width="0.17cm" svg:height="0.19cm" svg:x="2.121cm" svg:y="13.142cm" svg:viewBox="0 0 171 191" draw:points="0,191 171,191 171,0 0,0">
          <text:p/>
        </draw:polygon>
        <draw:polygon draw:style-name="gr13" draw:text-style-name="P1" draw:layer="layout" svg:width="0.17cm" svg:height="0.19cm" svg:x="2.121cm" svg:y="12.872cm" svg:viewBox="0 0 171 191" draw:points="0,191 171,191 171,0 0,0">
          <text:p/>
        </draw:polygon>
        <draw:polygon draw:style-name="gr13" draw:text-style-name="P1" draw:layer="layout" svg:width="0.14cm" svg:height="0.291cm" svg:x="7.07cm" svg:y="12.005cm" svg:viewBox="0 0 141 292" draw:points="0,0 0,292 141,292 141,0">
          <text:p/>
        </draw:polygon>
        <draw:polygon draw:style-name="gr13" draw:text-style-name="P1" draw:layer="layout" svg:width="0.14cm" svg:height="0.291cm" svg:x="7.22cm" svg:y="12.005cm" svg:viewBox="0 0 141 292" draw:points="0,0 0,292 141,292 141,0">
          <text:p/>
        </draw:polygon>
        <draw:polygon draw:style-name="gr17" draw:text-style-name="P1" draw:layer="layout" svg:width="0.14cm" svg:height="0.291cm" svg:x="7.37cm" svg:y="12.005cm" svg:viewBox="0 0 141 292" draw:points="0,0 0,292 141,292 141,0">
          <text:p/>
        </draw:polygon>
        <draw:polygon draw:style-name="gr18" draw:text-style-name="P2" draw:layer="layout" svg:width="0.14cm" svg:height="0.291cm" svg:x="7.37cm" svg:y="12.005cm" svg:viewBox="0 0 141 292" draw:points="0,0 0,292 141,292 141,0">
          <text:p/>
        </draw:polygon>
        <draw:polygon draw:style-name="gr13" draw:text-style-name="P1" draw:layer="layout" svg:width="0.24cm" svg:height="0.44cm" svg:x="7.17cm" svg:y="12.326cm" svg:viewBox="0 0 241 441" draw:points="0,0 0,441 241,441 241,0">
          <text:p/>
        </draw:polygon>
        <draw:polygon draw:style-name="gr13" draw:text-style-name="P1" draw:layer="layout" svg:width="0.24cm" svg:height="0.116cm" svg:x="7.17cm" svg:y="12.253cm" svg:viewBox="0 0 241 117" draw:points="241,117 191,0 50,0 0,117">
          <text:p/>
        </draw:polygon>
        <draw:polygon draw:style-name="gr13" draw:text-style-name="P1" draw:layer="layout" svg:width="0.24cm" svg:height="0.21cm" svg:x="8.484cm" svg:y="9.809cm" svg:viewBox="0 0 241 211" draw:points="241,211 241,0 0,0 0,211">
          <text:p/>
        </draw:polygon>
        <draw:polygon draw:style-name="gr13" draw:text-style-name="P1" draw:layer="layout" svg:width="0.24cm" svg:height="0.21cm" svg:x="8.084cm" svg:y="9.809cm" svg:viewBox="0 0 241 211" draw:points="241,211 241,0 0,0 0,211">
          <text:p/>
        </draw:polygon>
        <draw:polygon draw:style-name="gr13" draw:text-style-name="P1" draw:layer="layout" svg:width="0.24cm" svg:height="0.21cm" svg:x="8.484cm" svg:y="10.317cm" svg:viewBox="0 0 241 211" draw:points="241,211 241,0 0,0 0,211">
          <text:p/>
        </draw:polygon>
        <draw:polygon draw:style-name="gr13" draw:text-style-name="P1" draw:layer="layout" svg:width="0.24cm" svg:height="0.21cm" svg:x="8.084cm" svg:y="10.317cm" svg:viewBox="0 0 241 211" draw:points="241,211 241,0 0,0 0,211">
          <text:p/>
        </draw:polygon>
        <draw:polygon draw:style-name="gr13" draw:text-style-name="P1" draw:layer="layout" svg:width="0.24cm" svg:height="0.21cm" svg:x="8.484cm" svg:y="10.825cm" svg:viewBox="0 0 241 211" draw:points="241,211 241,0 0,0 0,211">
          <text:p/>
        </draw:polygon>
        <draw:polygon draw:style-name="gr13" draw:text-style-name="P1" draw:layer="layout" svg:width="0.24cm" svg:height="0.21cm" svg:x="8.084cm" svg:y="10.825cm" svg:viewBox="0 0 241 211" draw:points="241,211 241,0 0,0 0,211">
          <text:p/>
        </draw:polygon>
        <draw:polygon draw:style-name="gr13" draw:text-style-name="P1" draw:layer="layout" svg:width="0.239cm" svg:height="0.21cm" svg:x="6.262cm" svg:y="12.311cm" svg:viewBox="0 0 240 211" draw:points="240,211 240,0 0,0 0,211">
          <text:p/>
        </draw:polygon>
        <draw:polygon draw:style-name="gr13" draw:text-style-name="P1" draw:layer="layout" svg:width="0.239cm" svg:height="0.21cm" svg:x="5.862cm" svg:y="12.311cm" svg:viewBox="0 0 240 211" draw:points="240,211 240,0 0,0 0,211">
          <text:p/>
        </draw:polygon>
        <draw:polygon draw:style-name="gr13" draw:text-style-name="P1" draw:layer="layout" svg:width="0.213cm" svg:height="0.243cm" svg:x="5.132cm" svg:y="19.684cm" svg:viewBox="0 0 214 244" draw:points="0,244 214,244 214,0 0,0">
          <text:p/>
        </draw:polygon>
        <draw:line draw:style-name="gr14" draw:text-style-name="P2" draw:layer="layout" svg:x1="4.985cm" svg:y1="19.821cm" svg:x2="4.985cm" svg:y2="19.79cm">
          <text:p/>
        </draw:line>
        <draw:line draw:style-name="gr14" draw:text-style-name="P2" draw:layer="layout" svg:x1="4.731cm" svg:y1="19.821cm" svg:x2="4.731cm" svg:y2="19.79cm">
          <text:p/>
        </draw:line>
        <draw:line draw:style-name="gr14" draw:text-style-name="P2" draw:layer="layout" svg:x1="4.477cm" svg:y1="19.821cm" svg:x2="4.477cm" svg:y2="19.79cm">
          <text:p/>
        </draw:line>
        <draw:line draw:style-name="gr14" draw:text-style-name="P2" draw:layer="layout" svg:x1="4.223cm" svg:y1="19.821cm" svg:x2="4.223cm" svg:y2="19.79cm">
          <text:p/>
        </draw:line>
        <draw:line draw:style-name="gr14" draw:text-style-name="P2" draw:layer="layout" svg:x1="3.969cm" svg:y1="19.821cm" svg:x2="3.969cm" svg:y2="19.79cm">
          <text:p/>
        </draw:line>
        <draw:line draw:style-name="gr14" draw:text-style-name="P2" draw:layer="layout" svg:x1="3.715cm" svg:y1="19.821cm" svg:x2="3.715cm" svg:y2="19.79cm">
          <text:p/>
        </draw:line>
        <draw:polygon draw:style-name="gr13" draw:text-style-name="P1" draw:layer="layout" svg:width="0.213cm" svg:height="0.243cm" svg:x="2.044cm" svg:y="19.688cm" svg:viewBox="0 0 214 244" draw:points="214,0 0,0 0,244 214,244">
          <text:p/>
        </draw:polygon>
        <draw:line draw:style-name="gr14" draw:text-style-name="P2" draw:layer="layout" svg:x1="2.404cm" svg:y1="19.794cm" svg:x2="2.404cm" svg:y2="19.825cm">
          <text:p/>
        </draw:line>
        <draw:line draw:style-name="gr14" draw:text-style-name="P2" draw:layer="layout" svg:x1="2.658cm" svg:y1="19.794cm" svg:x2="2.658cm" svg:y2="19.825cm">
          <text:p/>
        </draw:line>
        <draw:polygon draw:style-name="gr13" draw:text-style-name="P1" draw:layer="layout" svg:width="0.243cm" svg:height="0.212cm" svg:x="8.912cm" svg:y="15.5cm" svg:viewBox="0 0 244 213" draw:points="244,213 244,0 0,0 0,213">
          <text:p/>
        </draw:polygon>
        <draw:line draw:style-name="gr14" draw:text-style-name="P2" draw:layer="layout" svg:x1="9.049cm" svg:y1="15.86cm" svg:x2="9.019cm" svg:y2="15.86cm">
          <text:p/>
        </draw:line>
        <draw:line draw:style-name="gr14" draw:text-style-name="P2" draw:layer="layout" svg:x1="9.049cm" svg:y1="16.114cm" svg:x2="9.019cm" svg:y2="16.114cm">
          <text:p/>
        </draw:line>
        <draw:line draw:style-name="gr14" draw:text-style-name="P2" draw:layer="layout" svg:x1="9.049cm" svg:y1="16.368cm" svg:x2="9.019cm" svg:y2="16.368cm">
          <text:p/>
        </draw:line>
        <draw:line draw:style-name="gr14" draw:text-style-name="P2" draw:layer="layout" svg:x1="9.049cm" svg:y1="16.622cm" svg:x2="9.019cm" svg:y2="16.622cm">
          <text:p/>
        </draw:line>
        <draw:line draw:style-name="gr14" draw:text-style-name="P2" draw:layer="layout" svg:x1="9.049cm" svg:y1="16.876cm" svg:x2="9.019cm" svg:y2="16.876cm">
          <text:p/>
        </draw:line>
        <draw:line draw:style-name="gr14" draw:text-style-name="P2" draw:layer="layout" svg:x1="9.049cm" svg:y1="17.13cm" svg:x2="9.019cm" svg:y2="17.13cm">
          <text:p/>
        </draw:line>
        <draw:line draw:style-name="gr14" draw:text-style-name="P2" draw:layer="layout" svg:x1="9.049cm" svg:y1="17.384cm" svg:x2="9.019cm" svg:y2="17.384cm">
          <text:p/>
        </draw:line>
        <draw:line draw:style-name="gr14" draw:text-style-name="P2" draw:layer="layout" svg:x1="9.049cm" svg:y1="17.638cm" svg:x2="9.019cm" svg:y2="17.638cm">
          <text:p/>
        </draw:line>
        <draw:line draw:style-name="gr14" draw:text-style-name="P2" draw:layer="layout" svg:x1="9.049cm" svg:y1="17.892cm" svg:x2="9.019cm" svg:y2="17.892cm">
          <text:p/>
        </draw:line>
        <draw:line draw:style-name="gr14" draw:text-style-name="P2" draw:layer="layout" svg:x1="9.049cm" svg:y1="18.146cm" svg:x2="9.019cm" svg:y2="18.146cm">
          <text:p/>
        </draw:line>
        <draw:line draw:style-name="gr14" draw:text-style-name="P2" draw:layer="layout" svg:x1="9.049cm" svg:y1="18.4cm" svg:x2="9.019cm" svg:y2="18.4cm">
          <text:p/>
        </draw:line>
        <draw:line draw:style-name="gr14" draw:text-style-name="P2" draw:layer="layout" svg:x1="9.049cm" svg:y1="18.654cm" svg:x2="9.019cm" svg:y2="18.654cm">
          <text:p/>
        </draw:line>
        <draw:line draw:style-name="gr14" draw:text-style-name="P2" draw:layer="layout" svg:x1="9.049cm" svg:y1="18.908cm" svg:x2="9.019cm" svg:y2="18.908cm">
          <text:p/>
        </draw:line>
        <draw:polygon draw:style-name="gr13" draw:text-style-name="P1" draw:layer="layout" svg:width="0.243cm" svg:height="0.243cm" svg:x="7.668cm" svg:y="19.688cm" svg:viewBox="0 0 244 244" draw:points="244,0 0,0 0,244 244,244">
          <text:p/>
        </draw:polygon>
        <draw:polyline draw:style-name="gr15" draw:text-style-name="P2" draw:layer="layout" svg:width="0cm" svg:height="0cm" svg:x="8.043cm" svg:y="19.81cm" svg:viewBox="0 0 0 0" draw:points="0,0">
          <text:p/>
        </draw:polyline>
        <draw:polygon draw:style-name="gr13" draw:text-style-name="P1" draw:layer="layout" svg:width="0.09cm" svg:height="0.27cm" svg:x="7.104cm" svg:y="19.401cm" svg:viewBox="0 0 91 271" draw:points="0,271 91,271 91,0 0,0">
          <text:p/>
        </draw:polygon>
        <draw:polygon draw:style-name="gr13" draw:text-style-name="P1" draw:layer="layout" svg:width="0.091cm" svg:height="0.27cm" svg:x="7.023cm" svg:y="19.401cm" svg:viewBox="0 0 92 271" draw:points="0,271 92,271 92,0 0,0">
          <text:p/>
        </draw:polygon>
        <draw:polygon draw:style-name="gr13" draw:text-style-name="P1" draw:layer="layout" svg:width="0.091cm" svg:height="0.27cm" svg:x="6.943cm" svg:y="19.401cm" svg:viewBox="0 0 92 271" draw:points="0,271 92,271 92,0 0,0">
          <text:p/>
        </draw:polygon>
        <draw:polygon draw:style-name="gr13" draw:text-style-name="P1" draw:layer="layout" svg:width="0.091cm" svg:height="0.27cm" svg:x="6.863cm" svg:y="19.401cm" svg:viewBox="0 0 92 271" draw:points="0,271 92,271 92,0 0,0">
          <text:p/>
        </draw:polygon>
        <draw:polygon draw:style-name="gr13" draw:text-style-name="P1" draw:layer="layout" svg:width="0.091cm" svg:height="0.27cm" svg:x="6.783cm" svg:y="19.401cm" svg:viewBox="0 0 92 271" draw:points="0,271 92,271 92,0 0,0">
          <text:p/>
        </draw:polygon>
        <draw:polygon draw:style-name="gr13" draw:text-style-name="P1" draw:layer="layout" svg:width="0.239cm" svg:height="0.289cm" svg:x="7.314cm" svg:y="19.401cm" svg:viewBox="0 0 240 290" draw:points="0,290 240,290 240,0 0,0">
          <text:p/>
        </draw:polygon>
        <draw:polygon draw:style-name="gr13" draw:text-style-name="P1" draw:layer="layout" svg:width="0.239cm" svg:height="0.29cm" svg:x="7.314cm" svg:y="19.95cm" svg:viewBox="0 0 240 291" draw:points="0,291 240,291 240,0 0,0">
          <text:p/>
        </draw:polygon>
        <draw:polygon draw:style-name="gr13" draw:text-style-name="P1" draw:layer="layout" svg:width="0.239cm" svg:height="0.289cm" svg:x="6.424cm" svg:y="19.401cm" svg:viewBox="0 0 240 290" draw:points="0,290 240,290 240,0 0,0">
          <text:p/>
        </draw:polygon>
        <draw:polygon draw:style-name="gr13" draw:text-style-name="P1" draw:layer="layout" svg:width="0.239cm" svg:height="0.29cm" svg:x="6.424cm" svg:y="19.95cm" svg:viewBox="0 0 240 291" draw:points="0,291 240,291 240,0 0,0">
          <text:p/>
        </draw:polygon>
        <draw:path draw:style-name="gr13" draw:text-style-name="P1" draw:layer="layout" svg:width="0.129cm" svg:height="0.13cm" svg:x="7.144cm" svg:y="19.73cm" svg:viewBox="0 0 130 131" svg:d="M0 66c0-36 29-66 65-66s65 30 65 66-29 65-65 65-65-29-65-65z">
          <text:p/>
        </draw:path>
        <draw:path draw:style-name="gr13" draw:text-style-name="P1" draw:layer="layout" svg:width="0.129cm" svg:height="0.13cm" svg:x="6.704cm" svg:y="19.73cm" svg:viewBox="0 0 130 131" svg:d="M0 66c0-36 29-66 65-66 35 0 65 30 65 66s-30 65-65 65c-36 0-65-29-65-65z">
          <text:p/>
        </draw:path>
        <draw:polygon draw:style-name="gr13" draw:text-style-name="P1" draw:layer="layout" svg:width="0.212cm" svg:height="0.243cm" svg:x="2.819cm" svg:y="19.688cm" svg:viewBox="0 0 213 244" draw:points="213,0 0,0 0,244 213,244">
          <text:p/>
        </draw:polygon>
        <draw:line draw:style-name="gr14" draw:text-style-name="P2" draw:layer="layout" svg:x1="3.179cm" svg:y1="19.794cm" svg:x2="3.179cm" svg:y2="19.825cm">
          <text:p/>
        </draw:line>
        <draw:line draw:style-name="gr14" draw:text-style-name="P2" draw:layer="layout" svg:x1="3.433cm" svg:y1="19.794cm" svg:x2="3.433cm" svg:y2="19.825cm">
          <text:p/>
        </draw:line>
        <draw:polygon draw:style-name="gr13" draw:text-style-name="P1" draw:layer="layout" svg:width="0.17cm" svg:height="0.19cm" svg:x="6.688cm" svg:y="18.58cm" svg:viewBox="0 0 171 191" draw:points="0,191 171,191 171,0 0,0">
          <text:p/>
        </draw:polygon>
        <draw:polygon draw:style-name="gr13" draw:text-style-name="P1" draw:layer="layout" svg:width="0.17cm" svg:height="0.19cm" svg:x="6.688cm" svg:y="18.31cm" svg:viewBox="0 0 171 191" draw:points="0,191 171,191 171,0 0,0">
          <text:p/>
        </draw:polygon>
        <draw:polygon draw:style-name="gr13" draw:text-style-name="P1" draw:layer="layout" svg:width="0.39cm" svg:height="0.39cm" svg:x="7.734cm" svg:y="18.474cm" svg:viewBox="0 0 391 391" draw:points="391,0 0,0 0,391 391,391">
          <text:p/>
        </draw:polygon>
        <draw:polygon draw:style-name="gr13" draw:text-style-name="P1" draw:layer="layout" svg:width="0.39cm" svg:height="0.39cm" svg:x="7.734cm" svg:y="19.155cm" svg:viewBox="0 0 391 391" draw:points="391,0 0,0 0,391 391,391">
          <text:p/>
        </draw:polygon>
        <draw:polygon draw:style-name="gr13" draw:text-style-name="P1" draw:layer="layout" svg:width="0.17cm" svg:height="0.19cm" svg:x="2.065cm" svg:y="18.564cm" svg:viewBox="0 0 171 191" draw:points="171,0 0,0 0,191 171,191">
          <text:p/>
        </draw:polygon>
        <draw:polygon draw:style-name="gr13" draw:text-style-name="P1" draw:layer="layout" svg:width="0.17cm" svg:height="0.19cm" svg:x="2.065cm" svg:y="18.834cm" svg:viewBox="0 0 171 191" draw:points="171,0 0,0 0,191 171,191">
          <text:p/>
        </draw:polygon>
        <draw:polygon draw:style-name="gr13" draw:text-style-name="P1" draw:layer="layout" svg:width="0.19cm" svg:height="0.17cm" svg:x="5.756cm" svg:y="18.874cm" svg:viewBox="0 0 191 171" draw:points="0,0 0,171 191,171 191,0">
          <text:p/>
        </draw:polygon>
        <draw:polygon draw:style-name="gr13" draw:text-style-name="P1" draw:layer="layout" svg:width="0.19cm" svg:height="0.17cm" svg:x="6.026cm" svg:y="18.874cm" svg:viewBox="0 0 191 171" draw:points="0,0 0,171 191,171 191,0">
          <text:p/>
        </draw:polygon>
        <draw:polygon draw:style-name="gr13" draw:text-style-name="P1" draw:layer="layout" svg:width="0.315cm" svg:height="0.14cm" svg:x="8.884cm" svg:y="19.876cm" svg:viewBox="0 0 316 141" draw:points="0,0 0,141 316,141 316,0">
          <text:p/>
        </draw:polygon>
        <draw:polygon draw:style-name="gr13" draw:text-style-name="P1" draw:layer="layout" svg:width="0.315cm" svg:height="0.14cm" svg:x="8.309cm" svg:y="19.876cm" svg:viewBox="0 0 316 141" draw:points="0,0 0,141 316,141 316,0">
          <text:p/>
        </draw:polygon>
        <draw:polygon draw:style-name="gr13" draw:text-style-name="P1" draw:layer="layout" svg:width="0.315cm" svg:height="0.14cm" svg:x="8.309cm" svg:y="19.476cm" svg:viewBox="0 0 316 141" draw:points="0,0 0,141 316,141 316,0">
          <text:p/>
        </draw:polygon>
        <draw:polygon draw:style-name="gr13" draw:text-style-name="P1" draw:layer="layout" svg:width="0.315cm" svg:height="0.14cm" svg:x="8.884cm" svg:y="19.476cm" svg:viewBox="0 0 316 141" draw:points="0,0 0,141 316,141 316,0">
          <text:p/>
        </draw:polygon>
        <draw:polygon draw:style-name="gr13" draw:text-style-name="P1" draw:layer="layout" svg:width="0.316cm" svg:height="0.14cm" svg:x="6.018cm" svg:y="19.885cm" svg:viewBox="0 0 317 141" draw:points="0,0 0,141 317,141 317,0">
          <text:p/>
        </draw:polygon>
        <draw:polygon draw:style-name="gr13" draw:text-style-name="P1" draw:layer="layout" svg:width="0.314cm" svg:height="0.14cm" svg:x="5.444cm" svg:y="19.885cm" svg:viewBox="0 0 315 141" draw:points="0,0 0,141 315,141 315,0">
          <text:p/>
        </draw:polygon>
        <draw:polygon draw:style-name="gr13" draw:text-style-name="P1" draw:layer="layout" svg:width="0.314cm" svg:height="0.14cm" svg:x="5.444cm" svg:y="19.485cm" svg:viewBox="0 0 315 141" draw:points="0,0 0,141 315,141 315,0">
          <text:p/>
        </draw:polygon>
        <draw:polygon draw:style-name="gr13" draw:text-style-name="P1" draw:layer="layout" svg:width="0.316cm" svg:height="0.14cm" svg:x="6.018cm" svg:y="19.485cm" svg:viewBox="0 0 317 141" draw:points="0,0 0,141 317,141 317,0">
          <text:p/>
        </draw:polygon>
        <draw:line draw:style-name="gr16" draw:text-style-name="P2" draw:layer="layout" svg:x1="6.223cm" svg:y1="17.984cm" svg:x2="6.223cm" svg:y2="17.854cm">
          <text:p/>
        </draw:line>
        <draw:line draw:style-name="gr16" draw:text-style-name="P2" draw:layer="layout" svg:x1="6.023cm" svg:y1="17.984cm" svg:x2="6.023cm" svg:y2="17.854cm">
          <text:p/>
        </draw:line>
        <draw:line draw:style-name="gr16" draw:text-style-name="P2" draw:layer="layout" svg:x1="5.823cm" svg:y1="17.984cm" svg:x2="5.823cm" svg:y2="17.854cm">
          <text:p/>
        </draw:line>
        <draw:line draw:style-name="gr16" draw:text-style-name="P2" draw:layer="layout" svg:x1="5.623cm" svg:y1="17.984cm" svg:x2="5.623cm" svg:y2="17.854cm">
          <text:p/>
        </draw:line>
        <draw:line draw:style-name="gr16" draw:text-style-name="P2" draw:layer="layout" svg:x1="5.423cm" svg:y1="17.984cm" svg:x2="5.423cm" svg:y2="17.854cm">
          <text:p/>
        </draw:line>
        <draw:line draw:style-name="gr16" draw:text-style-name="P2" draw:layer="layout" svg:x1="5.223cm" svg:y1="17.984cm" svg:x2="5.223cm" svg:y2="17.854cm">
          <text:p/>
        </draw:line>
        <draw:polygon draw:style-name="gr13" draw:text-style-name="P1" draw:layer="layout" svg:width="0.28cm" svg:height="0.15cm" svg:x="6.382cm" svg:y="16.269cm" svg:viewBox="0 0 281 151" draw:points="281,151 281,0 0,0 0,151">
          <text:p/>
        </draw:polygon>
        <draw:line draw:style-name="gr16" draw:text-style-name="P2" draw:layer="layout" svg:x1="6.587cm" svg:y1="16.544cm" svg:x2="6.457cm" svg:y2="16.544cm">
          <text:p/>
        </draw:line>
        <draw:line draw:style-name="gr16" draw:text-style-name="P2" draw:layer="layout" svg:x1="6.587cm" svg:y1="16.744cm" svg:x2="6.457cm" svg:y2="16.744cm">
          <text:p/>
        </draw:line>
        <draw:line draw:style-name="gr16" draw:text-style-name="P2" draw:layer="layout" svg:x1="6.587cm" svg:y1="16.944cm" svg:x2="6.457cm" svg:y2="16.944cm">
          <text:p/>
        </draw:line>
        <draw:line draw:style-name="gr16" draw:text-style-name="P2" draw:layer="layout" svg:x1="6.587cm" svg:y1="17.144cm" svg:x2="6.457cm" svg:y2="17.144cm">
          <text:p/>
        </draw:line>
        <draw:line draw:style-name="gr16" draw:text-style-name="P2" draw:layer="layout" svg:x1="6.587cm" svg:y1="17.344cm" svg:x2="6.457cm" svg:y2="17.344cm">
          <text:p/>
        </draw:line>
        <draw:line draw:style-name="gr16" draw:text-style-name="P2" draw:layer="layout" svg:x1="6.587cm" svg:y1="17.544cm" svg:x2="6.457cm" svg:y2="17.544cm">
          <text:p/>
        </draw:line>
        <draw:line draw:style-name="gr16" draw:text-style-name="P2" draw:layer="layout" svg:x1="6.587cm" svg:y1="17.744cm" svg:x2="6.457cm" svg:y2="17.744cm">
          <text:p/>
        </draw:line>
        <draw:line draw:style-name="gr16" draw:text-style-name="P2" draw:layer="layout" svg:x1="4.987cm" svg:y1="17.744cm" svg:x2="4.857cm" svg:y2="17.744cm">
          <text:p/>
        </draw:line>
        <draw:line draw:style-name="gr16" draw:text-style-name="P2" draw:layer="layout" svg:x1="4.987cm" svg:y1="17.544cm" svg:x2="4.857cm" svg:y2="17.544cm">
          <text:p/>
        </draw:line>
        <draw:line draw:style-name="gr16" draw:text-style-name="P2" draw:layer="layout" svg:x1="4.987cm" svg:y1="17.344cm" svg:x2="4.857cm" svg:y2="17.344cm">
          <text:p/>
        </draw:line>
        <draw:line draw:style-name="gr16" draw:text-style-name="P2" draw:layer="layout" svg:x1="4.987cm" svg:y1="17.144cm" svg:x2="4.857cm" svg:y2="17.144cm">
          <text:p/>
        </draw:line>
        <draw:line draw:style-name="gr16" draw:text-style-name="P2" draw:layer="layout" svg:x1="4.987cm" svg:y1="16.944cm" svg:x2="4.857cm" svg:y2="16.944cm">
          <text:p/>
        </draw:line>
        <draw:line draw:style-name="gr16" draw:text-style-name="P2" draw:layer="layout" svg:x1="4.987cm" svg:y1="16.744cm" svg:x2="4.857cm" svg:y2="16.744cm">
          <text:p/>
        </draw:line>
        <draw:line draw:style-name="gr16" draw:text-style-name="P2" draw:layer="layout" svg:x1="4.987cm" svg:y1="16.544cm" svg:x2="4.857cm" svg:y2="16.544cm">
          <text:p/>
        </draw:line>
        <draw:line draw:style-name="gr16" draw:text-style-name="P2" draw:layer="layout" svg:x1="4.987cm" svg:y1="16.344cm" svg:x2="4.857cm" svg:y2="16.344cm">
          <text:p/>
        </draw:line>
        <draw:polygon draw:style-name="gr13" draw:text-style-name="P1" draw:layer="layout" svg:width="0.19cm" svg:height="0.17cm" svg:x="7.274cm" svg:y="17.976cm" svg:viewBox="0 0 191 171" draw:points="191,171 191,0 0,0 0,171">
          <text:p/>
        </draw:polygon>
        <draw:polygon draw:style-name="gr13" draw:text-style-name="P1" draw:layer="layout" svg:width="0.19cm" svg:height="0.17cm" svg:x="7.004cm" svg:y="17.976cm" svg:viewBox="0 0 191 171" draw:points="191,171 191,0 0,0 0,171">
          <text:p/>
        </draw:polygon>
        <draw:polygon draw:style-name="gr13" draw:text-style-name="P1" draw:layer="layout" svg:width="0.17cm" svg:height="0.19cm" svg:x="6.828cm" svg:y="17.945cm" svg:viewBox="0 0 171 191" draw:points="0,191 171,191 171,0 0,0">
          <text:p/>
        </draw:polygon>
        <draw:polygon draw:style-name="gr13" draw:text-style-name="P1" draw:layer="layout" svg:width="0.17cm" svg:height="0.19cm" svg:x="6.828cm" svg:y="17.675cm" svg:viewBox="0 0 171 191" draw:points="0,191 171,191 171,0 0,0">
          <text:p/>
        </draw:polygon>
        <draw:polygon draw:style-name="gr13" draw:text-style-name="P1" draw:layer="layout" svg:width="0.243cm" svg:height="0.212cm" svg:x="2.062cm" svg:y="17.532cm" svg:viewBox="0 0 244 213" draw:points="0,0 0,213 244,213 244,0">
          <text:p/>
        </draw:polygon>
        <draw:line draw:style-name="gr14" draw:text-style-name="P2" draw:layer="layout" svg:x1="2.169cm" svg:y1="17.384cm" svg:x2="2.199cm" svg:y2="17.384cm">
          <text:p/>
        </draw:line>
        <draw:line draw:style-name="gr14" draw:text-style-name="P2" draw:layer="layout" svg:x1="2.169cm" svg:y1="17.13cm" svg:x2="2.199cm" svg:y2="17.13cm">
          <text:p/>
        </draw:line>
        <draw:line draw:style-name="gr14" draw:text-style-name="P2" draw:layer="layout" svg:x1="2.169cm" svg:y1="16.876cm" svg:x2="2.199cm" svg:y2="16.876cm">
          <text:p/>
        </draw:line>
        <draw:polygon draw:style-name="gr13" draw:text-style-name="P1" draw:layer="layout" svg:width="0.17cm" svg:height="0.19cm" svg:x="2.065cm" svg:y="19.342cm" svg:viewBox="0 0 171 191" draw:points="0,191 171,191 171,0 0,0">
          <text:p/>
        </draw:polygon>
        <draw:polygon draw:style-name="gr13" draw:text-style-name="P1" draw:layer="layout" svg:width="0.17cm" svg:height="0.19cm" svg:x="2.065cm" svg:y="19.072cm" svg:viewBox="0 0 171 191" draw:points="0,191 171,191 171,0 0,0">
          <text:p/>
        </draw:polygon>
        <draw:polygon draw:style-name="gr13" draw:text-style-name="P1" draw:layer="layout" svg:width="0.14cm" svg:height="0.291cm" svg:x="7.014cm" svg:y="18.205cm" svg:viewBox="0 0 141 292" draw:points="0,0 0,292 141,292 141,0">
          <text:p/>
        </draw:polygon>
        <draw:polygon draw:style-name="gr13" draw:text-style-name="P1" draw:layer="layout" svg:width="0.14cm" svg:height="0.291cm" svg:x="7.164cm" svg:y="18.205cm" svg:viewBox="0 0 141 292" draw:points="0,0 0,292 141,292 141,0">
          <text:p/>
        </draw:polygon>
        <draw:polygon draw:style-name="gr17" draw:text-style-name="P1" draw:layer="layout" svg:width="0.14cm" svg:height="0.291cm" svg:x="7.314cm" svg:y="18.205cm" svg:viewBox="0 0 141 292" draw:points="0,0 0,292 141,292 141,0">
          <text:p/>
        </draw:polygon>
        <draw:polygon draw:style-name="gr18" draw:text-style-name="P2" draw:layer="layout" svg:width="0.14cm" svg:height="0.291cm" svg:x="7.314cm" svg:y="18.205cm" svg:viewBox="0 0 141 292" draw:points="0,0 0,292 141,292 141,0">
          <text:p/>
        </draw:polygon>
        <draw:polygon draw:style-name="gr13" draw:text-style-name="P1" draw:layer="layout" svg:width="0.24cm" svg:height="0.44cm" svg:x="7.114cm" svg:y="18.526cm" svg:viewBox="0 0 241 441" draw:points="0,0 0,441 241,441 241,0">
          <text:p/>
        </draw:polygon>
        <draw:polygon draw:style-name="gr13" draw:text-style-name="P1" draw:layer="layout" svg:width="0.24cm" svg:height="0.116cm" svg:x="7.114cm" svg:y="18.453cm" svg:viewBox="0 0 241 117" draw:points="241,117 191,0 50,0 0,117">
          <text:p/>
        </draw:polygon>
        <draw:polygon draw:style-name="gr13" draw:text-style-name="P1" draw:layer="layout" svg:width="0.24cm" svg:height="0.21cm" svg:x="8.428cm" svg:y="16.009cm" svg:viewBox="0 0 241 211" draw:points="241,211 241,0 0,0 0,211">
          <text:p/>
        </draw:polygon>
        <draw:polygon draw:style-name="gr13" draw:text-style-name="P1" draw:layer="layout" svg:width="0.24cm" svg:height="0.21cm" svg:x="8.028cm" svg:y="16.009cm" svg:viewBox="0 0 241 211" draw:points="241,211 241,0 0,0 0,211">
          <text:p/>
        </draw:polygon>
        <draw:polygon draw:style-name="gr13" draw:text-style-name="P1" draw:layer="layout" svg:width="0.24cm" svg:height="0.21cm" svg:x="8.428cm" svg:y="16.517cm" svg:viewBox="0 0 241 211" draw:points="241,211 241,0 0,0 0,211">
          <text:p/>
        </draw:polygon>
        <draw:polygon draw:style-name="gr13" draw:text-style-name="P1" draw:layer="layout" svg:width="0.24cm" svg:height="0.21cm" svg:x="8.028cm" svg:y="16.517cm" svg:viewBox="0 0 241 211" draw:points="241,211 241,0 0,0 0,211">
          <text:p/>
        </draw:polygon>
        <draw:polygon draw:style-name="gr13" draw:text-style-name="P1" draw:layer="layout" svg:width="0.24cm" svg:height="0.21cm" svg:x="8.428cm" svg:y="17.025cm" svg:viewBox="0 0 241 211" draw:points="241,211 241,0 0,0 0,211">
          <text:p/>
        </draw:polygon>
        <draw:polygon draw:style-name="gr13" draw:text-style-name="P1" draw:layer="layout" svg:width="0.24cm" svg:height="0.21cm" svg:x="8.028cm" svg:y="17.025cm" svg:viewBox="0 0 241 211" draw:points="241,211 241,0 0,0 0,211">
          <text:p/>
        </draw:polygon>
        <draw:polygon draw:style-name="gr13" draw:text-style-name="P1" draw:layer="layout" svg:width="0.239cm" svg:height="0.21cm" svg:x="6.206cm" svg:y="18.511cm" svg:viewBox="0 0 240 211" draw:points="240,211 240,0 0,0 0,211">
          <text:p/>
        </draw:polygon>
        <draw:polygon draw:style-name="gr13" draw:text-style-name="P1" draw:layer="layout" svg:width="0.239cm" svg:height="0.21cm" svg:x="5.806cm" svg:y="18.511cm" svg:viewBox="0 0 240 211" draw:points="240,211 240,0 0,0 0,211">
          <text:p/>
        </draw:polygon>
        <draw:polygon draw:style-name="gr13" draw:text-style-name="P1" draw:layer="layout" svg:width="0.213cm" svg:height="0.243cm" svg:x="5.232cm" svg:y="25.243cm" svg:viewBox="0 0 214 244" draw:points="0,244 214,244 214,0 0,0">
          <text:p/>
        </draw:polygon>
        <draw:line draw:style-name="gr14" draw:text-style-name="P2" draw:layer="layout" svg:x1="5.085cm" svg:y1="25.38cm" svg:x2="5.085cm" svg:y2="25.349cm">
          <text:p/>
        </draw:line>
        <draw:line draw:style-name="gr14" draw:text-style-name="P2" draw:layer="layout" svg:x1="4.831cm" svg:y1="25.38cm" svg:x2="4.831cm" svg:y2="25.349cm">
          <text:p/>
        </draw:line>
        <draw:line draw:style-name="gr14" draw:text-style-name="P2" draw:layer="layout" svg:x1="4.577cm" svg:y1="25.38cm" svg:x2="4.577cm" svg:y2="25.349cm">
          <text:p/>
        </draw:line>
        <draw:line draw:style-name="gr14" draw:text-style-name="P2" draw:layer="layout" svg:x1="4.323cm" svg:y1="25.38cm" svg:x2="4.323cm" svg:y2="25.349cm">
          <text:p/>
        </draw:line>
        <draw:line draw:style-name="gr14" draw:text-style-name="P2" draw:layer="layout" svg:x1="4.069cm" svg:y1="25.38cm" svg:x2="4.069cm" svg:y2="25.349cm">
          <text:p/>
        </draw:line>
        <draw:line draw:style-name="gr14" draw:text-style-name="P2" draw:layer="layout" svg:x1="3.815cm" svg:y1="25.38cm" svg:x2="3.815cm" svg:y2="25.349cm">
          <text:p/>
        </draw:line>
        <draw:polygon draw:style-name="gr13" draw:text-style-name="P1" draw:layer="layout" svg:width="0.213cm" svg:height="0.243cm" svg:x="2.144cm" svg:y="25.247cm" svg:viewBox="0 0 214 244" draw:points="214,0 0,0 0,244 214,244">
          <text:p/>
        </draw:polygon>
        <draw:line draw:style-name="gr14" draw:text-style-name="P2" draw:layer="layout" svg:x1="2.504cm" svg:y1="25.353cm" svg:x2="2.504cm" svg:y2="25.384cm">
          <text:p/>
        </draw:line>
        <draw:line draw:style-name="gr14" draw:text-style-name="P2" draw:layer="layout" svg:x1="2.758cm" svg:y1="25.353cm" svg:x2="2.758cm" svg:y2="25.384cm">
          <text:p/>
        </draw:line>
        <draw:polygon draw:style-name="gr13" draw:text-style-name="P1" draw:layer="layout" svg:width="0.243cm" svg:height="0.212cm" svg:x="9.012cm" svg:y="21.059cm" svg:viewBox="0 0 244 213" draw:points="244,213 244,0 0,0 0,213">
          <text:p/>
        </draw:polygon>
        <draw:line draw:style-name="gr14" draw:text-style-name="P2" draw:layer="layout" svg:x1="9.149cm" svg:y1="21.419cm" svg:x2="9.119cm" svg:y2="21.419cm">
          <text:p/>
        </draw:line>
        <draw:line draw:style-name="gr14" draw:text-style-name="P2" draw:layer="layout" svg:x1="9.149cm" svg:y1="21.673cm" svg:x2="9.119cm" svg:y2="21.673cm">
          <text:p/>
        </draw:line>
        <draw:line draw:style-name="gr14" draw:text-style-name="P2" draw:layer="layout" svg:x1="9.149cm" svg:y1="21.927cm" svg:x2="9.119cm" svg:y2="21.927cm">
          <text:p/>
        </draw:line>
        <draw:line draw:style-name="gr14" draw:text-style-name="P2" draw:layer="layout" svg:x1="9.149cm" svg:y1="22.181cm" svg:x2="9.119cm" svg:y2="22.181cm">
          <text:p/>
        </draw:line>
        <draw:line draw:style-name="gr14" draw:text-style-name="P2" draw:layer="layout" svg:x1="9.149cm" svg:y1="22.435cm" svg:x2="9.119cm" svg:y2="22.435cm">
          <text:p/>
        </draw:line>
        <draw:line draw:style-name="gr14" draw:text-style-name="P2" draw:layer="layout" svg:x1="9.149cm" svg:y1="22.689cm" svg:x2="9.119cm" svg:y2="22.689cm">
          <text:p/>
        </draw:line>
        <draw:line draw:style-name="gr14" draw:text-style-name="P2" draw:layer="layout" svg:x1="9.149cm" svg:y1="22.943cm" svg:x2="9.119cm" svg:y2="22.943cm">
          <text:p/>
        </draw:line>
        <draw:line draw:style-name="gr14" draw:text-style-name="P2" draw:layer="layout" svg:x1="9.149cm" svg:y1="23.197cm" svg:x2="9.119cm" svg:y2="23.197cm">
          <text:p/>
        </draw:line>
        <draw:line draw:style-name="gr14" draw:text-style-name="P2" draw:layer="layout" svg:x1="9.149cm" svg:y1="23.451cm" svg:x2="9.119cm" svg:y2="23.451cm">
          <text:p/>
        </draw:line>
        <draw:line draw:style-name="gr14" draw:text-style-name="P2" draw:layer="layout" svg:x1="9.149cm" svg:y1="23.705cm" svg:x2="9.119cm" svg:y2="23.705cm">
          <text:p/>
        </draw:line>
        <draw:line draw:style-name="gr14" draw:text-style-name="P2" draw:layer="layout" svg:x1="9.149cm" svg:y1="23.959cm" svg:x2="9.119cm" svg:y2="23.959cm">
          <text:p/>
        </draw:line>
        <draw:line draw:style-name="gr14" draw:text-style-name="P2" draw:layer="layout" svg:x1="9.149cm" svg:y1="24.213cm" svg:x2="9.119cm" svg:y2="24.213cm">
          <text:p/>
        </draw:line>
        <draw:line draw:style-name="gr14" draw:text-style-name="P2" draw:layer="layout" svg:x1="9.149cm" svg:y1="24.467cm" svg:x2="9.119cm" svg:y2="24.467cm">
          <text:p/>
        </draw:line>
        <draw:polygon draw:style-name="gr13" draw:text-style-name="P1" draw:layer="layout" svg:width="0.243cm" svg:height="0.243cm" svg:x="7.768cm" svg:y="25.247cm" svg:viewBox="0 0 244 244" draw:points="244,0 0,0 0,244 244,244">
          <text:p/>
        </draw:polygon>
        <draw:polyline draw:style-name="gr15" draw:text-style-name="P2" draw:layer="layout" svg:width="0cm" svg:height="0cm" svg:x="8.143cm" svg:y="25.369cm" svg:viewBox="0 0 0 0" draw:points="0,0">
          <text:p/>
        </draw:polyline>
        <draw:polygon draw:style-name="gr13" draw:text-style-name="P1" draw:layer="layout" svg:width="0.09cm" svg:height="0.27cm" svg:x="7.204cm" svg:y="24.96cm" svg:viewBox="0 0 91 271" draw:points="0,271 91,271 91,0 0,0">
          <text:p/>
        </draw:polygon>
        <draw:polygon draw:style-name="gr13" draw:text-style-name="P1" draw:layer="layout" svg:width="0.091cm" svg:height="0.27cm" svg:x="7.123cm" svg:y="24.96cm" svg:viewBox="0 0 92 271" draw:points="0,271 92,271 92,0 0,0">
          <text:p/>
        </draw:polygon>
        <draw:polygon draw:style-name="gr13" draw:text-style-name="P1" draw:layer="layout" svg:width="0.091cm" svg:height="0.27cm" svg:x="7.043cm" svg:y="24.96cm" svg:viewBox="0 0 92 271" draw:points="0,271 92,271 92,0 0,0">
          <text:p/>
        </draw:polygon>
        <draw:polygon draw:style-name="gr13" draw:text-style-name="P1" draw:layer="layout" svg:width="0.091cm" svg:height="0.27cm" svg:x="6.963cm" svg:y="24.96cm" svg:viewBox="0 0 92 271" draw:points="0,271 92,271 92,0 0,0">
          <text:p/>
        </draw:polygon>
        <draw:polygon draw:style-name="gr13" draw:text-style-name="P1" draw:layer="layout" svg:width="0.091cm" svg:height="0.27cm" svg:x="6.883cm" svg:y="24.96cm" svg:viewBox="0 0 92 271" draw:points="0,271 92,271 92,0 0,0">
          <text:p/>
        </draw:polygon>
        <draw:polygon draw:style-name="gr13" draw:text-style-name="P1" draw:layer="layout" svg:width="0.239cm" svg:height="0.289cm" svg:x="7.414cm" svg:y="24.96cm" svg:viewBox="0 0 240 290" draw:points="0,290 240,290 240,0 0,0">
          <text:p/>
        </draw:polygon>
        <draw:polygon draw:style-name="gr13" draw:text-style-name="P1" draw:layer="layout" svg:width="0.239cm" svg:height="0.29cm" svg:x="7.414cm" svg:y="25.509cm" svg:viewBox="0 0 240 291" draw:points="0,291 240,291 240,0 0,0">
          <text:p/>
        </draw:polygon>
        <draw:polygon draw:style-name="gr13" draw:text-style-name="P1" draw:layer="layout" svg:width="0.239cm" svg:height="0.289cm" svg:x="6.524cm" svg:y="24.96cm" svg:viewBox="0 0 240 290" draw:points="0,290 240,290 240,0 0,0">
          <text:p/>
        </draw:polygon>
        <draw:polygon draw:style-name="gr13" draw:text-style-name="P1" draw:layer="layout" svg:width="0.239cm" svg:height="0.29cm" svg:x="6.524cm" svg:y="25.509cm" svg:viewBox="0 0 240 291" draw:points="0,291 240,291 240,0 0,0">
          <text:p/>
        </draw:polygon>
        <draw:path draw:style-name="gr13" draw:text-style-name="P1" draw:layer="layout" svg:width="0.129cm" svg:height="0.13cm" svg:x="7.244cm" svg:y="25.289cm" svg:viewBox="0 0 130 131" svg:d="M0 66c0-36 29-66 65-66s65 30 65 66-29 65-65 65-65-29-65-65z">
          <text:p/>
        </draw:path>
        <draw:path draw:style-name="gr13" draw:text-style-name="P1" draw:layer="layout" svg:width="0.129cm" svg:height="0.13cm" svg:x="6.804cm" svg:y="25.289cm" svg:viewBox="0 0 130 131" svg:d="M0 66c0-36 29-66 65-66 35 0 65 30 65 66s-30 65-65 65c-36 0-65-29-65-65z">
          <text:p/>
        </draw:path>
        <draw:polygon draw:style-name="gr13" draw:text-style-name="P1" draw:layer="layout" svg:width="0.212cm" svg:height="0.243cm" svg:x="2.919cm" svg:y="25.247cm" svg:viewBox="0 0 213 244" draw:points="213,0 0,0 0,244 213,244">
          <text:p/>
        </draw:polygon>
        <draw:line draw:style-name="gr14" draw:text-style-name="P2" draw:layer="layout" svg:x1="3.279cm" svg:y1="25.353cm" svg:x2="3.279cm" svg:y2="25.384cm">
          <text:p/>
        </draw:line>
        <draw:line draw:style-name="gr14" draw:text-style-name="P2" draw:layer="layout" svg:x1="3.533cm" svg:y1="25.353cm" svg:x2="3.533cm" svg:y2="25.384cm">
          <text:p/>
        </draw:line>
        <draw:polygon draw:style-name="gr13" draw:text-style-name="P1" draw:layer="layout" svg:width="0.17cm" svg:height="0.19cm" svg:x="6.788cm" svg:y="24.139cm" svg:viewBox="0 0 171 191" draw:points="0,191 171,191 171,0 0,0">
          <text:p/>
        </draw:polygon>
        <draw:polygon draw:style-name="gr13" draw:text-style-name="P1" draw:layer="layout" svg:width="0.17cm" svg:height="0.19cm" svg:x="6.788cm" svg:y="23.869cm" svg:viewBox="0 0 171 191" draw:points="0,191 171,191 171,0 0,0">
          <text:p/>
        </draw:polygon>
        <draw:polygon draw:style-name="gr13" draw:text-style-name="P1" draw:layer="layout" svg:width="0.39cm" svg:height="0.39cm" svg:x="7.834cm" svg:y="24.033cm" svg:viewBox="0 0 391 391" draw:points="391,0 0,0 0,391 391,391">
          <text:p/>
        </draw:polygon>
        <draw:polygon draw:style-name="gr13" draw:text-style-name="P1" draw:layer="layout" svg:width="0.39cm" svg:height="0.39cm" svg:x="7.834cm" svg:y="24.714cm" svg:viewBox="0 0 391 391" draw:points="391,0 0,0 0,391 391,391">
          <text:p/>
        </draw:polygon>
        <draw:polygon draw:style-name="gr13" draw:text-style-name="P1" draw:layer="layout" svg:width="0.17cm" svg:height="0.19cm" svg:x="2.165cm" svg:y="24.123cm" svg:viewBox="0 0 171 191" draw:points="171,0 0,0 0,191 171,191">
          <text:p/>
        </draw:polygon>
        <draw:polygon draw:style-name="gr13" draw:text-style-name="P1" draw:layer="layout" svg:width="0.17cm" svg:height="0.19cm" svg:x="2.165cm" svg:y="24.393cm" svg:viewBox="0 0 171 191" draw:points="171,0 0,0 0,191 171,191">
          <text:p/>
        </draw:polygon>
        <draw:polygon draw:style-name="gr13" draw:text-style-name="P1" draw:layer="layout" svg:width="0.19cm" svg:height="0.17cm" svg:x="5.856cm" svg:y="24.433cm" svg:viewBox="0 0 191 171" draw:points="0,0 0,171 191,171 191,0">
          <text:p/>
        </draw:polygon>
        <draw:polygon draw:style-name="gr13" draw:text-style-name="P1" draw:layer="layout" svg:width="0.19cm" svg:height="0.17cm" svg:x="6.126cm" svg:y="24.433cm" svg:viewBox="0 0 191 171" draw:points="0,0 0,171 191,171 191,0">
          <text:p/>
        </draw:polygon>
        <draw:polygon draw:style-name="gr13" draw:text-style-name="P1" draw:layer="layout" svg:width="0.315cm" svg:height="0.14cm" svg:x="8.984cm" svg:y="25.435cm" svg:viewBox="0 0 316 141" draw:points="0,0 0,141 316,141 316,0">
          <text:p/>
        </draw:polygon>
        <draw:polygon draw:style-name="gr13" draw:text-style-name="P1" draw:layer="layout" svg:width="0.315cm" svg:height="0.14cm" svg:x="8.409cm" svg:y="25.435cm" svg:viewBox="0 0 316 141" draw:points="0,0 0,141 316,141 316,0">
          <text:p/>
        </draw:polygon>
        <draw:polygon draw:style-name="gr13" draw:text-style-name="P1" draw:layer="layout" svg:width="0.315cm" svg:height="0.14cm" svg:x="8.409cm" svg:y="25.035cm" svg:viewBox="0 0 316 141" draw:points="0,0 0,141 316,141 316,0">
          <text:p/>
        </draw:polygon>
        <draw:polygon draw:style-name="gr13" draw:text-style-name="P1" draw:layer="layout" svg:width="0.315cm" svg:height="0.14cm" svg:x="8.984cm" svg:y="25.035cm" svg:viewBox="0 0 316 141" draw:points="0,0 0,141 316,141 316,0">
          <text:p/>
        </draw:polygon>
        <draw:polygon draw:style-name="gr13" draw:text-style-name="P1" draw:layer="layout" svg:width="0.316cm" svg:height="0.14cm" svg:x="6.118cm" svg:y="25.444cm" svg:viewBox="0 0 317 141" draw:points="0,0 0,141 317,141 317,0">
          <text:p/>
        </draw:polygon>
        <draw:polygon draw:style-name="gr13" draw:text-style-name="P1" draw:layer="layout" svg:width="0.314cm" svg:height="0.14cm" svg:x="5.544cm" svg:y="25.444cm" svg:viewBox="0 0 315 141" draw:points="0,0 0,141 315,141 315,0">
          <text:p/>
        </draw:polygon>
        <draw:polygon draw:style-name="gr13" draw:text-style-name="P1" draw:layer="layout" svg:width="0.314cm" svg:height="0.14cm" svg:x="5.544cm" svg:y="25.044cm" svg:viewBox="0 0 315 141" draw:points="0,0 0,141 315,141 315,0">
          <text:p/>
        </draw:polygon>
        <draw:polygon draw:style-name="gr13" draw:text-style-name="P1" draw:layer="layout" svg:width="0.316cm" svg:height="0.14cm" svg:x="6.118cm" svg:y="25.044cm" svg:viewBox="0 0 317 141" draw:points="0,0 0,141 317,141 317,0">
          <text:p/>
        </draw:polygon>
        <draw:line draw:style-name="gr16" draw:text-style-name="P2" draw:layer="layout" svg:x1="6.323cm" svg:y1="23.543cm" svg:x2="6.323cm" svg:y2="23.413cm">
          <text:p/>
        </draw:line>
        <draw:line draw:style-name="gr16" draw:text-style-name="P2" draw:layer="layout" svg:x1="6.123cm" svg:y1="23.543cm" svg:x2="6.123cm" svg:y2="23.413cm">
          <text:p/>
        </draw:line>
        <draw:line draw:style-name="gr16" draw:text-style-name="P2" draw:layer="layout" svg:x1="5.923cm" svg:y1="23.543cm" svg:x2="5.923cm" svg:y2="23.413cm">
          <text:p/>
        </draw:line>
        <draw:line draw:style-name="gr16" draw:text-style-name="P2" draw:layer="layout" svg:x1="5.723cm" svg:y1="23.543cm" svg:x2="5.723cm" svg:y2="23.413cm">
          <text:p/>
        </draw:line>
        <draw:line draw:style-name="gr16" draw:text-style-name="P2" draw:layer="layout" svg:x1="5.523cm" svg:y1="23.543cm" svg:x2="5.523cm" svg:y2="23.413cm">
          <text:p/>
        </draw:line>
        <draw:line draw:style-name="gr16" draw:text-style-name="P2" draw:layer="layout" svg:x1="5.323cm" svg:y1="23.543cm" svg:x2="5.323cm" svg:y2="23.413cm">
          <text:p/>
        </draw:line>
        <draw:polygon draw:style-name="gr13" draw:text-style-name="P1" draw:layer="layout" svg:width="0.28cm" svg:height="0.15cm" svg:x="6.482cm" svg:y="21.828cm" svg:viewBox="0 0 281 151" draw:points="281,151 281,0 0,0 0,151">
          <text:p/>
        </draw:polygon>
        <draw:line draw:style-name="gr16" draw:text-style-name="P2" draw:layer="layout" svg:x1="6.687cm" svg:y1="22.103cm" svg:x2="6.557cm" svg:y2="22.103cm">
          <text:p/>
        </draw:line>
        <draw:line draw:style-name="gr16" draw:text-style-name="P2" draw:layer="layout" svg:x1="6.687cm" svg:y1="22.303cm" svg:x2="6.557cm" svg:y2="22.303cm">
          <text:p/>
        </draw:line>
        <draw:line draw:style-name="gr16" draw:text-style-name="P2" draw:layer="layout" svg:x1="6.687cm" svg:y1="22.503cm" svg:x2="6.557cm" svg:y2="22.503cm">
          <text:p/>
        </draw:line>
        <draw:line draw:style-name="gr16" draw:text-style-name="P2" draw:layer="layout" svg:x1="6.687cm" svg:y1="22.703cm" svg:x2="6.557cm" svg:y2="22.703cm">
          <text:p/>
        </draw:line>
        <draw:line draw:style-name="gr16" draw:text-style-name="P2" draw:layer="layout" svg:x1="6.687cm" svg:y1="22.903cm" svg:x2="6.557cm" svg:y2="22.903cm">
          <text:p/>
        </draw:line>
        <draw:line draw:style-name="gr16" draw:text-style-name="P2" draw:layer="layout" svg:x1="6.687cm" svg:y1="23.103cm" svg:x2="6.557cm" svg:y2="23.103cm">
          <text:p/>
        </draw:line>
        <draw:line draw:style-name="gr16" draw:text-style-name="P2" draw:layer="layout" svg:x1="6.687cm" svg:y1="23.303cm" svg:x2="6.557cm" svg:y2="23.303cm">
          <text:p/>
        </draw:line>
        <draw:line draw:style-name="gr16" draw:text-style-name="P2" draw:layer="layout" svg:x1="5.087cm" svg:y1="23.303cm" svg:x2="4.957cm" svg:y2="23.303cm">
          <text:p/>
        </draw:line>
        <draw:line draw:style-name="gr16" draw:text-style-name="P2" draw:layer="layout" svg:x1="5.087cm" svg:y1="23.103cm" svg:x2="4.957cm" svg:y2="23.103cm">
          <text:p/>
        </draw:line>
        <draw:line draw:style-name="gr16" draw:text-style-name="P2" draw:layer="layout" svg:x1="5.087cm" svg:y1="22.903cm" svg:x2="4.957cm" svg:y2="22.903cm">
          <text:p/>
        </draw:line>
        <draw:line draw:style-name="gr16" draw:text-style-name="P2" draw:layer="layout" svg:x1="5.087cm" svg:y1="22.703cm" svg:x2="4.957cm" svg:y2="22.703cm">
          <text:p/>
        </draw:line>
        <draw:line draw:style-name="gr16" draw:text-style-name="P2" draw:layer="layout" svg:x1="5.087cm" svg:y1="22.503cm" svg:x2="4.957cm" svg:y2="22.503cm">
          <text:p/>
        </draw:line>
        <draw:line draw:style-name="gr16" draw:text-style-name="P2" draw:layer="layout" svg:x1="5.087cm" svg:y1="22.303cm" svg:x2="4.957cm" svg:y2="22.303cm">
          <text:p/>
        </draw:line>
        <draw:line draw:style-name="gr16" draw:text-style-name="P2" draw:layer="layout" svg:x1="5.087cm" svg:y1="22.103cm" svg:x2="4.957cm" svg:y2="22.103cm">
          <text:p/>
        </draw:line>
        <draw:line draw:style-name="gr16" draw:text-style-name="P2" draw:layer="layout" svg:x1="5.087cm" svg:y1="21.903cm" svg:x2="4.957cm" svg:y2="21.903cm">
          <text:p/>
        </draw:line>
        <draw:polygon draw:style-name="gr13" draw:text-style-name="P1" draw:layer="layout" svg:width="0.19cm" svg:height="0.17cm" svg:x="7.374cm" svg:y="23.535cm" svg:viewBox="0 0 191 171" draw:points="191,171 191,0 0,0 0,171">
          <text:p/>
        </draw:polygon>
        <draw:polygon draw:style-name="gr13" draw:text-style-name="P1" draw:layer="layout" svg:width="0.19cm" svg:height="0.17cm" svg:x="7.104cm" svg:y="23.535cm" svg:viewBox="0 0 191 171" draw:points="191,171 191,0 0,0 0,171">
          <text:p/>
        </draw:polygon>
        <draw:polygon draw:style-name="gr13" draw:text-style-name="P1" draw:layer="layout" svg:width="0.17cm" svg:height="0.19cm" svg:x="6.928cm" svg:y="23.504cm" svg:viewBox="0 0 171 191" draw:points="0,191 171,191 171,0 0,0">
          <text:p/>
        </draw:polygon>
        <draw:polygon draw:style-name="gr13" draw:text-style-name="P1" draw:layer="layout" svg:width="0.17cm" svg:height="0.19cm" svg:x="6.928cm" svg:y="23.234cm" svg:viewBox="0 0 171 191" draw:points="0,191 171,191 171,0 0,0">
          <text:p/>
        </draw:polygon>
        <draw:polygon draw:style-name="gr13" draw:text-style-name="P1" draw:layer="layout" svg:width="0.243cm" svg:height="0.212cm" svg:x="2.162cm" svg:y="23.091cm" svg:viewBox="0 0 244 213" draw:points="0,0 0,213 244,213 244,0">
          <text:p/>
        </draw:polygon>
        <draw:line draw:style-name="gr14" draw:text-style-name="P2" draw:layer="layout" svg:x1="2.269cm" svg:y1="22.943cm" svg:x2="2.299cm" svg:y2="22.943cm">
          <text:p/>
        </draw:line>
        <draw:line draw:style-name="gr14" draw:text-style-name="P2" draw:layer="layout" svg:x1="2.269cm" svg:y1="22.689cm" svg:x2="2.299cm" svg:y2="22.689cm">
          <text:p/>
        </draw:line>
        <draw:line draw:style-name="gr14" draw:text-style-name="P2" draw:layer="layout" svg:x1="2.269cm" svg:y1="22.435cm" svg:x2="2.299cm" svg:y2="22.435cm">
          <text:p/>
        </draw:line>
        <draw:polygon draw:style-name="gr13" draw:text-style-name="P1" draw:layer="layout" svg:width="0.17cm" svg:height="0.19cm" svg:x="2.165cm" svg:y="24.901cm" svg:viewBox="0 0 171 191" draw:points="0,191 171,191 171,0 0,0">
          <text:p/>
        </draw:polygon>
        <draw:polygon draw:style-name="gr13" draw:text-style-name="P1" draw:layer="layout" svg:width="0.17cm" svg:height="0.19cm" svg:x="2.165cm" svg:y="24.631cm" svg:viewBox="0 0 171 191" draw:points="0,191 171,191 171,0 0,0">
          <text:p/>
        </draw:polygon>
        <draw:polygon draw:style-name="gr13" draw:text-style-name="P1" draw:layer="layout" svg:width="0.14cm" svg:height="0.291cm" svg:x="7.114cm" svg:y="23.764cm" svg:viewBox="0 0 141 292" draw:points="0,0 0,292 141,292 141,0">
          <text:p/>
        </draw:polygon>
        <draw:polygon draw:style-name="gr13" draw:text-style-name="P1" draw:layer="layout" svg:width="0.14cm" svg:height="0.291cm" svg:x="7.264cm" svg:y="23.764cm" svg:viewBox="0 0 141 292" draw:points="0,0 0,292 141,292 141,0">
          <text:p/>
        </draw:polygon>
        <draw:polygon draw:style-name="gr17" draw:text-style-name="P1" draw:layer="layout" svg:width="0.14cm" svg:height="0.291cm" svg:x="7.414cm" svg:y="23.764cm" svg:viewBox="0 0 141 292" draw:points="0,0 0,292 141,292 141,0">
          <text:p/>
        </draw:polygon>
        <draw:polygon draw:style-name="gr18" draw:text-style-name="P2" draw:layer="layout" svg:width="0.14cm" svg:height="0.291cm" svg:x="7.414cm" svg:y="23.764cm" svg:viewBox="0 0 141 292" draw:points="0,0 0,292 141,292 141,0">
          <text:p/>
        </draw:polygon>
        <draw:polygon draw:style-name="gr13" draw:text-style-name="P1" draw:layer="layout" svg:width="0.24cm" svg:height="0.44cm" svg:x="7.214cm" svg:y="24.085cm" svg:viewBox="0 0 241 441" draw:points="0,0 0,441 241,441 241,0">
          <text:p/>
        </draw:polygon>
        <draw:polygon draw:style-name="gr13" draw:text-style-name="P1" draw:layer="layout" svg:width="0.24cm" svg:height="0.116cm" svg:x="7.214cm" svg:y="24.012cm" svg:viewBox="0 0 241 117" draw:points="241,117 191,0 50,0 0,117">
          <text:p/>
        </draw:polygon>
        <draw:polygon draw:style-name="gr13" draw:text-style-name="P1" draw:layer="layout" svg:width="0.24cm" svg:height="0.21cm" svg:x="8.528cm" svg:y="21.568cm" svg:viewBox="0 0 241 211" draw:points="241,211 241,0 0,0 0,211">
          <text:p/>
        </draw:polygon>
        <draw:polygon draw:style-name="gr13" draw:text-style-name="P1" draw:layer="layout" svg:width="0.24cm" svg:height="0.21cm" svg:x="8.128cm" svg:y="21.568cm" svg:viewBox="0 0 241 211" draw:points="241,211 241,0 0,0 0,211">
          <text:p/>
        </draw:polygon>
        <draw:polygon draw:style-name="gr13" draw:text-style-name="P1" draw:layer="layout" svg:width="0.24cm" svg:height="0.21cm" svg:x="8.528cm" svg:y="22.076cm" svg:viewBox="0 0 241 211" draw:points="241,211 241,0 0,0 0,211">
          <text:p/>
        </draw:polygon>
        <draw:polygon draw:style-name="gr13" draw:text-style-name="P1" draw:layer="layout" svg:width="0.24cm" svg:height="0.21cm" svg:x="8.128cm" svg:y="22.076cm" svg:viewBox="0 0 241 211" draw:points="241,211 241,0 0,0 0,211">
          <text:p/>
        </draw:polygon>
        <draw:polygon draw:style-name="gr13" draw:text-style-name="P1" draw:layer="layout" svg:width="0.24cm" svg:height="0.21cm" svg:x="8.528cm" svg:y="22.584cm" svg:viewBox="0 0 241 211" draw:points="241,211 241,0 0,0 0,211">
          <text:p/>
        </draw:polygon>
        <draw:polygon draw:style-name="gr13" draw:text-style-name="P1" draw:layer="layout" svg:width="0.24cm" svg:height="0.21cm" svg:x="8.128cm" svg:y="22.584cm" svg:viewBox="0 0 241 211" draw:points="241,211 241,0 0,0 0,211">
          <text:p/>
        </draw:polygon>
        <draw:polygon draw:style-name="gr13" draw:text-style-name="P1" draw:layer="layout" svg:width="0.239cm" svg:height="0.21cm" svg:x="6.306cm" svg:y="24.07cm" svg:viewBox="0 0 240 211" draw:points="240,211 240,0 0,0 0,211">
          <text:p/>
        </draw:polygon>
        <draw:polygon draw:style-name="gr13" draw:text-style-name="P1" draw:layer="layout" svg:width="0.239cm" svg:height="0.21cm" svg:x="5.906cm" svg:y="24.07cm" svg:viewBox="0 0 240 211" draw:points="240,211 240,0 0,0 0,211">
          <text:p/>
        </draw:polygon>
        <draw:line draw:style-name="gr14" draw:text-style-name="P2" draw:layer="layout" svg:x1="8.052cm" svg:y1="7.425cm" svg:x2="8.052cm" svg:y2="7.394cm">
          <text:p/>
        </draw:line>
        <draw:line draw:style-name="gr14" draw:text-style-name="P2" draw:layer="layout" svg:x1="8.1cm" svg:y1="13.631cm" svg:x2="8.1cm" svg:y2="13.6cm">
          <text:p/>
        </draw:line>
        <draw:line draw:style-name="gr14" draw:text-style-name="P2" draw:layer="layout" svg:x1="8.06cm" svg:y1="19.831cm" svg:x2="8.06cm" svg:y2="19.8cm">
          <text:p/>
        </draw:line>
        <draw:line draw:style-name="gr14" draw:text-style-name="P2" draw:layer="layout" svg:x1="8.148cm" svg:y1="25.382cm" svg:x2="8.148cm" svg:y2="25.35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2cm" fo:margin-bottom="9cm" fo:margin-left="9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8-04T16:08:59.561479727</dc:date>
    <meta:editing-duration>PT11M11S</meta:editing-duration>
    <meta:editing-cycles>4</meta:editing-cycles>
    <meta:generator>LibreOffice/5.1.4.2$Linux_X86_64 LibreOffice_project/10m0$Build-2</meta:generator>
    <meta:document-statistic meta:object-count="1003"/>
  </office:meta>
</office:document-meta>
</file>